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E160000053BB8C48621.png" manifest:media-type="image/png"/>
  <manifest:file-entry manifest:full-path="Pictures/10000001000003BC000000AEF7B52936.png" manifest:media-type="image/png"/>
  <manifest:file-entry manifest:full-path="Pictures/10000000000002EE000000D202A2374F.jpg" manifest:media-type="image/jpeg"/>
  <manifest:file-entry manifest:full-path="Pictures/10000000000006400000015E16828E3F.jpg" manifest:media-type="image/jpe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ela1" style:family="table">
      <style:table-properties style:width="15.782cm" fo:margin-left="-0.014cm" fo:margin-top="0cm" fo:margin-bottom="0cm" table:align="left" style:writing-mode="page"/>
    </style:style>
    <style:style style:name="Tabela1.A" style:family="table-column">
      <style:table-column-properties style:column-width="1.517cm"/>
    </style:style>
    <style:style style:name="Tabela1.B" style:family="table-column">
      <style:table-column-properties style:column-width="1.748cm"/>
    </style:style>
    <style:style style:name="Tabela1.C" style:family="table-column">
      <style:table-column-properties style:column-width="1.499cm"/>
    </style:style>
    <style:style style:name="Tabela1.D" style:family="table-column">
      <style:table-column-properties style:column-width="2.75cm"/>
    </style:style>
    <style:style style:name="Tabela1.E" style:family="table-column">
      <style:table-column-properties style:column-width="8.267cm"/>
    </style:style>
    <style:style style:name="Tabela1.1" style:family="table-row">
      <style:table-row-properties style:min-row-height="0.82cm" fo:keep-together="auto"/>
    </style:style>
    <style:style style:name="Tabela1.A1" style:family="table-cell">
      <style:table-cell-properties style:vertical-align="middle" fo:background-color="#0070c0" fo:padding="0cm" fo:border="0.5pt solid #000000">
        <style:background-image/>
      </style:table-cell-properties>
    </style:style>
    <style:style style:name="Tabela1.D1" style:family="table-cell">
      <style:table-cell-properties style:vertical-align="middle" fo:background-color="#0070c0" fo:padding-left="0.018cm" fo:padding-right="0.018cm" fo:padding-top="0cm" fo:padding-bottom="0cm" fo:border="0.5pt solid #000000">
        <style:background-image/>
      </style:table-cell-properties>
    </style:style>
    <style:style style:name="Tabela1.2" style:family="table-row">
      <style:table-row-properties style:min-row-height="0.868cm" fo:keep-together="auto"/>
    </style:style>
    <style:style style:name="Tabela1.A2" style:family="table-cell">
      <style:table-cell-properties style:vertical-align="middle" fo:padding="0cm" fo:border="0.5pt solid #000000"/>
    </style:style>
    <style:style style:name="Tabela1.B2" style:family="table-cell">
      <style:table-cell-properties style:vertical-align="middle" fo:padding="0cm" fo:border="0.5pt solid #000000"/>
    </style:style>
    <style:style style:name="Tabela1.C2" style:family="table-cell">
      <style:table-cell-properties style:vertical-align="middle" fo:padding="0cm" fo:border="0.5pt solid #000000"/>
    </style:style>
    <style:style style:name="Tabela1.D2" style:family="table-cell">
      <style:table-cell-properties style:vertical-align="middle" fo:padding-left="0.018cm" fo:padding-right="0.018cm" fo:padding-top="0cm" fo:padding-bottom="0cm" fo:border="0.5pt solid #000000"/>
    </style:style>
    <style:style style:name="Tabela1.E2" style:family="table-cell">
      <style:table-cell-properties style:vertical-align="middle" fo:padding="0cm" fo:border="0.5pt solid #000000"/>
    </style:style>
    <style:style style:name="Tabela1.3" style:family="table-row">
      <style:table-row-properties style:min-row-height="0.896cm" fo:keep-together="auto"/>
    </style:style>
    <style:style style:name="Tabela1.A3" style:family="table-cell">
      <style:table-cell-properties style:vertical-align="middle" fo:padding="0cm" fo:border="0.5pt solid #000000"/>
    </style:style>
    <style:style style:name="Tabela1.B3" style:family="table-cell">
      <style:table-cell-properties style:vertical-align="middle" fo:padding="0cm" fo:border="0.5pt solid #000000"/>
    </style:style>
    <style:style style:name="Tabela1.C3" style:family="table-cell">
      <style:table-cell-properties style:vertical-align="middle" fo:padding="0cm" fo:border="0.5pt solid #000000"/>
    </style:style>
    <style:style style:name="Tabela1.D3" style:family="table-cell">
      <style:table-cell-properties style:vertical-align="middle" fo:padding-left="0.018cm" fo:padding-right="0.018cm" fo:padding-top="0cm" fo:padding-bottom="0cm" fo:border="0.5pt solid #000000"/>
    </style:style>
    <style:style style:name="Tabela1.E3" style:family="table-cell">
      <style:table-cell-properties style:vertical-align="middle" fo:padding="0cm" fo:border="0.5pt solid #000000"/>
    </style:style>
    <style:style style:name="Tabela1.A4" style:family="table-cell">
      <style:table-cell-properties style:vertical-align="middle" fo:padding="0cm" fo:border="0.5pt solid #000000"/>
    </style:style>
    <style:style style:name="Tabela1.B4" style:family="table-cell">
      <style:table-cell-properties style:vertical-align="middle" fo:padding="0cm" fo:border="0.5pt solid #000000"/>
    </style:style>
    <style:style style:name="Tabela1.C4" style:family="table-cell">
      <style:table-cell-properties style:vertical-align="middle" fo:padding="0cm" fo:border="0.5pt solid #000000"/>
    </style:style>
    <style:style style:name="Tabela1.D4" style:family="table-cell">
      <style:table-cell-properties style:vertical-align="middle" fo:padding-left="0.018cm" fo:padding-right="0.018cm" fo:padding-top="0cm" fo:padding-bottom="0cm" fo:border="0.5pt solid #000000"/>
    </style:style>
    <style:style style:name="Tabela1.E4" style:family="table-cell">
      <style:table-cell-properties style:vertical-align="middle" fo:padding="0cm" fo:border="0.5pt solid #000000"/>
    </style:style>
    <style:style style:name="Tabela2" style:family="table">
      <style:table-properties style:width="15.743cm" fo:margin-left="0.009cm" fo:margin-top="0cm" fo:margin-bottom="0cm" table:align="left" style:writing-mode="lr-tb"/>
    </style:style>
    <style:style style:name="Tabela2.A" style:family="table-column">
      <style:table-column-properties style:column-width="4.741cm"/>
    </style:style>
    <style:style style:name="Tabela2.B" style:family="table-column">
      <style:table-column-properties style:column-width="11.001cm"/>
    </style:style>
    <style:style style:name="Tabela2.1" style:family="table-row">
      <style:table-row-properties style:min-row-height="0.609cm" fo:keep-together="auto"/>
    </style:style>
    <style:style style:name="Tabela2.A1" style:family="table-cell">
      <style:table-cell-properties style:vertical-align="middle" fo:background-color="#4f81bd" fo:padding-left="0.191cm" fo:padding-right="0.191cm" fo:padding-top="0cm" fo:padding-bottom="0cm" fo:border="0.5pt solid #000000" style:writing-mode="lr-tb">
        <style:background-image/>
      </style:table-cell-properties>
    </style:style>
    <style:style style:name="Tabela2.2" style:family="table-row">
      <style:table-row-properties style:min-row-height="2.872cm" fo:keep-together="auto"/>
    </style:style>
    <style:style style:name="Tabela2.A2" style:family="table-cell">
      <style:table-cell-properties style:vertical-align="middle"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Tabela2.B2"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ela2.3" style:family="table-row">
      <style:table-row-properties fo:keep-together="auto"/>
    </style:style>
    <style:style style:name="Tabela2.A3"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ela2.B3" style:family="table-cell">
      <style:table-cell-properties style:vertical-align="middle" fo:padding-left="0.191cm" fo:padding-right="0.191cm" fo:padding-top="0cm" fo:padding-bottom="0cm" fo:border="0.5pt solid #000000" style:writing-mode="lr-tb"/>
    </style:style>
    <style:style style:name="Tabela2.4" style:family="table-row">
      <style:table-row-properties fo:keep-together="auto"/>
    </style:style>
    <style:style style:name="Tabela2.B4"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ela2.5" style:family="table-row">
      <style:table-row-properties style:min-row-height="0.102cm" fo:keep-together="auto"/>
    </style:style>
    <style:style style:name="Tabela2.B5" style:family="table-cell">
      <style:table-cell-properties style:vertical-align="middle" fo:padding-left="0.191cm" fo:padding-right="0.191cm" fo:padding-top="0cm" fo:padding-bottom="0cm" fo:border="0.5pt solid #000000" style:writing-mode="lr-tb"/>
    </style:style>
    <style:style style:name="Tabela8" style:family="table">
      <style:table-properties style:width="15.743cm" table:align="left" style:writing-mode="lr-tb"/>
    </style:style>
    <style:style style:name="Tabela8.A" style:family="table-column">
      <style:table-column-properties style:column-width="4.815cm"/>
    </style:style>
    <style:style style:name="Tabela8.B" style:family="table-column">
      <style:table-column-properties style:column-width="10.927cm"/>
    </style:style>
    <style:style style:name="Tabela8.1" style:family="table-row">
      <style:table-row-properties style:min-row-height="0.503cm" fo:background-color="#2a6099">
        <style:background-image/>
      </style:table-row-properties>
    </style:style>
    <style:style style:name="Tabela8.A1" style:family="table-cell">
      <style:table-cell-properties fo:background-color="#2a6099" fo:padding="0.097cm" fo:border-left="0.5pt solid #000000" fo:border-right="none" fo:border-top="0.5pt solid #000000" fo:border-bottom="0.5pt solid #000000">
        <style:background-image/>
      </style:table-cell-properties>
    </style:style>
    <style:style style:name="Tabela8.B1" style:family="table-cell">
      <style:table-cell-properties fo:background-color="#2a6099"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0.5pt solid #000000" fo:border-top="none" fo:border-bottom="0.5pt solid #000000"/>
    </style:style>
    <style:style style:name="Tabela8.4" style:family="table-row">
      <style:table-row-properties style:min-row-height="2.048cm"/>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0.5pt solid #000000" fo:border-top="none" fo:border-bottom="0.5pt solid #000000"/>
    </style:style>
    <style:style style:name="Tabela3" style:family="table">
      <style:table-properties style:width="15.799cm" fo:margin-left="0.009cm" fo:margin-top="0cm" fo:margin-bottom="0cm" table:align="left" style:writing-mode="lr-tb"/>
    </style:style>
    <style:style style:name="Tabela3.A" style:family="table-column">
      <style:table-column-properties style:column-width="3.568cm"/>
    </style:style>
    <style:style style:name="Tabela3.B" style:family="table-column">
      <style:table-column-properties style:column-width="5.345cm"/>
    </style:style>
    <style:style style:name="Tabela3.C" style:family="table-column">
      <style:table-column-properties style:column-width="6.886cm"/>
    </style:style>
    <style:style style:name="Tabela3.1" style:family="table-row">
      <style:table-row-properties fo:keep-together="auto"/>
    </style:style>
    <style:style style:name="Tabela3.A1" style:family="table-cell">
      <style:table-cell-properties style:vertical-align="middle" fo:background-color="#4f81b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B1" style:family="table-cell">
      <style:table-cell-properties fo:background-color="#4f81b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C1" style:family="table-cell">
      <style:table-cell-properties style:vertical-align="middle" fo:background-color="#4f81bd" fo:padding-left="0.191cm" fo:padding-right="0.191cm" fo:padding-top="0cm" fo:padding-bottom="0cm" fo:border="0.5pt solid #000000" style:writing-mode="lr-tb">
        <style:background-image/>
      </style:table-cell-properties>
    </style:style>
    <style:style style:name="Tabela3.A2"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ela3.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3.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3.3" style:family="table-row">
      <style:table-row-properties style:min-row-height="0.572cm" fo:keep-together="auto"/>
    </style:style>
    <style:style style:name="Tabela3.B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3.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3.4" style:family="table-row">
      <style:table-row-properties style:min-row-height="0.6cm" fo:keep-together="auto"/>
    </style:style>
    <style:style style:name="Tabela3.A4"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ela3.C4"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3.5" style:family="table-row">
      <style:table-row-properties style:min-row-height="0.102cm" fo:keep-together="auto"/>
    </style:style>
    <style:style style:name="Tabela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3.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3.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 style:family="table">
      <style:table-properties style:width="15.736cm" fo:margin-left="0.009cm" fo:margin-top="0cm" fo:margin-bottom="0cm" table:align="left" style:writing-mode="lr-tb"/>
    </style:style>
    <style:style style:name="Tabela4.A" style:family="table-column">
      <style:table-column-properties style:column-width="3.568cm"/>
    </style:style>
    <style:style style:name="Tabela4.B" style:family="table-column">
      <style:table-column-properties style:column-width="5.343cm"/>
    </style:style>
    <style:style style:name="Tabela4.C" style:family="table-column">
      <style:table-column-properties style:column-width="6.824cm"/>
    </style:style>
    <style:style style:name="Tabela4.1" style:family="table-row">
      <style:table-row-properties fo:keep-together="auto"/>
    </style:style>
    <style:style style:name="Tabela4.A1" style:family="table-cell">
      <style:table-cell-properties style:vertical-align="middle" fo:background-color="#4f81b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B1" style:family="table-cell">
      <style:table-cell-properties fo:background-color="#4f81b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C1" style:family="table-cell">
      <style:table-cell-properties style:vertical-align="middle" fo:background-color="#4f81bd" fo:padding-left="0.191cm" fo:padding-right="0.191cm" fo:padding-top="0cm" fo:padding-bottom="0cm" fo:border="0.5pt solid #000000" style:writing-mode="lr-tb">
        <style:background-image/>
      </style:table-cell-properties>
    </style:style>
    <style:style style:name="Tabela4.A2"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ela4.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B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B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5" style:family="table-row">
      <style:table-row-properties style:min-row-height="0.102cm" fo:keep-together="auto"/>
    </style:style>
    <style:style style:name="Tabela4.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 style:family="table">
      <style:table-properties style:width="17.791cm" fo:margin-left="-1.381cm" fo:margin-top="0cm" fo:margin-bottom="0cm" table:align="left" style:writing-mode="page"/>
    </style:style>
    <style:style style:name="Tabela5.A" style:family="table-column">
      <style:table-column-properties style:column-width="2.378cm"/>
    </style:style>
    <style:style style:name="Tabela5.B" style:family="table-column">
      <style:table-column-properties style:column-width="7.717cm"/>
    </style:style>
    <style:style style:name="Tabela5.C" style:family="table-column">
      <style:table-column-properties style:column-width="7.696cm"/>
    </style:style>
    <style:style style:name="Tabela5.1" style:family="table-row">
      <style:table-row-properties style:min-row-height="0.619cm" fo:keep-together="auto"/>
    </style:style>
    <style:style style:name="Tabela5.A1" style:family="table-cell">
      <style:table-cell-properties style:vertical-align="middle" fo:background-color="#0070c0" fo:padding="0cm" fo:border="0.25pt solid #000000">
        <style:background-image/>
      </style:table-cell-properties>
    </style:style>
    <style:style style:name="Tabela5.2" style:family="table-row">
      <style:table-row-properties fo:keep-together="auto"/>
    </style:style>
    <style:style style:name="Tabela5.A2" style:family="table-cell">
      <style:table-cell-properties style:vertical-align="middle" fo:padding="0cm" fo:border="0.25pt solid #000000"/>
    </style:style>
    <style:style style:name="Tabela5.B2" style:family="table-cell">
      <style:table-cell-properties style:vertical-align="middle" fo:padding="0cm" fo:border="0.25pt solid #000000"/>
    </style:style>
    <style:style style:name="Tabela5.C2" style:family="table-cell">
      <style:table-cell-properties style:vertical-align="middle" fo:padding="0cm" fo:border="0.25pt solid #000000"/>
    </style:style>
    <style:style style:name="Tabela5.3" style:family="table-row">
      <style:table-row-properties fo:keep-together="auto"/>
    </style:style>
    <style:style style:name="Tabela5.A3" style:family="table-cell">
      <style:table-cell-properties style:vertical-align="middle" fo:padding="0cm" fo:border="0.25pt solid #000000"/>
    </style:style>
    <style:style style:name="Tabela9" style:family="table">
      <style:table-properties style:width="17.791cm" fo:margin-left="-1.381cm" fo:margin-top="0cm" fo:margin-bottom="0cm" table:align="left" style:writing-mode="page"/>
    </style:style>
    <style:style style:name="Tabela9.A" style:family="table-column">
      <style:table-column-properties style:column-width="2.378cm"/>
    </style:style>
    <style:style style:name="Tabela9.B" style:family="table-column">
      <style:table-column-properties style:column-width="7.717cm"/>
    </style:style>
    <style:style style:name="Tabela9.C" style:family="table-column">
      <style:table-column-properties style:column-width="7.696cm"/>
    </style:style>
    <style:style style:name="Tabela9.1" style:family="table-row">
      <style:table-row-properties style:min-row-height="0.619cm" fo:keep-together="auto"/>
    </style:style>
    <style:style style:name="Tabela9.A1" style:family="table-cell">
      <style:table-cell-properties style:vertical-align="middle" fo:background-color="#0070c0" fo:padding="0cm" fo:border="0.25pt solid #000000">
        <style:background-image/>
      </style:table-cell-properties>
    </style:style>
    <style:style style:name="Tabela9.2" style:family="table-row">
      <style:table-row-properties fo:keep-together="auto"/>
    </style:style>
    <style:style style:name="Tabela9.A2" style:family="table-cell">
      <style:table-cell-properties style:vertical-align="middle" fo:padding="0cm" fo:border="0.25pt solid #000000"/>
    </style:style>
    <style:style style:name="Tabela9.B2" style:family="table-cell">
      <style:table-cell-properties style:vertical-align="middle" fo:padding="0cm" fo:border="0.25pt solid #000000"/>
    </style:style>
    <style:style style:name="Tabela9.C2" style:family="table-cell">
      <style:table-cell-properties style:vertical-align="middle" fo:padding="0cm" fo:border="0.25pt solid #000000"/>
    </style:style>
    <style:style style:name="Tabela9.3" style:family="table-row">
      <style:table-row-properties fo:keep-together="auto"/>
    </style:style>
    <style:style style:name="Tabela9.A3" style:family="table-cell">
      <style:table-cell-properties style:vertical-align="middle" fo:padding="0cm" fo:border="0.25pt solid #000000"/>
    </style:style>
    <style:style style:name="Tabela10" style:family="table">
      <style:table-properties style:width="17.791cm" fo:margin-left="-1.381cm" fo:margin-top="0cm" fo:margin-bottom="0cm" table:align="left" style:writing-mode="page"/>
    </style:style>
    <style:style style:name="Tabela10.A" style:family="table-column">
      <style:table-column-properties style:column-width="2.378cm"/>
    </style:style>
    <style:style style:name="Tabela10.B" style:family="table-column">
      <style:table-column-properties style:column-width="7.717cm"/>
    </style:style>
    <style:style style:name="Tabela10.C" style:family="table-column">
      <style:table-column-properties style:column-width="7.696cm"/>
    </style:style>
    <style:style style:name="Tabela10.1" style:family="table-row">
      <style:table-row-properties style:min-row-height="0.619cm" fo:keep-together="auto"/>
    </style:style>
    <style:style style:name="Tabela10.A1" style:family="table-cell">
      <style:table-cell-properties style:vertical-align="middle" fo:background-color="#0070c0" fo:padding="0cm" fo:border="0.25pt solid #000000">
        <style:background-image/>
      </style:table-cell-properties>
    </style:style>
    <style:style style:name="Tabela10.2" style:family="table-row">
      <style:table-row-properties style:min-row-height="0.774cm" fo:keep-together="auto"/>
    </style:style>
    <style:style style:name="Tabela10.A2" style:family="table-cell">
      <style:table-cell-properties style:vertical-align="middle" fo:padding="0cm" fo:border="0.25pt solid #000000"/>
    </style:style>
    <style:style style:name="Tabela10.B2" style:family="table-cell">
      <style:table-cell-properties style:vertical-align="middle" fo:padding="0cm" fo:border="0.25pt solid #000000"/>
    </style:style>
    <style:style style:name="Tabela10.C2" style:family="table-cell">
      <style:table-cell-properties style:vertical-align="middle" fo:padding="0cm" fo:border="0.25pt solid #000000"/>
    </style:style>
    <style:style style:name="Tabela10.3" style:family="table-row">
      <style:table-row-properties fo:keep-together="auto"/>
    </style:style>
    <style:style style:name="Tabela10.A3" style:family="table-cell">
      <style:table-cell-properties style:vertical-align="middle" fo:padding="0cm" fo:border="0.25pt solid #000000"/>
    </style:style>
    <style:style style:name="Tabela11" style:family="table">
      <style:table-properties style:width="17.791cm" fo:margin-left="-1.381cm" fo:margin-top="0cm" fo:margin-bottom="0cm" table:align="left" style:writing-mode="page"/>
    </style:style>
    <style:style style:name="Tabela11.A" style:family="table-column">
      <style:table-column-properties style:column-width="2.378cm"/>
    </style:style>
    <style:style style:name="Tabela11.B" style:family="table-column">
      <style:table-column-properties style:column-width="7.717cm"/>
    </style:style>
    <style:style style:name="Tabela11.C" style:family="table-column">
      <style:table-column-properties style:column-width="7.696cm"/>
    </style:style>
    <style:style style:name="Tabela11.1" style:family="table-row">
      <style:table-row-properties style:min-row-height="0.619cm" fo:keep-together="auto"/>
    </style:style>
    <style:style style:name="Tabela11.A1" style:family="table-cell">
      <style:table-cell-properties style:vertical-align="middle" fo:background-color="#0070c0" fo:padding="0cm" fo:border="0.25pt solid #000000">
        <style:background-image/>
      </style:table-cell-properties>
    </style:style>
    <style:style style:name="Tabela11.2" style:family="table-row">
      <style:table-row-properties fo:keep-together="auto"/>
    </style:style>
    <style:style style:name="Tabela11.A2" style:family="table-cell">
      <style:table-cell-properties style:vertical-align="middle" fo:padding="0cm" fo:border="0.25pt solid #000000"/>
    </style:style>
    <style:style style:name="Tabela11.B2" style:family="table-cell">
      <style:table-cell-properties style:vertical-align="middle" fo:padding="0cm" fo:border="0.25pt solid #000000"/>
    </style:style>
    <style:style style:name="Tabela11.C2" style:family="table-cell">
      <style:table-cell-properties style:vertical-align="middle" fo:padding="0cm" fo:border="0.25pt solid #000000"/>
    </style:style>
    <style:style style:name="Tabela11.3" style:family="table-row">
      <style:table-row-properties fo:keep-together="auto"/>
    </style:style>
    <style:style style:name="Tabela11.A3" style:family="table-cell">
      <style:table-cell-properties style:vertical-align="middle" fo:padding="0cm" fo:border="0.25pt solid #000000"/>
    </style:style>
    <style:style style:name="Tabela6" style:family="table">
      <style:table-properties style:width="17.791cm" fo:margin-left="-1.381cm" fo:margin-top="0cm" fo:margin-bottom="0cm" table:align="left" style:writing-mode="page"/>
    </style:style>
    <style:style style:name="Tabela6.A" style:family="table-column">
      <style:table-column-properties style:column-width="2.378cm"/>
    </style:style>
    <style:style style:name="Tabela6.B" style:family="table-column">
      <style:table-column-properties style:column-width="7.717cm"/>
    </style:style>
    <style:style style:name="Tabela6.C" style:family="table-column">
      <style:table-column-properties style:column-width="4.35cm"/>
    </style:style>
    <style:style style:name="Tabela6.D" style:family="table-column">
      <style:table-column-properties style:column-width="3.346cm"/>
    </style:style>
    <style:style style:name="Tabela6.1" style:family="table-row">
      <style:table-row-properties style:min-row-height="0.619cm" fo:keep-together="auto"/>
    </style:style>
    <style:style style:name="Tabela6.A1" style:family="table-cell">
      <style:table-cell-properties style:vertical-align="middle" fo:background-color="#0070c0" fo:padding="0cm" fo:border="0.25pt solid #000000">
        <style:background-image/>
      </style:table-cell-properties>
    </style:style>
    <style:style style:name="Tabela6.2" style:family="table-row">
      <style:table-row-properties fo:keep-together="auto"/>
    </style:style>
    <style:style style:name="Tabela6.A2" style:family="table-cell">
      <style:table-cell-properties style:vertical-align="middle" fo:padding="0cm" fo:border="0.25pt solid #000000"/>
    </style:style>
    <style:style style:name="Tabela6.B2" style:family="table-cell">
      <style:table-cell-properties style:vertical-align="middle" fo:padding="0cm" fo:border="0.25pt solid #000000"/>
    </style:style>
    <style:style style:name="Tabela6.C2" style:family="table-cell">
      <style:table-cell-properties style:vertical-align="middle" fo:padding="0cm" fo:border="0.25pt solid #000000"/>
    </style:style>
    <style:style style:name="Tabela6.D2" style:family="table-cell">
      <style:table-cell-properties style:vertical-align="middle" fo:padding="0cm" fo:border="0.25pt solid #000000"/>
    </style:style>
    <style:style style:name="Tabela6.3" style:family="table-row">
      <style:table-row-properties fo:keep-together="auto"/>
    </style:style>
    <style:style style:name="Tabela6.A3" style:family="table-cell">
      <style:table-cell-properties style:vertical-align="middle" fo:padding="0cm" fo:border="0.25pt solid #000000"/>
    </style:style>
    <style:style style:name="Tabela12" style:family="table">
      <style:table-properties style:width="17.791cm" fo:margin-left="-1.381cm" fo:margin-top="0cm" fo:margin-bottom="0cm" table:align="left" style:writing-mode="page"/>
    </style:style>
    <style:style style:name="Tabela12.A" style:family="table-column">
      <style:table-column-properties style:column-width="2.378cm"/>
    </style:style>
    <style:style style:name="Tabela12.B" style:family="table-column">
      <style:table-column-properties style:column-width="7.717cm"/>
    </style:style>
    <style:style style:name="Tabela12.C" style:family="table-column">
      <style:table-column-properties style:column-width="4.35cm"/>
    </style:style>
    <style:style style:name="Tabela12.D" style:family="table-column">
      <style:table-column-properties style:column-width="3.346cm"/>
    </style:style>
    <style:style style:name="Tabela12.1" style:family="table-row">
      <style:table-row-properties style:min-row-height="0.619cm" fo:keep-together="auto"/>
    </style:style>
    <style:style style:name="Tabela12.A1" style:family="table-cell">
      <style:table-cell-properties style:vertical-align="middle" fo:background-color="#0070c0" fo:padding="0cm" fo:border="0.25pt solid #000000">
        <style:background-image/>
      </style:table-cell-properties>
    </style:style>
    <style:style style:name="Tabela12.2" style:family="table-row">
      <style:table-row-properties fo:keep-together="auto"/>
    </style:style>
    <style:style style:name="Tabela12.A2" style:family="table-cell">
      <style:table-cell-properties style:vertical-align="middle" fo:padding="0cm" fo:border="0.25pt solid #000000"/>
    </style:style>
    <style:style style:name="Tabela12.B2" style:family="table-cell">
      <style:table-cell-properties style:vertical-align="middle" fo:padding="0cm" fo:border="0.25pt solid #000000"/>
    </style:style>
    <style:style style:name="Tabela12.C2" style:family="table-cell">
      <style:table-cell-properties style:vertical-align="middle" fo:padding="0cm" fo:border="0.25pt solid #000000"/>
    </style:style>
    <style:style style:name="Tabela12.D2" style:family="table-cell">
      <style:table-cell-properties style:vertical-align="middle" fo:padding="0cm" fo:border="0.25pt solid #000000"/>
    </style:style>
    <style:style style:name="Tabela12.3" style:family="table-row">
      <style:table-row-properties fo:keep-together="auto"/>
    </style:style>
    <style:style style:name="Tabela12.A3" style:family="table-cell">
      <style:table-cell-properties style:vertical-align="middle" fo:padding="0cm" fo:border="0.25pt solid #000000"/>
    </style:style>
    <style:style style:name="Tabela13" style:family="table">
      <style:table-properties style:width="17.791cm" fo:margin-left="-1.381cm" fo:margin-top="0cm" fo:margin-bottom="0cm" table:align="left" style:writing-mode="page"/>
    </style:style>
    <style:style style:name="Tabela13.A" style:family="table-column">
      <style:table-column-properties style:column-width="2.378cm"/>
    </style:style>
    <style:style style:name="Tabela13.B" style:family="table-column">
      <style:table-column-properties style:column-width="7.717cm"/>
    </style:style>
    <style:style style:name="Tabela13.C" style:family="table-column">
      <style:table-column-properties style:column-width="4.35cm"/>
    </style:style>
    <style:style style:name="Tabela13.D" style:family="table-column">
      <style:table-column-properties style:column-width="3.346cm"/>
    </style:style>
    <style:style style:name="Tabela13.1" style:family="table-row">
      <style:table-row-properties style:min-row-height="0.619cm" fo:keep-together="auto"/>
    </style:style>
    <style:style style:name="Tabela13.A1" style:family="table-cell">
      <style:table-cell-properties style:vertical-align="middle" fo:background-color="#0070c0" fo:padding="0cm" fo:border="0.25pt solid #000000">
        <style:background-image/>
      </style:table-cell-properties>
    </style:style>
    <style:style style:name="Tabela13.2" style:family="table-row">
      <style:table-row-properties fo:keep-together="auto"/>
    </style:style>
    <style:style style:name="Tabela13.A2" style:family="table-cell">
      <style:table-cell-properties style:vertical-align="middle" fo:padding="0cm" fo:border="0.25pt solid #000000"/>
    </style:style>
    <style:style style:name="Tabela13.B2" style:family="table-cell">
      <style:table-cell-properties style:vertical-align="middle" fo:padding="0cm" fo:border="0.25pt solid #000000"/>
    </style:style>
    <style:style style:name="Tabela13.C2" style:family="table-cell">
      <style:table-cell-properties style:vertical-align="middle" fo:padding="0cm" fo:border="0.25pt solid #000000"/>
    </style:style>
    <style:style style:name="Tabela13.D2" style:family="table-cell">
      <style:table-cell-properties style:vertical-align="middle" fo:padding="0cm" fo:border="0.25pt solid #000000"/>
    </style:style>
    <style:style style:name="Tabela13.3" style:family="table-row">
      <style:table-row-properties fo:keep-together="auto"/>
    </style:style>
    <style:style style:name="Tabela13.A3" style:family="table-cell">
      <style:table-cell-properties style:vertical-align="middle" fo:padding="0cm" fo:border="0.25pt solid #000000"/>
    </style:style>
    <style:style style:name="Tabela14" style:family="table">
      <style:table-properties style:width="17.791cm" fo:margin-left="-1.381cm" fo:margin-top="0cm" fo:margin-bottom="0cm" table:align="left" style:writing-mode="page"/>
    </style:style>
    <style:style style:name="Tabela14.A" style:family="table-column">
      <style:table-column-properties style:column-width="2.378cm"/>
    </style:style>
    <style:style style:name="Tabela14.B" style:family="table-column">
      <style:table-column-properties style:column-width="7.717cm"/>
    </style:style>
    <style:style style:name="Tabela14.C" style:family="table-column">
      <style:table-column-properties style:column-width="4.35cm"/>
    </style:style>
    <style:style style:name="Tabela14.D" style:family="table-column">
      <style:table-column-properties style:column-width="3.346cm"/>
    </style:style>
    <style:style style:name="Tabela14.1" style:family="table-row">
      <style:table-row-properties style:min-row-height="0.619cm" fo:keep-together="auto"/>
    </style:style>
    <style:style style:name="Tabela14.A1" style:family="table-cell">
      <style:table-cell-properties style:vertical-align="middle" fo:background-color="#0070c0" fo:padding="0cm" fo:border="0.25pt solid #000000">
        <style:background-image/>
      </style:table-cell-properties>
    </style:style>
    <style:style style:name="Tabela14.2" style:family="table-row">
      <style:table-row-properties fo:keep-together="auto"/>
    </style:style>
    <style:style style:name="Tabela14.A2" style:family="table-cell">
      <style:table-cell-properties style:vertical-align="middle" fo:padding="0cm" fo:border="0.25pt solid #000000"/>
    </style:style>
    <style:style style:name="Tabela14.B2" style:family="table-cell">
      <style:table-cell-properties style:vertical-align="middle" fo:padding="0cm" fo:border="0.25pt solid #000000"/>
    </style:style>
    <style:style style:name="Tabela14.C2" style:family="table-cell">
      <style:table-cell-properties style:vertical-align="middle" fo:padding="0cm" fo:border="0.25pt solid #000000"/>
    </style:style>
    <style:style style:name="Tabela14.D2" style:family="table-cell">
      <style:table-cell-properties style:vertical-align="middle" fo:padding="0cm" fo:border="0.25pt solid #000000"/>
    </style:style>
    <style:style style:name="Tabela14.3" style:family="table-row">
      <style:table-row-properties style:min-row-height="0.78cm" fo:keep-together="auto"/>
    </style:style>
    <style:style style:name="Tabela14.A3" style:family="table-cell">
      <style:table-cell-properties style:vertical-align="middle" fo:padding="0cm" fo:border="0.25pt solid #000000"/>
    </style:style>
    <style:style style:name="Tabela15" style:family="table">
      <style:table-properties style:width="17.791cm" fo:margin-left="-1.381cm" fo:margin-top="0cm" fo:margin-bottom="0cm" table:align="left" style:writing-mode="page"/>
    </style:style>
    <style:style style:name="Tabela15.A" style:family="table-column">
      <style:table-column-properties style:column-width="2.378cm"/>
    </style:style>
    <style:style style:name="Tabela15.B" style:family="table-column">
      <style:table-column-properties style:column-width="7.717cm"/>
    </style:style>
    <style:style style:name="Tabela15.C" style:family="table-column">
      <style:table-column-properties style:column-width="4.35cm"/>
    </style:style>
    <style:style style:name="Tabela15.D" style:family="table-column">
      <style:table-column-properties style:column-width="3.346cm"/>
    </style:style>
    <style:style style:name="Tabela15.1" style:family="table-row">
      <style:table-row-properties style:min-row-height="0.619cm" fo:keep-together="auto"/>
    </style:style>
    <style:style style:name="Tabela15.A1" style:family="table-cell">
      <style:table-cell-properties style:vertical-align="middle" fo:background-color="#0070c0" fo:padding="0cm" fo:border="0.25pt solid #000000">
        <style:background-image/>
      </style:table-cell-properties>
    </style:style>
    <style:style style:name="Tabela15.2" style:family="table-row">
      <style:table-row-properties fo:keep-together="auto"/>
    </style:style>
    <style:style style:name="Tabela15.A2" style:family="table-cell">
      <style:table-cell-properties style:vertical-align="middle" fo:padding="0cm" fo:border="0.25pt solid #000000"/>
    </style:style>
    <style:style style:name="Tabela15.B2" style:family="table-cell">
      <style:table-cell-properties style:vertical-align="middle" fo:padding="0cm" fo:border="0.25pt solid #000000"/>
    </style:style>
    <style:style style:name="Tabela15.C2" style:family="table-cell">
      <style:table-cell-properties style:vertical-align="middle" fo:padding="0cm" fo:border="0.25pt solid #000000"/>
    </style:style>
    <style:style style:name="Tabela15.D2" style:family="table-cell">
      <style:table-cell-properties style:vertical-align="middle" fo:padding="0cm" fo:border="0.25pt solid #000000"/>
    </style:style>
    <style:style style:name="Tabela15.3" style:family="table-row">
      <style:table-row-properties fo:keep-together="auto"/>
    </style:style>
    <style:style style:name="Tabela15.A3" style:family="table-cell">
      <style:table-cell-properties style:vertical-align="middle" fo:padding="0cm" fo:border="0.25pt solid #000000"/>
    </style:style>
    <style:style style:name="Tabela16" style:family="table">
      <style:table-properties style:width="17.791cm" fo:margin-left="-1.381cm" fo:margin-top="0cm" fo:margin-bottom="0cm" table:align="left" style:writing-mode="page"/>
    </style:style>
    <style:style style:name="Tabela16.A" style:family="table-column">
      <style:table-column-properties style:column-width="2.378cm"/>
    </style:style>
    <style:style style:name="Tabela16.B" style:family="table-column">
      <style:table-column-properties style:column-width="7.717cm"/>
    </style:style>
    <style:style style:name="Tabela16.C" style:family="table-column">
      <style:table-column-properties style:column-width="4.35cm"/>
    </style:style>
    <style:style style:name="Tabela16.D" style:family="table-column">
      <style:table-column-properties style:column-width="3.346cm"/>
    </style:style>
    <style:style style:name="Tabela16.1" style:family="table-row">
      <style:table-row-properties style:min-row-height="0.619cm" fo:keep-together="auto"/>
    </style:style>
    <style:style style:name="Tabela16.A1" style:family="table-cell">
      <style:table-cell-properties style:vertical-align="middle" fo:background-color="#0070c0" fo:padding="0cm" fo:border="0.25pt solid #000000">
        <style:background-image/>
      </style:table-cell-properties>
    </style:style>
    <style:style style:name="Tabela16.2" style:family="table-row">
      <style:table-row-properties fo:keep-together="auto"/>
    </style:style>
    <style:style style:name="Tabela16.A2" style:family="table-cell">
      <style:table-cell-properties style:vertical-align="middle" fo:padding="0cm" fo:border="0.25pt solid #000000"/>
    </style:style>
    <style:style style:name="Tabela16.B2" style:family="table-cell">
      <style:table-cell-properties style:vertical-align="middle" fo:padding="0cm" fo:border="0.25pt solid #000000"/>
    </style:style>
    <style:style style:name="Tabela16.C2" style:family="table-cell">
      <style:table-cell-properties style:vertical-align="middle" fo:padding="0cm" fo:border="0.25pt solid #000000"/>
    </style:style>
    <style:style style:name="Tabela16.D2" style:family="table-cell">
      <style:table-cell-properties style:vertical-align="middle" fo:padding="0cm" fo:border="0.25pt solid #000000"/>
    </style:style>
    <style:style style:name="Tabela16.3" style:family="table-row">
      <style:table-row-properties style:min-row-height="0.61cm" fo:keep-together="auto"/>
    </style:style>
    <style:style style:name="Tabela16.A3" style:family="table-cell">
      <style:table-cell-properties style:vertical-align="middle" fo:padding="0cm" fo:border="0.25pt solid #000000"/>
    </style:style>
    <style:style style:name="Tabela7" style:family="table">
      <style:table-properties style:width="17.791cm" fo:margin-left="-1.381cm" fo:margin-top="0cm" fo:margin-bottom="0cm" table:align="left" style:writing-mode="page"/>
    </style:style>
    <style:style style:name="Tabela7.A" style:family="table-column">
      <style:table-column-properties style:column-width="2.378cm"/>
    </style:style>
    <style:style style:name="Tabela7.B" style:family="table-column">
      <style:table-column-properties style:column-width="7.717cm"/>
    </style:style>
    <style:style style:name="Tabela7.C" style:family="table-column">
      <style:table-column-properties style:column-width="4.35cm"/>
    </style:style>
    <style:style style:name="Tabela7.D" style:family="table-column">
      <style:table-column-properties style:column-width="3.346cm"/>
    </style:style>
    <style:style style:name="Tabela7.1" style:family="table-row">
      <style:table-row-properties style:min-row-height="0.619cm" fo:keep-together="auto"/>
    </style:style>
    <style:style style:name="Tabela7.A1" style:family="table-cell">
      <style:table-cell-properties style:vertical-align="middle" fo:background-color="#0070c0" fo:padding="0cm" fo:border="0.25pt solid #000000">
        <style:background-image/>
      </style:table-cell-properties>
    </style:style>
    <style:style style:name="Tabela7.2" style:family="table-row">
      <style:table-row-properties fo:keep-together="auto"/>
    </style:style>
    <style:style style:name="Tabela7.A2" style:family="table-cell">
      <style:table-cell-properties style:vertical-align="middle" fo:padding="0cm" fo:border="0.25pt solid #000000"/>
    </style:style>
    <style:style style:name="Tabela7.B2" style:family="table-cell">
      <style:table-cell-properties style:vertical-align="middle" fo:padding="0cm" fo:border="0.25pt solid #000000"/>
    </style:style>
    <style:style style:name="Tabela7.C2" style:family="table-cell">
      <style:table-cell-properties style:vertical-align="middle" fo:padding="0cm" fo:border="0.25pt solid #000000"/>
    </style:style>
    <style:style style:name="Tabela7.D2" style:family="table-cell">
      <style:table-cell-properties style:vertical-align="middle" fo:padding="0cm" fo:border="0.25pt solid #000000"/>
    </style:style>
    <style:style style:name="Tabela7.3" style:family="table-row">
      <style:table-row-properties style:min-row-height="0.61cm" fo:keep-together="auto"/>
    </style:style>
    <style:style style:name="Tabela7.A3" style:family="table-cell">
      <style:table-cell-properties style:vertical-align="middle" fo:padding="0cm" fo:border="0.25pt solid #000000"/>
    </style:style>
    <style:style style:name="Tabela17" style:family="table">
      <style:table-properties style:width="17.791cm" fo:margin-left="-1.381cm" fo:margin-top="0cm" fo:margin-bottom="0cm" table:align="left" style:writing-mode="page"/>
    </style:style>
    <style:style style:name="Tabela17.A" style:family="table-column">
      <style:table-column-properties style:column-width="2.378cm"/>
    </style:style>
    <style:style style:name="Tabela17.B" style:family="table-column">
      <style:table-column-properties style:column-width="7.717cm"/>
    </style:style>
    <style:style style:name="Tabela17.C" style:family="table-column">
      <style:table-column-properties style:column-width="4.35cm"/>
    </style:style>
    <style:style style:name="Tabela17.D" style:family="table-column">
      <style:table-column-properties style:column-width="3.346cm"/>
    </style:style>
    <style:style style:name="Tabela17.1" style:family="table-row">
      <style:table-row-properties style:min-row-height="0.619cm" fo:keep-together="auto"/>
    </style:style>
    <style:style style:name="Tabela17.A1" style:family="table-cell">
      <style:table-cell-properties style:vertical-align="middle" fo:background-color="#0070c0" fo:padding="0cm" fo:border="0.25pt solid #000000">
        <style:background-image/>
      </style:table-cell-properties>
    </style:style>
    <style:style style:name="Tabela17.2" style:family="table-row">
      <style:table-row-properties fo:keep-together="auto"/>
    </style:style>
    <style:style style:name="Tabela17.A2" style:family="table-cell">
      <style:table-cell-properties style:vertical-align="middle" fo:padding="0cm" fo:border="0.25pt solid #000000"/>
    </style:style>
    <style:style style:name="Tabela17.B2" style:family="table-cell">
      <style:table-cell-properties style:vertical-align="middle" fo:padding="0cm" fo:border="0.25pt solid #000000"/>
    </style:style>
    <style:style style:name="Tabela17.C2" style:family="table-cell">
      <style:table-cell-properties style:vertical-align="middle" fo:padding="0cm" fo:border="0.25pt solid #000000"/>
    </style:style>
    <style:style style:name="Tabela17.D2" style:family="table-cell">
      <style:table-cell-properties style:vertical-align="middle" fo:padding="0cm" fo:border="0.25pt solid #000000"/>
    </style:style>
    <style:style style:name="Tabela17.3" style:family="table-row">
      <style:table-row-properties fo:keep-together="auto"/>
    </style:style>
    <style:style style:name="Tabela17.A3" style:family="table-cell">
      <style:table-cell-properties style:vertical-align="middle" fo:padding="0cm" fo:border="0.25pt solid #000000"/>
    </style:style>
    <style:style style:name="Tabela18" style:family="table">
      <style:table-properties style:width="17.791cm" fo:margin-left="-1.381cm" fo:margin-top="0cm" fo:margin-bottom="0cm" table:align="left" style:writing-mode="page"/>
    </style:style>
    <style:style style:name="Tabela18.A" style:family="table-column">
      <style:table-column-properties style:column-width="2.378cm"/>
    </style:style>
    <style:style style:name="Tabela18.B" style:family="table-column">
      <style:table-column-properties style:column-width="7.717cm"/>
    </style:style>
    <style:style style:name="Tabela18.C" style:family="table-column">
      <style:table-column-properties style:column-width="4.35cm"/>
    </style:style>
    <style:style style:name="Tabela18.D" style:family="table-column">
      <style:table-column-properties style:column-width="3.346cm"/>
    </style:style>
    <style:style style:name="Tabela18.1" style:family="table-row">
      <style:table-row-properties style:min-row-height="0.619cm" fo:keep-together="auto"/>
    </style:style>
    <style:style style:name="Tabela18.A1" style:family="table-cell">
      <style:table-cell-properties style:vertical-align="middle" fo:background-color="#0070c0" fo:padding="0cm" fo:border="0.25pt solid #000000">
        <style:background-image/>
      </style:table-cell-properties>
    </style:style>
    <style:style style:name="Tabela18.2" style:family="table-row">
      <style:table-row-properties fo:keep-together="auto"/>
    </style:style>
    <style:style style:name="Tabela18.A2" style:family="table-cell">
      <style:table-cell-properties style:vertical-align="middle" fo:padding="0cm" fo:border="0.25pt solid #000000"/>
    </style:style>
    <style:style style:name="Tabela18.B2" style:family="table-cell">
      <style:table-cell-properties style:vertical-align="middle" fo:padding="0cm" fo:border="0.25pt solid #000000"/>
    </style:style>
    <style:style style:name="Tabela18.C2" style:family="table-cell">
      <style:table-cell-properties style:vertical-align="middle" fo:padding="0cm" fo:border="0.25pt solid #000000"/>
    </style:style>
    <style:style style:name="Tabela18.D2" style:family="table-cell">
      <style:table-cell-properties style:vertical-align="middle" fo:padding="0cm" fo:border="0.25pt solid #000000"/>
    </style:style>
    <style:style style:name="Tabela18.3" style:family="table-row">
      <style:table-row-properties style:min-row-height="0.716cm" fo:keep-together="auto"/>
    </style:style>
    <style:style style:name="Tabela18.A3" style:family="table-cell">
      <style:table-cell-properties style:vertical-align="middle" fo:padding="0cm" fo:border="0.25pt solid #000000"/>
    </style:style>
    <style:style style:name="P1" style:family="paragraph" style:parent-style-name="Standard" style:list-style-name="">
      <style:paragraph-properties fo:margin-left="0.7cm" fo:text-indent="0cm" style:auto-text-indent="false">
        <style:tab-stops/>
      </style:paragraph-properties>
    </style:style>
    <style:style style:name="P2" style:family="paragraph" style:parent-style-name="Standard" style:list-style-name="">
      <style:paragraph-properties fo:margin-left="0cm" fo:margin-top="0cm" fo:margin-bottom="0.494cm" style:contextual-spacing="false" fo:line-height="150%" fo:text-align="justify" style:justify-single-word="false" fo:text-indent="0cm" style:auto-text-indent="false" loext:word-spacing-minimum="75%" loext:word-spacing-maximum="133%">
        <style:tab-stops/>
      </style:paragraph-properties>
      <style:text-properties style:font-name="Arial" fo:font-size="12pt" style:font-size-asian="12pt" style:font-name-complex="Arial1" style:font-size-complex="12pt"/>
    </style:style>
    <style:style style:name="P3" style:family="paragraph" style:parent-style-name="Standard" style:list-style-name="">
      <style:paragraph-properties fo:margin-left="0cm" fo:margin-top="2.117cm" fo:margin-bottom="0.353cm" style:contextual-spacing="false" fo:line-height="100%" fo:text-align="center" style:justify-single-word="false" fo:text-indent="0cm" style:auto-text-indent="false">
        <style:tab-stops/>
      </style:paragraph-properties>
      <style:text-properties style:font-name="Arial" fo:font-size="50pt" style:font-size-asian="50pt" style:font-name-complex="Arial1" style:font-size-complex="50pt"/>
    </style:style>
    <style:style style:name="P4" style:family="paragraph" style:parent-style-name="Standard" style:list-style-name="">
      <style:paragraph-properties fo:margin-left="0cm" fo:margin-top="0.494cm" fo:margin-bottom="0.494cm" style:contextual-spacing="false" fo:line-height="150%" fo:text-align="center" style:justify-single-word="false" fo:text-indent="0cm" style:auto-text-indent="false">
        <style:tab-stops/>
      </style:paragraph-properties>
    </style:style>
    <style:style style:name="P5" style:family="paragraph" style:parent-style-name="Standard" style:list-style-name="">
      <style:paragraph-properties fo:margin-left="0cm" fo:margin-top="0.494cm" fo:margin-bottom="0.494cm" style:contextual-spacing="false" fo:line-height="150%" fo:text-align="center" style:justify-single-word="false" fo:text-indent="0cm" style:auto-text-indent="false">
        <style:tab-stops/>
      </style:paragraph-properties>
      <style:text-properties officeooo:rsid="0034e570" officeooo:paragraph-rsid="0034e570"/>
    </style:style>
    <style:style style:name="P6" style:family="paragraph" style:parent-style-name="Standard" style:list-style-name="">
      <style:paragraph-properties fo:margin-left="0cm" fo:margin-top="0.494cm" fo:margin-bottom="0.494cm" style:contextual-spacing="false" fo:line-height="150%" fo:text-align="center" style:justify-single-word="false" fo:text-indent="0cm" style:auto-text-indent="false">
        <style:tab-stops/>
      </style:paragraph-properties>
      <style:text-properties fo:color="#ee0000" loext:opacity="100%" style:font-name="Arial" fo:font-size="24pt" style:font-size-asian="24pt" style:font-name-complex="Arial1" style:font-size-complex="24pt"/>
    </style:style>
    <style:style style:name="P7" style:family="paragraph" style:parent-style-name="Standard" style:list-style-name="">
      <style:paragraph-properties fo:margin-left="0cm" fo:margin-top="0.494cm" fo:margin-bottom="0.494cm" style:contextual-spacing="false" fo:line-height="150%" fo:text-align="center" style:justify-single-word="false" fo:text-indent="0cm" style:auto-text-indent="false">
        <style:tab-stops/>
      </style:paragraph-properties>
      <style:text-properties fo:color="#ee0000" loext:opacity="100%" fo:font-size="6pt" style:font-size-asian="6pt" style:font-size-complex="6pt"/>
    </style:style>
    <style:style style:name="P8" style:family="paragraph" style:parent-style-name="Standard" style:list-style-name="">
      <style:paragraph-properties fo:margin-left="0cm" fo:margin-top="0.212cm" fo:margin-bottom="0.353cm" style:contextual-spacing="false" fo:text-align="center" style:justify-single-word="false" fo:text-indent="0cm" style:auto-text-indent="false">
        <style:tab-stops/>
      </style:paragraph-properties>
    </style:style>
    <style:style style:name="P9" style:family="paragraph" style:parent-style-name="Contents_20_Heading">
      <style:paragraph-properties fo:margin-left="0cm" fo:text-indent="0cm" style:auto-text-indent="false"/>
    </style:style>
    <style:style style:name="P10" style:family="paragraph" style:parent-style-name="Contents_20_1" style:list-style-name="WWNum1">
      <style:paragraph-properties fo:margin-left="0cm" fo:text-indent="-0.7cm" style:auto-text-indent="false">
        <style:tab-stops>
          <style:tab-stop style:position="15.736cm" style:type="right"/>
        </style:tab-stops>
      </style:paragraph-properties>
    </style:style>
    <style:style style:name="P11" style:family="paragraph" style:parent-style-name="Contents_20_2" style:list-style-name="WWNum1">
      <style:paragraph-properties fo:margin-left="0.388cm" fo:text-indent="-0.7cm" style:auto-text-indent="false">
        <style:tab-stops>
          <style:tab-stop style:position="15.736cm" style:type="right"/>
        </style:tab-stops>
      </style:paragraph-properties>
    </style:style>
    <style:style style:name="P12" style:family="paragraph" style:parent-style-name="Contents_20_3" style:list-style-name="WWNum1">
      <style:paragraph-properties fo:margin-left="0.776cm" fo:text-indent="-0.7cm" style:auto-text-indent="false">
        <style:tab-stops>
          <style:tab-stop style:position="15.736cm" style:type="right"/>
        </style:tab-stops>
      </style:paragraph-properties>
    </style:style>
    <style:style style:name="P13" style:family="paragraph" style:parent-style-name="Standard" style:list-style-name="">
      <style:paragraph-properties fo:margin-left="0cm" fo:text-indent="0cm" style:auto-text-indent="false"/>
    </style:style>
    <style:style style:name="P14" style:family="paragraph" style:parent-style-name="PI_20_TÍTULO_20_01" style:list-style-name="">
      <style:paragraph-properties fo:margin-left="0cm" fo:margin-top="0.212cm" fo:margin-bottom="0.212cm" style:contextual-spacing="false" fo:text-indent="0cm" style:auto-text-indent="false" loext:margin-right="0.5ic"/>
    </style:style>
    <style:style style:name="P15" style:family="paragraph" style:parent-style-name="Standard" style:list-style-name="">
      <style:paragraph-properties fo:margin-top="0.212cm" fo:margin-bottom="0.212cm" style:contextual-spacing="false" fo:line-height="100%" fo:text-align="justify" style:justify-single-word="false" fo:text-indent="0cm" style:auto-text-indent="false" loext:margin-left="0.5ic" loext:margin-right="0.5ic" loext:word-spacing-minimum="75%" loext:word-spacing-maximum="133%">
        <style:tab-stops/>
      </style:paragraph-properties>
      <style:text-properties style:font-name="Arial" fo:font-size="12pt" fo:font-weight="bold" style:font-size-asian="12pt" style:font-weight-asian="bold" style:font-name-complex="Arial1" style:font-size-complex="12pt"/>
    </style:style>
    <style:style style:name="P16" style:family="paragraph" style:parent-style-name="PI_20_TÍTULO_20_01" style:list-style-name="">
      <style:paragraph-properties fo:margin-top="0.212cm" fo:margin-bottom="0.212cm" style:contextual-spacing="false" fo:text-indent="0cm" style:auto-text-indent="false" loext:margin-left="0.5ic" loext:margin-right="0.5ic"/>
    </style:style>
    <style:style style:name="P17" style:family="paragraph" style:parent-style-name="Table_20_Contents" style:list-style-name="">
      <style:paragraph-properties fo:margin-left="0cm" fo:text-align="center" style:justify-single-word="false" fo:text-indent="0cm" style:auto-text-indent="false">
        <style:tab-stops/>
      </style:paragraph-properties>
    </style:style>
    <style:style style:name="P18" style:family="paragraph" style:parent-style-name="Tabela_20_1" style:list-style-name="">
      <style:paragraph-properties fo:margin-left="0cm" fo:margin-right="0.185cm" fo:text-indent="0cm" style:auto-text-indent="false">
        <style:tab-stops/>
      </style:paragraph-properties>
      <style:text-properties fo:color="#000000" loext:opacity="100%" fo:font-size="12pt" fo:font-style="italic" fo:font-weight="normal" style:font-size-asian="12pt" style:font-style-asian="italic" style:font-weight-asian="normal" style:font-size-complex="12pt" style:font-style-complex="italic"/>
    </style:style>
    <style:style style:name="P19" style:family="paragraph" style:parent-style-name="Tabela_20_1" style:list-style-name="">
      <style:paragraph-properties fo:margin-right="0.185cm" fo:text-indent="0cm" style:auto-text-indent="false" loext:margin-left="1ic">
        <style:tab-stops/>
      </style:paragraph-properties>
      <style:text-properties fo:color="#000000" loext:opacity="100%" fo:font-size="12pt" fo:font-style="italic" fo:font-weight="normal" style:font-size-asian="12pt" style:font-style-asian="italic" style:font-weight-asian="normal" style:font-size-complex="12pt" style:font-style-complex="italic"/>
    </style:style>
    <style:style style:name="P20" style:family="paragraph" style:parent-style-name="Tabela_20_1" style:list-style-name="">
      <style:paragraph-properties fo:margin-right="0.185cm" fo:text-indent="0cm" style:auto-text-indent="false" loext:margin-left="1ic">
        <style:tab-stops/>
      </style:paragraph-properties>
      <style:text-properties fo:color="#000000" loext:opacity="100%"/>
    </style:style>
    <style:style style:name="P21" style:family="paragraph" style:parent-style-name="Tabela_20_1" style:list-style-name="">
      <style:paragraph-properties fo:margin-right="0.185cm" fo:text-align="justify" style:justify-single-word="false" fo:text-indent="0cm" style:auto-text-indent="false" loext:margin-left="1ic" loext:word-spacing-minimum="75%" loext:word-spacing-maximum="133%">
        <style:tab-stops/>
      </style:paragraph-properties>
      <style:text-properties fo:color="#000000" loext:opacity="100%" fo:font-size="12pt" fo:font-style="italic" fo:font-weight="normal" style:font-size-asian="12pt" style:font-style-asian="italic" style:font-weight-asian="normal" style:font-size-complex="12pt" style:font-style-complex="italic"/>
    </style:style>
    <style:style style:name="P22" style:family="paragraph" style:parent-style-name="Tabela_20_1" style:list-style-name="">
      <style:paragraph-properties fo:margin-left="0cm" fo:margin-right="0.185cm" fo:text-indent="0cm" style:auto-text-indent="false">
        <style:tab-stops/>
      </style:paragraph-properties>
      <style:text-properties fo:color="#000000" loext:opacity="100%"/>
    </style:style>
    <style:style style:name="P23" style:family="paragraph" style:parent-style-name="Tabela_20_1" style:list-style-name="">
      <style:paragraph-properties fo:margin-left="0cm" fo:margin-right="0.185cm" fo:text-indent="0cm" style:auto-text-indent="false">
        <style:tab-stops/>
      </style:paragraph-properties>
      <style:text-properties fo:color="#000000" loext:opacity="100%" fo:font-size="12pt" fo:font-weight="normal" officeooo:rsid="001c13a9" officeooo:paragraph-rsid="001c13a9" style:font-size-asian="12pt" style:font-weight-asian="normal" style:font-size-complex="12pt"/>
    </style:style>
    <style:style style:name="P24" style:family="paragraph" style:parent-style-name="Tabela_20_1" style:list-style-name="">
      <style:paragraph-properties fo:margin-right="0.185cm" fo:text-indent="0cm" style:auto-text-indent="false" loext:margin-left="1ic">
        <style:tab-stops/>
      </style:paragraph-properties>
      <style:text-properties fo:color="#000000" loext:opacity="100%" fo:font-size="12pt" fo:font-weight="normal" officeooo:rsid="001c13a9" officeooo:paragraph-rsid="001c13a9" style:font-size-asian="12pt" style:font-weight-asian="normal" style:font-size-complex="12pt"/>
    </style:style>
    <style:style style:name="P25" style:family="paragraph" style:parent-style-name="Tabela_20_1" style:list-style-name="">
      <style:paragraph-properties fo:margin-right="0.185cm" fo:text-align="justify" style:justify-single-word="false" fo:text-indent="0cm" style:auto-text-indent="false" loext:margin-left="1ic" loext:word-spacing-minimum="75%" loext:word-spacing-maximum="133%">
        <style:tab-stops/>
      </style:paragraph-properties>
      <style:text-properties fo:color="#000000" loext:opacity="100%" fo:font-size="12pt" fo:font-weight="normal" style:font-size-asian="12pt" style:font-weight-asian="normal" style:font-size-complex="12pt"/>
    </style:style>
    <style:style style:name="P26" style:family="paragraph" style:parent-style-name="Standard" style:list-style-name="">
      <style:paragraph-properties fo:margin-left="0cm" fo:margin-top="0.212cm" fo:margin-bottom="0.212cm" style:contextual-spacing="false" fo:line-height="100%" fo:text-indent="0cm" style:auto-text-indent="false">
        <style:tab-stops/>
      </style:paragraph-properties>
      <style:text-properties style:font-name="Arial" fo:font-size="12pt" fo:font-weight="bold" style:font-size-asian="12pt" style:font-weight-asian="bold" style:font-name-complex="Arial1" style:font-size-complex="12pt" style:font-weight-complex="bold"/>
    </style:style>
    <style:style style:name="P27" style:family="paragraph" style:parent-style-name="PI_20_SEÇÃO_20_01" style:list-style-name="">
      <style:paragraph-properties fo:margin-top="0.494cm" fo:margin-bottom="0.494cm" style:contextual-spacing="false" fo:text-indent="0cm" style:auto-text-indent="false" loext:margin-left="0.5ic" loext:margin-right="0.5ic"/>
    </style:style>
    <style:style style:name="P28" style:family="paragraph" style:parent-style-name="Standard" style:list-style-name="">
      <style:paragraph-properties fo:margin-top="0.494cm" fo:margin-bottom="0.494cm" style:contextual-spacing="false" fo:line-height="100%" fo:text-align="justify" style:justify-single-word="false" fo:text-indent="0cm" style:auto-text-indent="false" loext:margin-left="0.5ic" loext:margin-right="0.5ic" loext:word-spacing-minimum="75%" loext:word-spacing-maximum="133%">
        <style:tab-stops/>
      </style:paragraph-properties>
    </style:style>
    <style:style style:name="P29" style:family="paragraph" style:parent-style-name="Standard" style:list-style-name="">
      <style:paragraph-properties fo:margin-top="0.212cm" fo:margin-bottom="0.212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style:font-name="Arial" fo:font-size="12pt" fo:font-weight="bold" style:font-size-asian="12pt" style:font-weight-asian="bold" style:font-name-complex="Arial1" style:font-size-complex="12pt"/>
    </style:style>
    <style:style style:name="P30" style:family="paragraph" style:parent-style-name="Standard" style:list-style-name="">
      <style:paragraph-properties fo:margin-top="0.212cm" fo:margin-bottom="0.212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000000" loext:opacity="100%" style:font-name="Arial" fo:font-size="12pt" fo:font-style="normal" officeooo:rsid="001c13a9" officeooo:paragraph-rsid="001c13a9" style:font-size-asian="12pt" style:font-style-asian="normal" style:font-name-complex="Arial1" style:font-size-complex="12pt" style:font-style-complex="normal" style:font-weight-complex="bold"/>
    </style:style>
    <style:style style:name="P31" style:family="paragraph" style:parent-style-name="Standard" style:list-style-name="">
      <style:paragraph-properties fo:margin-top="0.212cm" fo:margin-bottom="0.212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000000" loext:opacity="100%" style:font-name="Arial" fo:font-size="12pt" fo:font-weight="bold" style:font-size-asian="12pt" style:font-weight-asian="bold" style:font-name-complex="Arial1" style:font-size-complex="12pt"/>
    </style:style>
    <style:style style:name="P32" style:family="paragraph" style:parent-style-name="Standard" style:list-style-name="">
      <loext:graphic-properties draw:fill="none"/>
      <style:paragraph-properties fo:margin-left="0cm" fo:margin-right="0cm" fo:margin-top="0.212cm" fo:margin-bottom="0.212cm" style:contextual-spacing="false" fo:line-height="150%" fo:text-align="justify" style:justify-single-word="false" fo:orphans="2" fo:widows="2" fo:text-indent="0cm" style:auto-text-indent="false" fo:background-color="transparent" style:writing-mode="lr-tb" loext:word-spacing-minimum="75%" loext:word-spacing-maximum="133%">
        <style:tab-stops/>
      </style:paragraph-properties>
      <style:text-properties fo:color="#000000" loext:opacity="100%" style:font-name="Arial" fo:font-size="12pt" fo:font-style="normal" fo:font-weight="normal" officeooo:paragraph-rsid="001da3b2" style:font-size-asian="12pt" style:font-style-asian="normal" style:font-weight-asian="normal" style:font-name-complex="Arial1" style:font-size-complex="12pt" style:font-style-complex="normal" style:font-weight-complex="normal"/>
    </style:style>
    <style:style style:name="P33" style:family="paragraph" style:parent-style-name="Standard" style:list-style-name="">
      <style:paragraph-properties fo:margin-top="0.212cm" fo:margin-bottom="0.212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000000" loext:opacity="100%" style:font-name="Arial" fo:font-size="12pt" fo:font-style="italic" style:font-size-asian="12pt" style:font-style-asian="italic" style:font-name-complex="Arial1" style:font-size-complex="12pt" style:font-style-complex="italic" style:font-weight-complex="bold"/>
    </style:style>
    <style:style style:name="P34" style:family="paragraph" style:parent-style-name="Standard" style:list-style-name="">
      <style:paragraph-properties fo:margin-top="0.212cm" fo:margin-bottom="0.212cm" style:contextual-spacing="false" fo:line-height="100%" fo:text-align="justify" style:justify-single-word="false" fo:text-indent="0cm" style:auto-text-indent="false" loext:margin-left="0.5ic" loext:margin-right="0.5ic" loext:word-spacing-minimum="75%" loext:word-spacing-maximum="133%">
        <style:tab-stops/>
      </style:paragraph-properties>
      <style:text-properties fo:color="#000000" loext:opacity="100%"/>
    </style:style>
    <style:style style:name="P35" style:family="paragraph" style:parent-style-name="Standard" style:list-style-name="">
      <style:paragraph-properties fo:margin-top="0cm" fo:margin-bottom="0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000000" loext:opacity="100%" style:font-name="Arial" fo:font-size="12pt" fo:font-style="italic" style:font-size-asian="12pt" style:font-style-asian="italic" style:font-name-complex="Arial1" style:font-size-complex="12pt" style:font-style-complex="italic" style:font-weight-complex="bold"/>
    </style:style>
    <style:style style:name="P36" style:family="paragraph" style:parent-style-name="Standard" style:list-style-name="">
      <style:paragraph-properties fo:margin-top="0cm" fo:margin-bottom="0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000000" loext:opacity="100%"/>
    </style:style>
    <style:style style:name="P37" style:family="paragraph" style:parent-style-name="Standard" style:list-style-name="">
      <style:paragraph-properties fo:margin-top="0cm" fo:margin-bottom="0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ee0000" loext:opacity="100%"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P38" style:family="paragraph" style:parent-style-name="PI_20_SEÇÃO_20_01" style:list-style-name="">
      <style:paragraph-properties fo:margin-left="0cm" fo:margin-top="0.494cm" fo:margin-bottom="0.494cm" style:contextual-spacing="false" fo:text-indent="0cm" style:auto-text-indent="false" loext:margin-right="0.5ic"/>
    </style:style>
    <style:style style:name="P39" style:family="paragraph" style:parent-style-name="Standard" style:list-style-name="">
      <style:paragraph-properties fo:margin-top="0.494cm" fo:margin-bottom="0.494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000000" loext:opacity="100%" style:font-name="Arial" fo:font-size="12pt" fo:font-style="normal" fo:font-weight="normal" style:font-size-asian="12pt" style:font-style-asian="normal" style:font-weight-asian="normal" style:font-name-complex="Arial1" style:font-size-complex="12pt" style:font-style-complex="normal" style:font-weight-complex="normal"/>
    </style:style>
    <style:style style:name="P40" style:family="paragraph" style:parent-style-name="PI_20_SEÇÃO_20_2" style:list-style-name="">
      <style:paragraph-properties fo:margin-top="0.494cm" fo:margin-bottom="0.494cm" style:contextual-spacing="false" fo:text-indent="0cm" style:auto-text-indent="false" loext:margin-left="0.5ic" loext:margin-right="0.5ic"/>
      <style:text-properties officeooo:paragraph-rsid="0021c46a"/>
    </style:style>
    <style:style style:name="P41" style:family="paragraph" style:parent-style-name="Standard" style:list-style-name="">
      <style:paragraph-properties fo:margin-left="0cm" fo:margin-top="0cm" fo:margin-bottom="0cm" style:contextual-spacing="false" fo:line-height="150%" fo:text-align="center" style:justify-single-word="false" fo:orphans="2" fo:widows="2" fo:text-indent="0cm" style:auto-text-indent="false" loext:margin-right="0.5ic">
        <style:tab-stops/>
      </style:paragraph-properties>
      <style:text-properties fo:color="#ffffff" loext:opacity="100%" fo:language="pt" fo:country="BR" fo:font-weight="bold" style:letter-kerning="false" style:font-weight-asian="bold" style:language-complex="ar" style:country-complex="SA" style:font-weight-complex="bold">
        <loext:char-complex-color loext:theme-type="light1" loext:color-type="theme"/>
      </style:text-properties>
    </style:style>
    <style:style style:name="P42"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language="pt" fo:country="BR" fo:font-weight="bold" style:letter-kerning="false" style:font-weight-asian="bold" style:language-complex="ar" style:country-complex="SA" style:font-weight-complex="bold"/>
    </style:style>
    <style:style style:name="P43"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color="#000000" loext:opacity="100%" style:font-name="Arial"/>
    </style:style>
    <style:style style:name="P44"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style:font-name="Arial"/>
    </style:style>
    <style:style style:name="P45"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color="#000000" loext:opacity="100%" style:font-name="Arial" fo:language="pt" fo:country="BR" style:letter-kerning="false" style:font-name-complex="Arial1" style:language-complex="ar" style:country-complex="SA" style:font-weight-complex="bold"/>
    </style:style>
    <style:style style:name="P46" style:family="paragraph" style:parent-style-name="PI_20_SEÇÃO_20_01" style:list-style-name="">
      <style:paragraph-properties fo:margin-left="0cm" fo:margin-top="0.494cm" fo:margin-bottom="0.494cm" style:contextual-spacing="false" fo:text-indent="0cm" style:auto-text-indent="false" loext:margin-right="0.5ic"/>
      <style:text-properties fo:color="#ee0000" loext:opacity="100%" style:font-name="Arial" fo:font-size="12pt" fo:font-style="italic" style:font-size-asian="12pt" style:font-style-asian="italic" style:font-name-complex="Arial1" style:font-size-complex="12pt" style:font-style-complex="italic" style:font-weight-complex="bold"/>
    </style:style>
    <style:style style:name="P47" style:family="paragraph" style:parent-style-name="Table_20_Contents">
      <loext:graphic-properties draw:fill="solid" draw:fill-color="#2a6099" draw:opacity="100%"/>
      <style:paragraph-properties fo:text-align="center" style:justify-single-word="false" fo:background-color="#2a6099"/>
      <style:text-properties fo:color="#ffffff" loext:opacity="100%" style:font-name="Arial" fo:font-weight="bold" officeooo:rsid="0022655a" officeooo:paragraph-rsid="0022655a" fo:background-color="#2a6099" style:font-weight-asian="bold" style:font-weight-complex="bold"/>
    </style:style>
    <style:style style:name="P48" style:family="paragraph" style:parent-style-name="Table_20_Contents">
      <loext:graphic-properties draw:fill="solid" draw:fill-color="#2a6099" draw:opacity="100%"/>
      <style:paragraph-properties fo:text-align="center" style:justify-single-word="false" fo:background-color="#2a6099"/>
      <style:text-properties fo:color="#ffffff" loext:opacity="100%" style:font-name="Arial" fo:font-weight="bold" officeooo:rsid="0021c515" officeooo:paragraph-rsid="0021c515" fo:background-color="#2a6099" style:font-weight-asian="bold" style:font-weight-complex="bold"/>
    </style:style>
    <style:style style:name="P49" style:family="paragraph" style:parent-style-name="Standard" style:list-style-name="WWNum1">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language="pt" fo:country="BR" fo:font-weight="bold" officeooo:paragraph-rsid="0022655a" style:letter-kerning="false" style:font-weight-asian="bold" style:language-complex="ar" style:country-complex="SA" style:font-weight-complex="bold"/>
    </style:style>
    <style:style style:name="P50" style:family="paragraph" style:parent-style-name="Table_20_Contents" style:list-style-name="WWNum1">
      <loext:graphic-properties draw:fill="none"/>
      <style:paragraph-properties fo:margin-left="0cm" fo:margin-right="0.199cm" fo:margin-top="0cm" fo:margin-bottom="0cm" style:contextual-spacing="false" fo:line-height="150%" fo:text-align="justify" style:justify-single-word="false" fo:orphans="2" fo:widows="2" fo:hyphenation-ladder-count="no-limit" fo:hyphenation-keep="auto" loext:hyphenation-keep-type="column" loext:hyphenation-keep-line="false" fo:text-indent="-0.101cm" style:auto-text-indent="false" fo:background-color="transparent" text:number-lines="false" text:line-number="0" style:vertical-align="baseline" style:writing-mode="lr-tb"/>
      <style:text-properties style:font-name="Arial"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51" style:family="paragraph" style:parent-style-name="Table_20_Contents" style:list-style-name="WWNum1">
      <loext:graphic-properties draw:fill="none"/>
      <style:paragraph-properties fo:margin-left="0cm" fo:margin-right="0.199cm" fo:margin-top="0cm" fo:margin-bottom="0cm" style:contextual-spacing="false" fo:line-height="150%" fo:text-align="justify" style:justify-single-word="false" fo:orphans="2" fo:widows="2" fo:hyphenation-ladder-count="no-limit" fo:hyphenation-keep="auto" loext:hyphenation-keep-type="column" loext:hyphenation-keep-line="false" fo:text-indent="0cm" style:auto-text-indent="false" fo:background-color="transparent" text:number-lines="false" text:line-number="0" style:vertical-align="baseline" style:writing-mode="lr-tb"/>
      <style:text-properties style:font-name="Arial"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52" style:family="paragraph" style:parent-style-name="PI_20_SEÇÃO_20_01" style:list-style-name="">
      <style:paragraph-properties fo:margin-left="0cm" fo:margin-top="0.494cm" fo:margin-bottom="0.494cm" style:contextual-spacing="false" fo:text-indent="0cm" style:auto-text-indent="false" loext:margin-right="0.5ic"/>
      <style:text-properties officeooo:paragraph-rsid="002310d1"/>
    </style:style>
    <style:style style:name="P53" style:family="paragraph" style:parent-style-name="Standard" style:list-style-name="">
      <style:paragraph-properties fo:margin-top="0.494cm" fo:margin-bottom="0.494cm" style:contextual-spacing="false" fo:line-height="100%" fo:text-align="justify" style:justify-single-word="false" fo:text-indent="0cm" style:auto-text-indent="false" loext:margin-left="0.5ic" loext:margin-right="0.5ic" loext:word-spacing-minimum="75%" loext:word-spacing-maximum="133%">
        <style:tab-stops/>
      </style:paragraph-properties>
      <style:text-properties style:font-name="Arial" fo:font-style="italic" style:text-underline-style="solid" style:text-underline-width="auto" style:text-underline-color="font-color" style:font-style-asian="italic" style:font-name-complex="Arial1" style:font-style-complex="italic" style:font-weight-complex="bold"/>
    </style:style>
    <style:style style:name="P54" style:family="paragraph" style:parent-style-name="Standard" style:list-style-name="">
      <style:paragraph-properties fo:margin-left="0cm" fo:margin-top="0cm" fo:margin-bottom="0cm" style:contextual-spacing="false" fo:line-height="150%" fo:text-align="center" style:justify-single-word="false" fo:orphans="2" fo:widows="2" fo:text-indent="0cm" style:auto-text-indent="false" loext:margin-right="0.5ic">
        <style:tab-stops/>
      </style:paragraph-properties>
      <style:text-properties fo:color="#ffffff" loext:opacity="100%" style:font-name="Arial" fo:font-size="12pt" fo:language="pt" fo:country="BR" fo:font-weight="bold" style:letter-kerning="false" style:font-size-asian="12pt" style:font-weight-asian="bold" style:font-name-complex="Arial1" style:font-size-complex="12pt" style:language-complex="ar" style:country-complex="SA" style:font-weight-complex="normal">
        <loext:char-complex-color loext:theme-type="light1" loext:color-type="theme"/>
      </style:text-properties>
    </style:style>
    <style:style style:name="P55"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color="#000000" loext:opacity="100%" style:font-name="Arial" fo:language="pt" fo:country="BR" fo:font-style="normal" fo:font-weight="normal" officeooo:rsid="0024c723" officeooo:paragraph-rsid="0024c723" style:letter-kerning="false" style:font-style-asian="normal" style:font-weight-asian="normal" style:font-name-complex="Arial1" style:language-complex="ar" style:country-complex="SA" style:font-style-complex="normal" style:font-weight-complex="normal"/>
    </style:style>
    <style:style style:name="P56"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color="#000000" loext:opacity="100%" fo:language="pt" fo:country="BR" fo:font-style="normal" fo:font-weight="normal" officeooo:rsid="002310d1" officeooo:paragraph-rsid="002310d1" style:letter-kerning="false" style:font-style-asian="normal" style:font-weight-asian="normal" style:language-complex="ar" style:country-complex="SA" style:font-style-complex="normal" style:font-weight-complex="normal"/>
    </style:style>
    <style:style style:name="P57"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color="#000000" loext:opacity="100%" style:font-name="Arial" fo:language="pt" fo:country="BR" fo:font-style="normal" fo:font-weight="normal" style:letter-kerning="false" style:font-style-asian="normal" style:font-weight-asian="normal" style:font-name-complex="Arial1" style:language-complex="ar" style:country-complex="SA" style:font-style-complex="normal" style:font-weight-complex="normal"/>
    </style:style>
    <style:style style:name="P58"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color="#000000" loext:opacity="100%" style:font-name="Arial" fo:language="pt" fo:country="BR" fo:font-style="normal" fo:font-weight="normal" officeooo:rsid="002310d1" officeooo:paragraph-rsid="002310d1" style:letter-kerning="false" style:font-style-asian="normal" style:font-weight-asian="normal" style:font-name-complex="Arial1" style:language-complex="ar" style:country-complex="SA" style:font-style-complex="normal" style:font-weight-complex="normal"/>
    </style:style>
    <style:style style:name="P59"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color="#000000" loext:opacity="100%" style:font-name="Arial" fo:language="pt" fo:country="BR" fo:font-style="normal" fo:font-weight="normal" officeooo:rsid="0032b302" officeooo:paragraph-rsid="0032b302" style:letter-kerning="false" style:font-style-asian="normal" style:font-weight-asian="normal" style:font-name-complex="Arial1" style:language-complex="ar" style:country-complex="SA" style:font-style-complex="normal" style:font-weight-complex="normal"/>
    </style:style>
    <style:style style:name="P60" style:family="paragraph" style:parent-style-name="Standard" style:list-style-name="">
      <style:paragraph-properties fo:margin-top="0.494cm" fo:margin-bottom="0.494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ee0000" loext:opacity="100%" style:font-name="Arial" fo:font-style="italic" style:text-underline-style="solid" style:text-underline-width="auto" style:text-underline-color="font-color" style:font-style-asian="italic" style:font-name-complex="Arial1" style:font-style-complex="italic" style:font-weight-complex="bold"/>
    </style:style>
    <style:style style:name="P61" style:family="paragraph" style:parent-style-name="Standard" style:list-style-name="">
      <style:paragraph-properties fo:margin-top="0.494cm" fo:margin-bottom="0.494cm" style:contextual-spacing="false" fo:line-height="100%" fo:text-align="justify" style:justify-single-word="false" fo:text-indent="0cm" style:auto-text-indent="false" loext:margin-left="0.5ic" loext:margin-right="0.5ic" loext:word-spacing-minimum="75%" loext:word-spacing-maximum="133%">
        <style:tab-stops>
          <style:tab-stop style:position="4.741cm"/>
        </style:tab-stops>
      </style:paragraph-properties>
    </style:style>
    <style:style style:name="P62" style:family="paragraph" style:parent-style-name="Standard">
      <style:paragraph-properties fo:margin-top="0.494cm" fo:margin-bottom="0.494cm" style:contextual-spacing="false" fo:line-height="100%" fo:text-align="justify" style:justify-single-word="false" fo:text-indent="0cm" style:auto-text-indent="false" loext:margin-left="0.5ic" loext:margin-right="0.5ic" loext:word-spacing-minimum="75%" loext:word-spacing-maximum="133%">
        <style:tab-stops/>
      </style:paragraph-properties>
      <style:text-properties fo:color="#000000" loext:opacity="100%" style:font-name="Arial" fo:font-style="normal" style:text-underline-style="none" fo:font-weight="normal" officeooo:paragraph-rsid="0027ce30" style:font-style-asian="normal" style:font-weight-asian="normal" style:font-name-complex="Arial1" style:font-style-complex="normal"/>
    </style:style>
    <style:style style:name="P63"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language="pt" fo:country="BR" style:letter-kerning="false" style:language-complex="ar" style:country-complex="SA"/>
    </style:style>
    <style:style style:name="P64" style:family="paragraph" style:parent-style-name="Standard" style:list-style-name="">
      <style:paragraph-properties fo:margin-left="0cm" fo:margin-top="0cm" fo:margin-bottom="0cm" style:contextual-spacing="false" fo:line-height="150%" fo:text-align="justify" style:justify-single-word="false" fo:orphans="2" fo:widows="2" fo:text-indent="0cm" style:auto-text-indent="false" loext:margin-right="0.5ic" loext:word-spacing-minimum="75%" loext:word-spacing-maximum="133%">
        <style:tab-stops/>
      </style:paragraph-properties>
      <style:text-properties fo:color="#000000" loext:opacity="100%" fo:language="pt" fo:country="BR" officeooo:rsid="0032b302" officeooo:paragraph-rsid="0032b302" style:letter-kerning="false" style:language-complex="ar" style:country-complex="SA"/>
    </style:style>
    <style:style style:name="P65" style:family="paragraph" style:parent-style-name="PI_20_TÍTULO_20_01" style:list-style-name="" style:master-page-name="">
      <loext:graphic-properties draw:fill="none"/>
      <style:paragraph-properties fo:margin-left="0.199cm" fo:margin-right="0cm" fo:margin-top="0.212cm" fo:margin-bottom="0.212cm" style:contextual-spacing="false" fo:line-height="100%" fo:text-align="justify" style:justify-single-word="false" fo:orphans="2" fo:widows="2" fo:text-indent="0cm" style:auto-text-indent="false" style:page-number="auto" fo:background-color="transparent" style:writing-mode="lr-tb" loext:word-spacing-minimum="75%" loext:word-spacing-maximum="133%">
        <style:tab-stops/>
      </style:paragraph-properties>
      <style:text-properties officeooo:paragraph-rsid="0027ce30"/>
    </style:style>
    <style:style style:name="P66" style:family="paragraph" style:parent-style-name="PI_20_TÍTULO_20_01" style:list-style-name="">
      <loext:graphic-properties draw:fill="none"/>
      <style:paragraph-properties fo:margin-left="0.199cm" fo:margin-right="0cm" fo:margin-top="0.212cm" fo:margin-bottom="0.212cm" style:contextual-spacing="false" fo:line-height="100%" fo:text-align="justify" style:justify-single-word="false" fo:orphans="2" fo:widows="2" fo:text-indent="0cm" style:auto-text-indent="false" fo:background-color="transparent" style:writing-mode="lr-tb" loext:word-spacing-minimum="75%" loext:word-spacing-maximum="133%">
        <style:tab-stops/>
      </style:paragraph-properties>
      <style:text-properties officeooo:paragraph-rsid="0027ce30"/>
    </style:style>
    <style:style style:name="P67" style:family="paragraph" style:parent-style-name="Standard" style:list-style-name="">
      <style:paragraph-properties fo:margin-top="0cm" fo:margin-bottom="0cm" style:contextual-spacing="false" fo:line-height="150%" fo:text-align="justify" style:justify-single-word="false" fo:text-indent="0cm" style:auto-text-indent="false" loext:margin-left="0.5ic" loext:margin-right="0.5ic" loext:word-spacing-minimum="75%" loext:word-spacing-maximum="133%">
        <style:tab-stops/>
      </style:paragraph-properties>
    </style:style>
    <style:style style:name="P68" style:family="paragraph" style:parent-style-name="Standard" style:list-style-name="">
      <style:paragraph-properties fo:margin-top="0cm" fo:margin-bottom="0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ee0000" loext:opacity="100%" style:font-name="Arial" fo:font-size="12pt" fo:font-style="italic" style:font-size-asian="12pt" style:font-style-asian="italic" style:font-name-complex="Arial1" style:font-size-complex="12pt" style:font-style-complex="italic" style:font-weight-complex="bold"/>
    </style:style>
    <style:style style:name="P69" style:family="paragraph" style:parent-style-name="Standard" style:list-style-name="">
      <style:paragraph-properties fo:margin-top="0cm" fo:margin-bottom="0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style:font-name="Arial" fo:font-size="12pt" fo:font-weight="bold" style:font-size-asian="12pt" style:font-weight-asian="bold" style:font-name-complex="Arial1" style:font-size-complex="12pt"/>
    </style:style>
    <style:style style:name="P70" style:family="paragraph" style:parent-style-name="Standard" style:list-style-name="">
      <style:paragraph-properties fo:margin-left="0cm" fo:margin-top="0cm" fo:margin-bottom="0cm" style:contextual-spacing="false" fo:line-height="150%" fo:text-align="justify" style:justify-single-word="false" fo:text-indent="0cm" style:auto-text-indent="false" loext:margin-right="0.5ic" loext:word-spacing-minimum="75%" loext:word-spacing-maximum="133%">
        <style:tab-stops/>
      </style:paragraph-properties>
      <style:text-properties fo:color="#ee0000" loext:opacity="100%" style:font-name="Arial" fo:font-size="12pt" fo:font-style="italic" style:font-size-asian="12pt" style:font-style-asian="italic" style:font-name-complex="Arial1" style:font-size-complex="12pt" style:font-style-complex="italic" style:font-weight-complex="bold"/>
    </style:style>
    <style:style style:name="P71" style:family="paragraph" style:parent-style-name="Standard" style:list-style-name="">
      <style:paragraph-properties fo:margin-top="0.494cm" fo:margin-bottom="0.494cm" style:contextual-spacing="false" fo:line-height="150%" fo:text-align="justify" style:justify-single-word="false" fo:text-indent="0cm" style:auto-text-indent="false" loext:margin-left="0.5ic" loext:margin-right="0.5ic" loext:word-spacing-minimum="75%" loext:word-spacing-maximum="133%">
        <style:tab-stops/>
      </style:paragraph-properties>
    </style:style>
    <style:style style:name="P72" style:family="paragraph" style:parent-style-name="Standard" style:list-style-name="">
      <style:paragraph-properties fo:margin-top="0.212cm" fo:margin-bottom="0.212cm" style:contextual-spacing="false" fo:line-height="100%" fo:text-align="justify" style:justify-single-word="false" fo:text-indent="0cm" style:auto-text-indent="false" loext:margin-left="0.5ic" loext:margin-right="0.5ic" loext:word-spacing-minimum="75%" loext:word-spacing-maximum="133%">
        <style:tab-stops/>
      </style:paragraph-properties>
    </style:style>
    <style:style style:name="P73" style:family="paragraph" style:parent-style-name="Standard" style:list-style-name="">
      <style:paragraph-properties fo:margin-top="0.494cm" fo:margin-bottom="0.494cm" style:contextual-spacing="false" fo:line-height="150%" fo:text-align="justify" style:justify-single-word="false" fo:text-indent="0cm" style:auto-text-indent="false" loext:margin-left="0.5ic" loext:margin-right="0.5ic" loext:word-spacing-minimum="75%" loext:word-spacing-maximum="133%">
        <style:tab-stops/>
      </style:paragraph-properties>
      <style:text-properties fo:color="#000000" loext:opacity="100%" style:font-name="Arial" fo:font-size="12pt" fo:font-style="normal" style:font-size-asian="12pt" style:font-style-asian="normal" style:font-name-complex="Arial1" style:font-size-complex="12pt" style:font-style-complex="normal" style:font-weight-complex="bold"/>
    </style:style>
    <style:style style:name="P74" style:family="paragraph" style:parent-style-name="List_20_Paragraph" style:list-style-name="WWNum14">
      <style:paragraph-properties fo:margin-left="1.464cm" fo:margin-top="0.494cm" fo:margin-bottom="0cm" style:contextual-spacing="true" fo:line-height="150%" fo:text-align="justify" style:justify-single-word="false" fo:text-indent="-0.635cm" style:auto-text-indent="false" loext:margin-right="0.5ic" loext:word-spacing-minimum="75%" loext:word-spacing-maximum="133%">
        <style:tab-stops/>
      </style:paragraph-properties>
    </style:style>
    <style:style style:name="P75" style:family="paragraph" style:parent-style-name="List_20_Paragraph" style:list-style-name="WWNum14">
      <style:paragraph-properties fo:margin-left="1.464cm" fo:margin-top="0cm" fo:margin-bottom="0.494cm" style:contextual-spacing="true" fo:line-height="150%" fo:text-align="justify" style:justify-single-word="false" fo:text-indent="-0.635cm" style:auto-text-indent="false" loext:margin-right="0.5ic" loext:word-spacing-minimum="75%" loext:word-spacing-maximum="133%">
        <style:tab-stops/>
      </style:paragraph-properties>
    </style:style>
    <style:style style:name="P76" style:family="paragraph" style:parent-style-name="List_20_Paragraph" style:list-style-name="">
      <style:paragraph-properties fo:margin-left="1.464cm" fo:margin-top="0.494cm" fo:margin-bottom="0.494cm" style:contextual-spacing="true" fo:line-height="150%" fo:text-align="justify" style:justify-single-word="false" fo:text-indent="0cm" style:auto-text-indent="false" loext:margin-right="0.5ic" loext:word-spacing-minimum="75%" loext:word-spacing-maximum="133%">
        <style:tab-stops/>
      </style:paragraph-properties>
      <style:text-properties fo:color="#ee0000" loext:opacity="100%" style:font-name="Arial" fo:font-size="12pt" fo:font-style="italic" style:font-size-asian="12pt" style:font-style-asian="italic" style:font-name-complex="Arial1" style:font-size-complex="12pt" style:font-style-complex="italic" style:font-weight-complex="bold"/>
    </style:style>
    <style:style style:name="P77" style:family="paragraph" style:parent-style-name="Standard" style:list-style-name="">
      <style:paragraph-properties fo:margin-left="0cm" fo:margin-top="0.494cm" fo:margin-bottom="0.494cm" style:contextual-spacing="false" fo:line-height="150%" fo:text-align="justify" style:justify-single-word="false" fo:text-indent="0cm" style:auto-text-indent="false" loext:margin-right="0.5ic" loext:word-spacing-minimum="75%" loext:word-spacing-maximum="133%">
        <style:tab-stops/>
      </style:paragraph-properties>
    </style:style>
    <style:style style:name="P78" style:family="paragraph" style:parent-style-name="Standard" style:list-style-name="">
      <style:paragraph-properties fo:margin-left="0.194cm" fo:margin-top="0.494cm" fo:margin-bottom="0.494cm" style:contextual-spacing="false" fo:line-height="150%" fo:text-align="justify" style:justify-single-word="false" fo:text-indent="0cm" style:auto-text-indent="false" loext:margin-right="0.5ic" loext:word-spacing-minimum="75%" loext:word-spacing-maximum="133%">
        <style:tab-stops/>
      </style:paragraph-properties>
    </style:style>
    <style:style style:name="P79" style:family="paragraph" style:parent-style-name="Standard" style:list-style-name="">
      <style:paragraph-properties fo:margin-top="0.212cm" fo:margin-bottom="0.212cm" style:contextual-spacing="false" fo:line-height="100%" fo:text-align="justify" style:justify-single-word="false" fo:text-indent="0cm" style:auto-text-indent="false" loext:margin-left="0.5ic" loext:margin-right="0.5ic" loext:word-spacing-minimum="75%" loext:word-spacing-maximum="133%">
        <style:tab-stops/>
      </style:paragraph-properties>
      <style:text-properties style:font-name="Arial" fo:font-style="italic" style:text-underline-style="solid" style:text-underline-width="auto" style:text-underline-color="font-color" style:font-style-asian="italic" style:font-name-complex="Arial1" style:font-style-complex="italic" style:font-weight-complex="bold"/>
    </style:style>
    <style:style style:name="P80" style:family="paragraph" style:parent-style-name="Standard" style:list-style-name="">
      <style:paragraph-properties fo:margin-top="0.212cm" fo:margin-bottom="0.212cm" style:contextual-spacing="false" fo:line-height="100%" fo:text-align="justify" style:justify-single-word="false" fo:text-indent="0cm" style:auto-text-indent="false" loext:margin-left="0.5ic" loext:margin-right="0.5ic" loext:word-spacing-minimum="75%" loext:word-spacing-maximum="133%">
        <style:tab-stops/>
      </style:paragraph-properties>
      <style:text-properties fo:color="#ee0000" loext:opacity="100%" style:font-name="Arial" fo:font-size="12pt" fo:font-style="italic" style:text-underline-style="solid" style:text-underline-width="auto" style:text-underline-color="font-color" style:font-size-asian="12pt" style:font-style-asian="italic" style:font-name-complex="Arial1" style:font-size-complex="12pt" style:font-style-complex="italic" style:font-weight-complex="bold"/>
    </style:style>
    <style:style style:name="P81" style:family="paragraph" style:parent-style-name="Tabela_20_1" style:list-style-name="">
      <style:paragraph-properties fo:margin-left="0cm" fo:margin-right="0.044cm" style:line-height-at-least="0.499cm" fo:text-indent="0cm" style:auto-text-indent="false">
        <style:tab-stops/>
      </style:paragraph-properties>
      <style:text-properties fo:color="#000000" loext:opacity="100%" fo:font-size="11pt" fo:font-style="normal" fo:font-weight="normal" style:font-size-asian="11pt" style:font-style-asian="normal" style:font-weight-asian="normal" style:font-size-complex="11pt" style:font-style-complex="normal"/>
    </style:style>
    <style:style style:name="P82" style:family="paragraph" style:parent-style-name="Tabela_20_1" style:list-style-name="">
      <style:paragraph-properties fo:margin-left="0cm" fo:margin-right="0.044cm" style:line-height-at-least="0.499cm" fo:text-indent="0cm" style:auto-text-indent="false">
        <style:tab-stops/>
      </style:paragraph-properties>
      <style:text-properties fo:font-size="11pt" fo:font-weight="normal" style:font-size-asian="11pt" style:font-weight-asian="normal" style:font-size-complex="11pt" style:font-weight-complex="normal"/>
    </style:style>
    <style:style style:name="P83" style:family="paragraph" style:parent-style-name="Tabela_20_1" style:list-style-name="">
      <style:paragraph-properties fo:margin-left="0cm" fo:margin-right="0.185cm" style:line-height-at-least="0.499cm" fo:text-indent="0cm" style:auto-text-indent="false">
        <style:tab-stops/>
      </style:paragraph-properties>
      <style:text-properties fo:color="#000000" loext:opacity="100%" fo:font-size="11pt" fo:font-style="normal" fo:font-weight="bold" style:font-size-asian="11pt" style:font-style-asian="normal" style:font-weight-asian="bold" style:font-style-complex="normal" style:font-weight-complex="bold"/>
    </style:style>
    <style:style style:name="P84" style:family="paragraph" style:parent-style-name="Tabela_20_1" style:list-style-name="">
      <style:paragraph-properties fo:margin-right="0.557cm" style:line-height-at-least="0.499cm" fo:text-align="justify" style:justify-single-word="false" fo:text-indent="0cm" style:auto-text-indent="false" loext:margin-left="1ic" loext:word-spacing-minimum="75%" loext:word-spacing-maximum="133%">
        <style:tab-stops/>
      </style:paragraph-properties>
    </style:style>
    <style:style style:name="P85" style:family="paragraph" style:parent-style-name="Table_20_Contents" style:list-style-name="">
      <style:paragraph-properties fo:margin-left="0cm" fo:text-align="center" style:justify-single-word="false" fo:text-indent="0cm" style:auto-text-indent="false">
        <style:tab-stops/>
      </style:paragraph-properties>
      <style:text-properties officeooo:paragraph-rsid="002a0eaf"/>
    </style:style>
    <style:style style:name="P86" style:family="paragraph" style:parent-style-name="Tabela_20_1" style:list-style-name="">
      <style:paragraph-properties fo:margin-left="0cm" fo:margin-right="0.044cm" style:line-height-at-least="0.499cm" fo:text-indent="0cm" style:auto-text-indent="false">
        <style:tab-stops/>
      </style:paragraph-properties>
      <style:text-properties fo:color="#000000" loext:opacity="100%" fo:font-size="11pt" fo:font-style="normal" fo:font-weight="normal" officeooo:paragraph-rsid="002a0eaf" style:font-size-asian="11pt" style:font-style-asian="normal" style:font-weight-asian="normal" style:font-size-complex="11pt" style:font-style-complex="normal" style:font-weight-complex="normal"/>
    </style:style>
    <style:style style:name="P87" style:family="paragraph" style:parent-style-name="Tabela_20_1" style:list-style-name="">
      <style:paragraph-properties fo:margin-left="0cm" fo:margin-right="0.044cm" style:line-height-at-least="0.499cm" fo:text-indent="0cm" style:auto-text-indent="false">
        <style:tab-stops/>
      </style:paragraph-properties>
      <style:text-properties fo:font-size="11pt" fo:font-weight="normal" officeooo:paragraph-rsid="002a0eaf" style:font-size-asian="11pt" style:font-weight-asian="normal" style:font-size-complex="11pt" style:font-weight-complex="normal"/>
    </style:style>
    <style:style style:name="P88" style:family="paragraph" style:parent-style-name="Tabela_20_1" style:list-style-name="">
      <style:paragraph-properties fo:margin-left="0cm" fo:margin-right="0.185cm" style:line-height-at-least="0.499cm" fo:text-indent="0cm" style:auto-text-indent="false">
        <style:tab-stops/>
      </style:paragraph-properties>
      <style:text-properties fo:font-size="11pt" fo:font-weight="normal" officeooo:paragraph-rsid="002a0eaf" style:font-size-asian="11pt" style:font-weight-asian="normal" style:font-size-complex="11pt" style:font-weight-complex="normal"/>
    </style:style>
    <style:style style:name="P89" style:family="paragraph" style:parent-style-name="Tabela_20_1" style:list-style-name="">
      <style:paragraph-properties fo:margin-right="0.557cm" style:line-height-at-least="0.499cm" fo:text-align="justify" style:justify-single-word="false" fo:text-indent="0cm" style:auto-text-indent="false" loext:margin-left="1ic" loext:word-spacing-minimum="75%" loext:word-spacing-maximum="133%">
        <style:tab-stops/>
      </style:paragraph-properties>
      <style:text-properties fo:font-size="11pt" fo:font-weight="normal" officeooo:paragraph-rsid="002a0eaf" style:font-size-asian="11pt" style:font-weight-asian="normal" style:font-size-complex="11pt" style:font-weight-complex="normal"/>
    </style:style>
    <style:style style:name="P90" style:family="paragraph" style:parent-style-name="Tabela_20_1" style:list-style-name="">
      <style:paragraph-properties fo:margin-left="0cm" fo:margin-right="0.044cm" style:line-height-at-least="0.499cm" fo:text-indent="0cm" style:auto-text-indent="false">
        <style:tab-stops/>
      </style:paragraph-properties>
      <style:text-properties fo:color="#000000" loext:opacity="100%" fo:font-style="normal" officeooo:paragraph-rsid="002a0eaf" style:font-style-asian="normal" style:font-style-complex="normal"/>
    </style:style>
    <style:style style:name="P91" style:family="paragraph" style:parent-style-name="Tabela_20_1" style:list-style-name="">
      <style:paragraph-properties fo:margin-left="0cm" fo:margin-right="0.185cm" style:line-height-at-least="0.499cm" fo:text-indent="0cm" style:auto-text-indent="false">
        <style:tab-stops/>
      </style:paragraph-properties>
      <style:text-properties fo:color="#000000" loext:opacity="100%" fo:font-size="11pt" fo:font-style="normal" fo:font-weight="bold" officeooo:paragraph-rsid="002a0eaf" style:font-size-asian="11pt" style:font-style-asian="normal" style:font-weight-asian="bold" style:font-style-complex="normal" style:font-weight-complex="bold"/>
    </style:style>
    <style:style style:name="P92" style:family="paragraph" style:parent-style-name="Tabela_20_1" style:list-style-name="">
      <style:paragraph-properties fo:margin-right="0.557cm" style:line-height-at-least="0.499cm" fo:text-align="justify" style:justify-single-word="false" fo:text-indent="0cm" style:auto-text-indent="false" loext:margin-left="1ic" loext:word-spacing-minimum="75%" loext:word-spacing-maximum="133%">
        <style:tab-stops/>
      </style:paragraph-properties>
      <style:text-properties officeooo:paragraph-rsid="002a0eaf"/>
    </style:style>
    <style:style style:name="P93" style:family="paragraph" style:parent-style-name="Tabela_20_1" style:list-style-name="">
      <style:paragraph-properties fo:margin-right="0.557cm" style:line-height-at-least="0.499cm" fo:text-align="justify" style:justify-single-word="false" fo:text-indent="0cm" style:auto-text-indent="false" loext:margin-left="1ic" loext:word-spacing-minimum="75%" loext:word-spacing-maximum="133%">
        <style:tab-stops/>
      </style:paragraph-properties>
      <style:text-properties fo:font-weight="normal" officeooo:paragraph-rsid="002a0eaf" style:font-weight-asian="normal" style:font-weight-complex="normal"/>
    </style:style>
    <style:style style:name="P94" style:family="paragraph" style:parent-style-name="Standard" style:list-style-name="">
      <style:paragraph-properties fo:margin-left="0cm" fo:margin-top="0.494cm" fo:margin-bottom="0.494cm" style:contextual-spacing="false" fo:text-indent="0cm" style:auto-text-indent="false" loext:margin-right="0.5ic"/>
      <style:text-properties officeooo:paragraph-rsid="002a0eaf"/>
    </style:style>
    <style:style style:name="P95" style:family="paragraph" style:parent-style-name="Tabela_20_1" style:list-style-name="">
      <style:paragraph-properties fo:margin-left="0cm" fo:margin-right="0.185cm" style:line-height-at-least="0.499cm" fo:text-align="center" style:justify-single-word="false" fo:text-indent="0cm" style:auto-text-indent="false">
        <style:tab-stops/>
      </style:paragraph-properties>
      <style:text-properties fo:color="#000000" loext:opacity="100%" fo:font-size="11pt" fo:font-style="normal" fo:font-weight="normal" style:font-size-asian="11pt" style:font-style-asian="normal" style:font-weight-asian="normal" style:font-style-complex="normal"/>
    </style:style>
    <style:style style:name="P96" style:family="paragraph" style:parent-style-name="Tabela_20_1" style:list-style-name="">
      <style:paragraph-properties fo:margin-right="0.557cm" style:line-height-at-least="0.499cm" fo:text-align="justify" style:justify-single-word="false" fo:text-indent="0cm" style:auto-text-indent="false" loext:margin-left="1ic" loext:word-spacing-minimum="75%" loext:word-spacing-maximum="133%">
        <style:tab-stops/>
      </style:paragraph-properties>
      <style:text-properties fo:font-style="normal" style:font-style-asian="normal" style:font-style-complex="normal"/>
    </style:style>
    <style:style style:name="P97" style:family="paragraph" style:parent-style-name="Table_20_Contents" style:list-style-name="">
      <style:paragraph-properties fo:margin-left="0cm" fo:text-align="center" style:justify-single-word="false" fo:text-indent="0cm" style:auto-text-indent="false">
        <style:tab-stops/>
      </style:paragraph-properties>
      <style:text-properties officeooo:paragraph-rsid="002a36e8"/>
    </style:style>
    <style:style style:name="P98" style:family="paragraph" style:parent-style-name="Tabela_20_1" style:list-style-name="">
      <style:paragraph-properties fo:margin-left="0cm" fo:margin-right="0.044cm" fo:text-indent="0cm" style:auto-text-indent="false">
        <style:tab-stops/>
      </style:paragraph-properties>
      <style:text-properties fo:color="#000000" loext:opacity="100%" fo:font-style="normal" fo:font-weight="normal" officeooo:paragraph-rsid="002a36e8" style:font-style-asian="normal" style:font-weight-asian="normal" style:font-style-complex="normal" style:font-weight-complex="normal"/>
    </style:style>
    <style:style style:name="P99" style:family="paragraph" style:parent-style-name="Tabela_20_1" style:list-style-name="">
      <style:paragraph-properties fo:margin-left="0cm" fo:margin-right="0.185cm" fo:text-indent="0cm" style:auto-text-indent="false">
        <style:tab-stops/>
      </style:paragraph-properties>
      <style:text-properties fo:color="#000000" loext:opacity="100%" fo:font-size="11pt" fo:font-style="normal" fo:font-weight="normal" officeooo:paragraph-rsid="002a36e8" style:font-size-asian="11pt" style:font-style-asian="normal" style:font-weight-asian="normal" style:font-style-complex="normal" style:font-weight-complex="normal"/>
    </style:style>
    <style:style style:name="P100" style:family="paragraph" style:parent-style-name="Tabela_20_1" style:list-style-name="">
      <style:paragraph-properties fo:margin-right="0.557cm" fo:text-align="justify" style:justify-single-word="false" fo:text-indent="0cm" style:auto-text-indent="false" loext:margin-left="1ic" loext:word-spacing-minimum="75%" loext:word-spacing-maximum="133%">
        <style:tab-stops/>
      </style:paragraph-properties>
      <style:text-properties officeooo:paragraph-rsid="002a36e8"/>
    </style:style>
    <style:style style:name="P101" style:family="paragraph" style:parent-style-name="Table_20_Contents" style:list-style-name="">
      <style:paragraph-properties fo:margin-left="0cm" fo:text-align="center" style:justify-single-word="false" fo:text-indent="0cm" style:auto-text-indent="false">
        <style:tab-stops/>
      </style:paragraph-properties>
      <style:text-properties fo:color="#000000" loext:opacity="100%" style:font-name="Arial" fo:font-size="11pt" fo:font-weight="bold" officeooo:paragraph-rsid="002a36e8" style:letter-kerning="false" style:font-name-asian="Calibri1" style:font-size-asian="11pt" style:language-asian="en" style:country-asian="US" style:font-weight-asian="bold" style:font-name-complex="Arial1" style:font-size-complex="8pt" style:font-weight-complex="bold"/>
    </style:style>
    <style:style style:name="P102" style:family="paragraph" style:parent-style-name="Tabela_20_1" style:list-style-name="">
      <style:paragraph-properties fo:margin-left="0cm" fo:margin-right="0.044cm" fo:text-indent="0cm" style:auto-text-indent="false">
        <style:tab-stops/>
      </style:paragraph-properties>
      <style:text-properties fo:color="#000000" loext:opacity="100%" fo:font-style="normal" officeooo:paragraph-rsid="002a36e8" style:font-style-asian="normal" style:font-style-complex="normal"/>
    </style:style>
    <style:style style:name="P103" style:family="paragraph" style:parent-style-name="Tabela_20_1" style:list-style-name="">
      <style:paragraph-properties fo:margin-left="0cm" fo:margin-right="0.185cm" fo:text-indent="0cm" style:auto-text-indent="false">
        <style:tab-stops/>
      </style:paragraph-properties>
      <style:text-properties fo:color="#000000" loext:opacity="100%" fo:font-size="11pt" fo:font-style="normal" fo:font-weight="normal" officeooo:paragraph-rsid="002a36e8" style:font-size-asian="11pt" style:font-style-asian="normal" style:font-weight-asian="normal" style:font-style-complex="normal"/>
    </style:style>
    <style:style style:name="P104" style:family="paragraph" style:parent-style-name="Tabela_20_1" style:list-style-name="">
      <style:paragraph-properties fo:margin-left="0cm" fo:margin-right="0.044cm" fo:text-indent="0cm" style:auto-text-indent="false">
        <style:tab-stops/>
      </style:paragraph-properties>
      <style:text-properties fo:color="#000000" loext:opacity="100%" fo:font-size="11pt" fo:font-style="normal" fo:font-weight="normal" officeooo:paragraph-rsid="002a36e8" style:font-size-asian="11pt" style:font-style-asian="normal" style:font-weight-asian="normal" style:font-size-complex="11pt" style:font-style-complex="normal" style:font-weight-complex="normal"/>
    </style:style>
    <style:style style:name="P105" style:family="paragraph" style:parent-style-name="Tabela_20_1" style:list-style-name="">
      <style:paragraph-properties fo:margin-left="0cm" fo:margin-right="0.185cm" fo:text-indent="0cm" style:auto-text-indent="false">
        <style:tab-stops/>
      </style:paragraph-properties>
      <style:text-properties fo:color="#000000" loext:opacity="100%" fo:font-size="11pt" fo:font-style="normal" fo:font-weight="normal" officeooo:paragraph-rsid="002a36e8" style:font-size-asian="11pt" style:font-style-asian="normal" style:font-weight-asian="normal" style:font-size-complex="11pt" style:font-style-complex="normal" style:font-weight-complex="normal"/>
    </style:style>
    <style:style style:name="P106" style:family="paragraph" style:parent-style-name="Tabela_20_1" style:list-style-name="">
      <style:paragraph-properties fo:margin-right="0.557cm" fo:text-align="justify" style:justify-single-word="false" fo:text-indent="0cm" style:auto-text-indent="false" loext:margin-left="1ic" loext:word-spacing-minimum="75%" loext:word-spacing-maximum="133%">
        <style:tab-stops/>
      </style:paragraph-properties>
      <style:text-properties fo:font-size="11pt" fo:font-weight="normal" officeooo:paragraph-rsid="002a36e8" style:font-size-asian="11pt" style:font-weight-asian="normal" style:font-size-complex="11pt" style:font-weight-complex="normal"/>
    </style:style>
    <style:style style:name="P107" style:family="paragraph" style:parent-style-name="Standard" style:list-style-name="">
      <style:paragraph-properties fo:margin-top="0.494cm" fo:margin-bottom="0.494cm" style:contextual-spacing="false" fo:text-indent="0cm" style:auto-text-indent="false" loext:margin-left="0.5ic" loext:margin-right="0.5ic"/>
      <style:text-properties officeooo:paragraph-rsid="002a36e8"/>
    </style:style>
    <style:style style:name="P108" style:family="paragraph" style:parent-style-name="Standard" style:list-style-name="">
      <style:paragraph-properties fo:margin-top="0.212cm" fo:margin-bottom="0.212cm" style:contextual-spacing="false" fo:line-height="100%" fo:text-align="justify" style:justify-single-word="false" fo:text-indent="0cm" style:auto-text-indent="false" loext:margin-left="0.5ic" loext:margin-right="0.5ic" loext:word-spacing-minimum="75%" loext:word-spacing-maximum="133%">
        <style:tab-stops/>
      </style:paragraph-properties>
      <style:text-properties fo:color="#ee0000" loext:opacity="100%" style:font-name="Arial" fo:font-size="12pt" fo:font-style="italic" style:font-size-asian="12pt" style:font-style-asian="italic" style:font-name-complex="Arial1" style:font-size-complex="12pt" style:font-style-complex="italic" style:font-weight-complex="bold"/>
    </style:style>
    <style:style style:name="P109" style:family="paragraph" style:parent-style-name="Table_20_Contents" style:list-style-name="">
      <style:paragraph-properties fo:margin-left="0cm" fo:text-align="center" style:justify-single-word="false" fo:text-indent="0cm" style:auto-text-indent="false">
        <style:tab-stops/>
      </style:paragraph-properties>
      <style:text-properties officeooo:paragraph-rsid="002c7dbd"/>
    </style:style>
    <style:style style:name="P110" style:family="paragraph" style:parent-style-name="Tabela_20_1" style:list-style-name="">
      <style:paragraph-properties fo:margin-left="0cm" fo:margin-right="0.044cm" fo:text-indent="0cm" style:auto-text-indent="false">
        <style:tab-stops/>
      </style:paragraph-properties>
      <style:text-properties fo:color="#000000" loext:opacity="100%" fo:font-size="11pt" fo:font-style="normal" fo:font-weight="normal" officeooo:paragraph-rsid="002c7dbd" style:font-size-asian="11pt" style:font-style-asian="normal" style:font-weight-asian="normal" style:font-size-complex="11pt" style:font-style-complex="normal" style:font-weight-complex="normal"/>
    </style:style>
    <style:style style:name="P111" style:family="paragraph" style:parent-style-name="Tabela_20_1" style:list-style-name="">
      <style:paragraph-properties fo:margin-left="0cm" fo:margin-right="0.185cm" fo:text-indent="0cm" style:auto-text-indent="false">
        <style:tab-stops/>
      </style:paragraph-properties>
      <style:text-properties fo:color="#000000" loext:opacity="100%" fo:font-size="11pt" fo:font-style="normal" fo:font-weight="normal" officeooo:paragraph-rsid="002c7dbd" style:font-size-asian="11pt" style:font-style-asian="normal" style:font-weight-asian="normal" style:font-size-complex="11pt" style:font-style-complex="normal" style:font-weight-complex="normal"/>
    </style:style>
    <style:style style:name="P112" style:family="paragraph" style:parent-style-name="Tabela_20_1" style:list-style-name="">
      <style:paragraph-properties fo:margin-right="0.557cm" fo:text-align="justify" style:justify-single-word="false" fo:text-indent="0cm" style:auto-text-indent="false" loext:margin-left="1ic" loext:word-spacing-minimum="75%" loext:word-spacing-maximum="133%">
        <style:tab-stops/>
      </style:paragraph-properties>
      <style:text-properties fo:font-size="11pt" fo:font-weight="normal" officeooo:paragraph-rsid="002c7dbd" style:font-size-asian="11pt" style:font-weight-asian="normal" style:font-size-complex="11pt" style:font-weight-complex="normal"/>
    </style:style>
    <style:style style:name="P113" style:family="paragraph" style:parent-style-name="Standard" style:list-style-name="">
      <style:text-properties officeooo:paragraph-rsid="002c7dbd"/>
    </style:style>
    <style:style style:name="P114" style:family="paragraph" style:parent-style-name="Standard" style:list-style-name="">
      <style:paragraph-properties fo:margin-left="0.194cm" fo:margin-top="0.494cm" fo:margin-bottom="0.494cm" style:contextual-spacing="false" fo:line-height="150%" fo:text-align="justify" style:justify-single-word="false" fo:text-indent="0cm" style:auto-text-indent="false" loext:margin-right="0.5ic" loext:word-spacing-minimum="75%" loext:word-spacing-maximum="133%">
        <style:tab-stops/>
      </style:paragraph-properties>
      <style:text-properties fo:color="#ee0000" loext:opacity="100%" style:font-name="Arial" fo:font-size="12pt" fo:font-style="italic" officeooo:paragraph-rsid="002c7dbd" style:font-size-asian="12pt" style:font-style-asian="italic" style:font-name-complex="Arial1" style:font-size-complex="12pt" style:font-style-complex="italic" style:font-weight-complex="bold"/>
    </style:style>
    <style:style style:name="P115" style:family="paragraph" style:parent-style-name="Standard" style:list-style-name="">
      <style:paragraph-properties fo:margin-left="0.194cm" fo:margin-top="0.494cm" fo:margin-bottom="0.494cm" style:contextual-spacing="false" fo:line-height="150%" fo:text-align="justify" style:justify-single-word="false" fo:text-indent="0cm" style:auto-text-indent="false" loext:margin-right="0.5ic" loext:word-spacing-minimum="75%" loext:word-spacing-maximum="133%">
        <style:tab-stops/>
      </style:paragraph-properties>
      <style:text-properties fo:color="#ee0000" loext:opacity="100%" style:font-name="Arial" fo:font-size="12pt" fo:font-style="italic" style:font-size-asian="12pt" style:font-style-asian="italic" style:font-name-complex="Arial1" style:font-size-complex="12pt" style:font-style-complex="italic" style:font-weight-complex="bold"/>
    </style:style>
    <style:style style:name="P116" style:family="paragraph" style:parent-style-name="PI_20_SEÇÃO_20_2" style:list-style-name="">
      <style:paragraph-properties fo:margin-top="0.494cm" fo:margin-bottom="0.494cm" style:contextual-spacing="false" fo:text-indent="0cm" style:auto-text-indent="false" loext:margin-left="0.5ic" loext:margin-right="0.5ic"/>
    </style:style>
    <style:style style:name="P117" style:family="paragraph" style:parent-style-name="List_20_Paragraph" style:list-style-name="WWNum15">
      <style:paragraph-properties fo:margin-left="1.464cm" fo:margin-top="0.494cm" fo:margin-bottom="0cm" style:contextual-spacing="true" fo:line-height="150%" fo:text-align="justify" style:justify-single-word="false" fo:text-indent="-0.635cm" style:auto-text-indent="false" loext:margin-right="0.5ic" loext:word-spacing-minimum="75%" loext:word-spacing-maximum="133%">
        <style:tab-stops/>
      </style:paragraph-properties>
    </style:style>
    <style:style style:name="P118" style:family="paragraph" style:parent-style-name="List_20_Paragraph" style:list-style-name="WWNum15">
      <style:paragraph-properties fo:margin-left="1.464cm" fo:margin-top="0cm" fo:margin-bottom="0cm" style:contextual-spacing="true" fo:line-height="150%" fo:text-align="justify" style:justify-single-word="false" fo:text-indent="-0.635cm" style:auto-text-indent="false" loext:margin-right="0.5ic" loext:word-spacing-minimum="75%" loext:word-spacing-maximum="133%">
        <style:tab-stops/>
      </style:paragraph-properties>
    </style:style>
    <style:style style:name="P119" style:family="paragraph" style:parent-style-name="List_20_Paragraph" style:list-style-name="WWNum15">
      <style:paragraph-properties fo:margin-left="1.464cm" fo:margin-top="0cm" fo:margin-bottom="0.494cm" style:contextual-spacing="true" fo:line-height="150%" fo:text-align="justify" style:justify-single-word="false" fo:text-indent="-0.635cm" style:auto-text-indent="false" loext:margin-right="0.5ic" loext:word-spacing-minimum="75%" loext:word-spacing-maximum="133%">
        <style:tab-stops/>
      </style:paragraph-properties>
    </style:style>
    <style:style style:name="P120" style:family="paragraph" style:parent-style-name="Frame_20_contents" style:list-style-name="WWNum1">
      <style:paragraph-properties fo:margin-left="0cm" fo:margin-top="0cm" fo:margin-bottom="0cm" style:contextual-spacing="false" fo:line-height="100%" fo:text-indent="0cm" style:auto-text-indent="false">
        <style:tab-stops/>
      </style:paragraph-properties>
    </style:style>
    <style:style style:name="P121" style:family="paragraph">
      <loext:graphic-properties draw:fill="none"/>
      <style:paragraph-properties fo:text-align="left"/>
      <style:text-properties fo:color="#000000" loext:opacity="100%" fo:font-size="18pt"/>
    </style:style>
    <style:style style:name="P122" style:family="paragraph">
      <loext:graphic-properties draw:fill="bitmap" draw:fill-image-name="msFillBitmap_20_1_20_-1" draw:fill-image-width="16.935cm" draw:fill-image-height="3.704cm" style:repeat="repeat" draw:fill-image-ref-point-x="0%" draw:fill-image-ref-point-y="76%" draw:fill-image-ref-point="top-left"/>
      <style:paragraph-properties fo:text-align="left"/>
      <style:text-properties fo:font-size="18pt"/>
    </style:style>
    <style:style style:name="P123" style:family="paragraph">
      <loext:graphic-properties draw:fill="gradient" draw:fill-gradient-name="Gradient_20_1"/>
      <style:paragraph-properties fo:text-align="left"/>
      <style:text-properties fo:font-size="18pt"/>
    </style:style>
    <style:style style:name="P124" style:family="paragraph">
      <loext:graphic-properties draw:fill="solid" draw:fill-color="#ffffff" draw:opacity="88%"/>
      <style:paragraph-properties fo:text-align="left" style:writing-mode="lr-tb"/>
      <style:text-properties fo:font-size="18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50pt" style:font-size-asian="50pt" style:font-name-complex="Arial1" style:font-size-complex="50pt"/>
    </style:style>
    <style:style style:name="T3" style:family="text">
      <style:text-properties style:font-name="Arial" fo:font-size="18pt" style:font-size-asian="18pt" style:font-name-complex="Arial1" style:font-size-complex="18pt"/>
    </style:style>
    <style:style style:name="T4" style:family="text">
      <style:text-properties style:font-name="Arial" fo:font-size="18pt" officeooo:rsid="003bd677" style:font-size-asian="18pt" style:font-name-complex="Arial1" style:font-size-complex="18pt"/>
    </style:style>
    <style:style style:name="T5" style:family="text">
      <style:text-properties fo:color="#ee0000" loext:opacity="100%" style:font-name="Arial" fo:font-size="24pt" style:font-size-asian="24pt" style:font-name-complex="Arial1" style:font-size-complex="24pt"/>
    </style:style>
    <style:style style:name="T6" style:family="text">
      <style:text-properties fo:color="#ee0000" loext:opacity="100%" fo:font-size="6pt" style:font-size-asian="6pt" style:font-size-complex="6pt"/>
    </style:style>
    <style:style style:name="T7" style:family="text">
      <style:text-properties style:use-window-font-color="true" loext:opacity="0%" style:font-name="Arial" fo:font-size="12pt" fo:font-weight="bold" style:font-size-asian="12pt" style:font-weight-asian="bold" style:font-name-complex="Arial1" style:font-size-complex="12pt" style:font-weight-complex="bold"/>
    </style:style>
    <style:style style:name="T8" style:family="text">
      <style:text-properties fo:font-size="12pt" fo:font-weight="normal" style:letter-kerning="true" style:font-size-asian="12pt" style:language-asian="pt" style:country-asian="BR" style:font-weight-asian="normal" style:font-size-complex="12pt" style:font-weight-complex="normal"/>
    </style:style>
    <style:style style:name="T9" style:family="text">
      <style:text-properties text:display="true"/>
    </style:style>
    <style:style style:name="T10" style:family="text">
      <style:text-properties fo:font-size="12pt" fo:font-weight="normal" style:letter-kerning="true" style:font-size-asian="12pt" style:language-asian="pt" style:country-asian="BR" style:font-weight-asian="normal" style:font-size-complex="12pt" style:font-weight-complex="normal" text:display="true"/>
    </style:style>
    <style:style style:name="T11" style:family="text">
      <style:text-properties fo:font-size="12pt" fo:font-style="normal" style:letter-kerning="true" style:font-size-asian="12pt" style:language-asian="pt" style:country-asian="BR" style:font-style-asian="normal" style:font-size-complex="12pt" style:font-style-complex="normal"/>
    </style:style>
    <style:style style:name="T12" style:family="text">
      <style:text-properties fo:font-size="12pt" fo:font-style="normal" style:letter-kerning="true" style:font-size-asian="12pt" style:language-asian="pt" style:country-asian="BR" style:font-style-asian="normal" style:font-size-complex="12pt" style:font-style-complex="normal" text:display="true"/>
    </style:style>
    <style:style style:name="T13" style:family="text">
      <style:text-properties fo:font-size="12pt" style:letter-kerning="true" style:font-size-asian="12pt" style:language-asian="pt" style:country-asian="BR" style:font-size-complex="12pt"/>
    </style:style>
    <style:style style:name="T14" style:family="text">
      <style:text-properties fo:font-size="12pt" style:letter-kerning="true" style:font-size-asian="12pt" style:language-asian="pt" style:country-asian="BR" style:font-size-complex="12pt" text:display="true"/>
    </style:style>
    <style:style style:name="T15" style:family="text">
      <style:text-properties style:font-name="Arial" fo:font-size="12pt" fo:font-weight="bold" style:font-size-asian="12pt" style:font-weight-asian="bold" style:font-name-complex="Arial1" style:font-size-complex="12pt"/>
    </style:style>
    <style:style style:name="T16" style:family="text">
      <style:text-properties fo:color="#ffffff" loext:opacity="100%" style:font-name="Arial" fo:font-size="11pt" fo:font-weight="bold" style:letter-kerning="false" style:font-name-asian="Calibri1" style:font-size-asian="11pt" style:language-asian="en" style:country-asian="US" style:font-weight-asian="bold" style:font-name-complex="Arial1" style:font-size-complex="11pt" style:font-weight-complex="bold">
        <loext:char-complex-color loext:theme-type="light1" loext:color-type="theme"/>
      </style:text-properties>
    </style:style>
    <style:style style:name="T17" style:family="text">
      <style:text-properties fo:font-size="12pt" fo:font-style="italic" fo:font-weight="normal" officeooo:rsid="001c13a9" style:font-size-asian="12pt" style:font-style-asian="italic" style:font-weight-asian="normal" style:font-size-complex="12pt" style:font-style-complex="italic"/>
    </style:style>
    <style:style style:name="T18" style:family="text">
      <style:text-properties fo:font-size="12pt" fo:font-style="italic" fo:font-weight="normal" style:font-size-asian="12pt" style:font-style-asian="italic" style:font-weight-asian="normal" style:font-size-complex="12pt" style:font-style-complex="italic"/>
    </style:style>
    <style:style style:name="T19" style:family="text">
      <style:text-properties style:font-name="Arial" fo:font-size="12pt" fo:font-weight="bold" style:font-size-asian="12pt" style:font-weight-asian="bold" style:font-name-complex="Arial1" style:font-size-complex="12pt" style:font-weight-complex="bold"/>
    </style:style>
    <style:style style:name="T20" style:family="text">
      <style:text-properties style:font-name="Arial" fo:font-style="italic" style:text-underline-style="solid" style:text-underline-width="auto" style:text-underline-color="font-color" style:font-style-asian="italic" style:font-name-complex="Arial1" style:font-style-complex="italic" style:font-weight-complex="bold"/>
    </style:style>
    <style:style style:name="T21" style:family="text">
      <style:text-properties officeooo:rsid="001f8f5f"/>
    </style:style>
    <style:style style:name="T22" style:family="text">
      <style:text-properties officeooo:rsid="001da3b2"/>
    </style:style>
    <style:style style:name="T23" style:family="text">
      <style:text-properties fo:font-weight="bold" officeooo:rsid="001da3b2"/>
    </style:style>
    <style:style style:name="T24" style:family="text">
      <style:text-properties style:font-name="Arial" fo:font-size="12pt" fo:font-style="italic" style:font-size-asian="12pt" style:font-style-asian="italic" style:font-name-complex="Arial1" style:font-size-complex="12pt" style:font-style-complex="italic" style:font-weight-complex="bold"/>
    </style:style>
    <style:style style:name="T25" style:family="text">
      <style:text-properties style:font-name="Arial" fo:font-size="12pt" style:font-size-asian="12pt" style:font-name-complex="Arial1" style:font-size-complex="12pt" style:font-weight-complex="normal"/>
    </style:style>
    <style:style style:name="T26" style:family="text">
      <style:text-properties style:font-name="Arial" style:font-name-complex="Arial1" style:font-weight-complex="normal"/>
    </style:style>
    <style:style style:name="T27" style:family="text">
      <style:text-properties fo:language="pt" fo:country="BR" style:letter-kerning="false" style:font-name-complex="Arial1" style:language-complex="ar" style:country-complex="SA" style:font-weight-complex="bold"/>
    </style:style>
    <style:style style:name="T28" style:family="text">
      <style:text-properties officeooo:rsid="002310d1"/>
    </style:style>
    <style:style style:name="T29" style:family="text">
      <style:text-properties style:font-name="Arial" style:font-name-complex="Arial1"/>
    </style:style>
    <style:style style:name="T30" style:family="text">
      <style:text-properties style:font-name="Arial" officeooo:rsid="0024c723" style:font-name-complex="Arial1"/>
    </style:style>
    <style:style style:name="T31" style:family="text">
      <style:text-properties style:font-name="Arial" officeooo:rsid="00266e6b" style:font-name-complex="Arial1"/>
    </style:style>
    <style:style style:name="T32" style:family="text">
      <style:text-properties fo:color="#ee0000" loext:opacity="100%" style:font-name="Arial" fo:font-style="italic" style:font-style-asian="italic" style:font-name-complex="Arial1" style:font-style-complex="italic" style:font-weight-complex="bold"/>
    </style:style>
    <style:style style:name="T33" style:family="text">
      <style:text-properties fo:color="#ee0000" loext:opacity="100%" style:font-name="Arial" fo:font-style="italic" fo:font-weight="normal" style:font-style-asian="italic" style:font-weight-asian="normal" style:font-name-complex="Arial1" style:font-style-complex="italic"/>
    </style:style>
    <style:style style:name="T34" style:family="text">
      <style:text-properties fo:color="#ee0000" loext:opacity="100%" style:font-name="Arial" fo:font-style="italic" style:font-style-asian="italic" style:font-name-complex="Arial1" style:font-style-complex="italic" style:font-weight-complex="normal"/>
    </style:style>
    <style:style style:name="T35" style:family="text">
      <style:text-properties fo:color="#ee0000" loext:opacity="100%" style:font-name="Arial" fo:font-style="italic" fo:font-weight="normal" style:font-style-asian="italic" style:font-weight-asian="normal" style:font-name-complex="Arial1" style:font-style-complex="italic" style:font-weight-complex="normal"/>
    </style:style>
    <style:style style:name="T36" style:family="text">
      <style:text-properties fo:font-style="italic" style:text-underline-style="solid" style:text-underline-width="auto" style:text-underline-color="font-color" style:font-style-asian="italic" style:font-style-complex="italic" style:font-weight-complex="bold"/>
    </style:style>
    <style:style style:name="T37" style:family="text">
      <style:text-properties fo:color="#ee0000" loext:opacity="100%" style:font-name="Arial" fo:font-size="12pt" fo:font-style="italic" style:font-size-asian="12pt" style:font-style-asian="italic" style:font-name-complex="Arial1" style:font-size-complex="12pt" style:font-style-complex="italic" style:font-weight-complex="bold"/>
    </style:style>
    <style:style style:name="T38" style:family="text">
      <style:text-properties fo:color="#ee0000" loext:opacity="100%" fo:font-style="italic" style:font-style-asian="italic" style:font-style-complex="italic"/>
    </style:style>
    <style:style style:name="T39" style:family="text">
      <style:text-properties fo:font-weight="normal" style:font-weight-asian="normal" style:font-weight-complex="normal"/>
    </style:style>
    <style:style style:name="T40" style:family="text">
      <style:text-properties fo:color="#ee0000" loext:opacity="100%" style:font-name="Arial" fo:font-style="italic" style:text-underline-style="solid" style:text-underline-width="auto" style:text-underline-color="font-color" style:font-style-asian="italic" style:font-name-complex="Arial1" style:font-style-complex="italic" style:font-weight-complex="bold"/>
    </style:style>
    <style:style style:name="T41" style:family="text">
      <style:text-properties fo:color="#ee0000" loext:opacity="100%"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T42" style:family="text">
      <style:text-properties fo:color="#ffffff" loext:opacity="100%" style:font-name="Arial" fo:font-size="11pt" fo:font-weight="bold" style:letter-kerning="false" style:font-name-asian="Calibri1" style:font-size-asian="11pt" style:language-asian="en" style:country-asian="US" style:font-weight-asian="bold" style:font-name-complex="Arial1" style:font-size-complex="8pt" style:font-weight-complex="bold">
        <loext:char-complex-color loext:theme-type="light1" loext:color-type="theme"/>
      </style:text-properties>
    </style:style>
    <style:style style:name="T43" style:family="text">
      <style:text-properties fo:font-weight="normal" officeooo:rsid="00323c62" style:font-weight-asian="normal" style:font-weight-complex="normal"/>
    </style:style>
    <style:style style:name="T44" style:family="text">
      <style:text-properties fo:color="#000000" loext:opacity="100%" fo:font-size="11pt" fo:font-style="normal" style:font-size-asian="11pt" style:font-style-asian="normal" style:font-style-complex="normal" style:font-weight-complex="normal"/>
    </style:style>
    <style:style style:name="T45" style:family="text">
      <style:text-properties fo:font-size="11pt" fo:font-weight="normal" style:font-size-asian="11pt" style:font-weight-asian="normal" style:font-size-complex="11pt" style:font-weight-complex="normal"/>
    </style:style>
    <style:style style:name="T46" style:family="text">
      <style:text-properties officeooo:rsid="002a0eaf"/>
    </style:style>
    <style:style style:name="T47" style:family="text">
      <style:text-properties officeooo:rsid="00323c62"/>
    </style:style>
    <style:style style:name="T48" style:family="text">
      <style:text-properties fo:color="#000000" loext:opacity="100%" fo:font-style="normal" style:font-style-asian="normal" style:font-style-complex="normal"/>
    </style:style>
    <style:style style:name="T49" style:family="text">
      <style:text-properties fo:font-size="11pt" fo:font-weight="normal" style:font-size-asian="11pt" style:font-weight-asian="normal" style:font-size-complex="11pt"/>
    </style:style>
    <style:style style:name="T50" style:family="text">
      <style:text-properties fo:font-size="11pt" fo:font-weight="normal" officeooo:rsid="002a0eaf" style:font-size-asian="11pt" style:font-weight-asian="normal" style:font-size-complex="11pt"/>
    </style:style>
    <style:style style:name="T51" style:family="text">
      <style:text-properties fo:color="#000000" loext:opacity="100%" fo:font-size="11pt" fo:font-style="normal" fo:font-weight="bold" style:font-size-asian="11pt" style:font-style-asian="normal" style:font-weight-asian="bold" style:font-style-complex="normal" style:font-weight-complex="bold"/>
    </style:style>
    <style:style style:name="T52" style:family="text">
      <style:text-properties fo:color="#000000" loext:opacity="100%" fo:font-size="11pt" fo:font-style="normal" style:font-size-asian="11pt" style:font-style-asian="normal" style:font-style-complex="normal"/>
    </style:style>
    <style:style style:name="T53" style:family="text">
      <style:text-properties fo:font-size="11pt" style:font-size-asian="11pt" style:font-size-complex="11pt"/>
    </style:style>
    <style:style style:name="T54" style:family="text">
      <style:text-properties fo:color="#000000" loext:opacity="100%" fo:font-size="11pt" style:font-size-asian="11pt" style:font-weight-complex="normal"/>
    </style:style>
    <style:style style:name="T55" style:family="text">
      <style:text-properties fo:font-size="11pt" officeooo:rsid="002b2654" style:font-size-asian="11pt" style:font-size-complex="11pt"/>
    </style:style>
    <style:style style:name="T56" style:family="text">
      <style:text-properties fo:color="#000000" loext:opacity="100%" fo:font-size="11pt" fo:font-style="normal" fo:font-weight="normal" style:font-size-asian="11pt" style:font-style-asian="normal" style:font-weight-asian="normal" style:font-style-complex="normal" style:font-weight-complex="normal"/>
    </style:style>
    <style:style style:name="T57" style:family="text">
      <style:text-properties fo:font-size="11pt" fo:font-weight="normal" officeooo:rsid="002b2654" style:font-size-asian="11pt" style:font-weight-asian="normal" style:font-size-complex="11pt"/>
    </style:style>
    <style:style style:name="T58" style:family="text">
      <style:text-properties officeooo:rsid="002b2654"/>
    </style:style>
    <style:style style:name="T59" style:family="text">
      <style:text-properties officeooo:rsid="002c7dbd"/>
    </style:style>
    <style:style style:name="T60" style:family="text">
      <style:text-properties fo:color="#ffffff" loext:opacity="100%" fo:font-size="7pt" style:font-size-asian="7pt">
        <loext:char-complex-color loext:theme-type="light1" loext:color-type="theme"/>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no-wrap" loext:decorative="false"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no-wrap" loext:decorative="false"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71cm" svg:stroke-linecap="butt" draw:fill="bitmap" draw:fill-image-name="msFillBitmap_20_1_20_-1" draw:fill-image-width="16.935cm" draw:fill-image-height="3.704cm" style:repeat="repeat" draw:fill-image-ref-point-x="0%" draw:fill-image-ref-point-y="76%" draw:fill-image-ref-point="top-left" draw:textarea-vertical-align="top" draw:auto-grow-height="false" fo:min-height="1.965cm" fo:min-width="29.228cm" fo:padding-top="0.125cm" fo:padding-bottom="0.125cm" fo:padding-left="0.25cm" fo:padding-right="0.25cm" fo:wrap-option="wrap" draw:shadow="visible" draw:shadow-offset-x="0cm" draw:shadow-offset-y="0cm" draw:shadow-color="#000000" draw:shadow-opacity="100%" loext:shadow-blur="0cm" loext:decorative="false" fo:margin-left="0cm" fo:margin-right="0.012cm" fo:margin-top="0cm" fo:margin-bottom="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71cm" svg:stroke-linecap="butt" draw:fill="gradient" draw:fill-gradient-name="Gradient_20_1" draw:textarea-vertical-align="top" draw:auto-grow-height="false" fo:min-height="0.633cm" fo:min-width="21.971cm" fo:padding-top="0.125cm" fo:padding-bottom="0.125cm" fo:padding-left="0.25cm" fo:padding-right="0.25cm" fo:wrap-option="wrap" draw:shadow="visible" draw:shadow-offset-x="-0.245cm" draw:shadow-offset-y="0.018cm" draw:shadow-color="#0070c0" draw:shadow-opacity="20%" loext:shadow-blur="0.706cm" loext:glow-radius="0.247cm" loext:glow-color="#558ed5" loext:glow-transparency="0%" loext:softedge-radius="0.035cm" loext:decorative="false" fo:margin-left="0.788cm" fo:margin-right="0.289cm" fo:margin-top="0.404cm" fo:margin-bottom="0.40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71cm" svg:stroke-linecap="butt" draw:fill="solid" draw:fill-color="#ffffff" draw:opacity="88%" draw:textarea-vertical-align="top" draw:auto-grow-height="false" fo:min-height="15.335cm" fo:min-width="21.258cm" fo:padding-top="0.125cm" fo:padding-bottom="0.125cm" fo:padding-left="0.25cm" fo:padding-right="0.25cm" fo:wrap-option="wrap" style:writing-mode="lr-tb" loext:decorative="false" fo:margin-left="0cm" fo:margin-right="0.032cm" fo:margin-top="0cm" fo:margin-bottom="0.014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loext:marker-style-name="T1"/>
      <text:p text:style-name="P3" loext:marker-style-name="T2"/>
      <text:p text:style-name="P3" loext:marker-style-name="T2"/>
      <text:p text:style-name="P4" loext:marker-style-name="T3"><text:span text:style-name="T3">Documento de Especificação de Projeto Integrado</text:span><text:span text:style-name="T4">r</text:span></text:p>
      <text:p text:style-name="P5" loext:marker-style-name="T5"><text:span text:style-name="T5">Projeto Pilot - AgroConnect</text:span></text:p>
      <text:p text:style-name="P6" loext:marker-style-name="T5"/>
      <text:p text:style-name="P6" loext:marker-style-name="T5"/>
      <text:p text:style-name="P6" loext:marker-style-name="T5"/>
      <text:p text:style-name="P7" loext:marker-style-name="T6"/>
      <text:p text:style-name="P8"/>
      <text:p text:style-name="P8"/>
      <text:p text:style-name="P8"/>
      <text:p text:style-name="P8"><text:soft-page-break/></text:p>
      <text:table-of-content text:style-name="Sect1" text:protected="true" text:name="Sumário1">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9" loext:marker-style-name="T7"><text:span text:style-name="T7">Sumário</text:span><text:span text:style-name="T7"/></text:p>
          </text:index-title>
          <text:list text:style-name="WWNum1">
            <text:list-item>
              <text:p text:style-name="P10" loext:marker-style-name="T8"><text:a xlink:type="simple" xlink:href="#_Toc221199204" text:style-name="Index_20_Link" text:visited-style-name="Index_20_Link">PARTE 00 - HISTÓRICO DE VERSÃO DO PROJETO<text:span text:style-name="T9"><text:tab/>4</text:span></text:a><text:span text:style-name="T10"/></text:p>
            </text:list-item>
            <text:list-item>
              <text:p text:style-name="P10" loext:marker-style-name="T8"><text:a xlink:type="simple" xlink:href="#_Toc221199205" text:style-name="Index_20_Link" text:visited-style-name="Index_20_Link">PARTE 01 – IDENTIFICAÇÃO DO PRODUTO, EQUIPE E REPOSITÓRIO<text:span text:style-name="T9"><text:tab/>5</text:span></text:a><text:span text:style-name="T10"/></text:p>
            </text:list-item>
            <text:list-item>
              <text:p text:style-name="P11" loext:marker-style-name="T11"><text:a xlink:type="simple" xlink:href="#_Toc221199206" text:style-name="Index_20_Link" text:visited-style-name="Index_20_Link">1 IDENTIFICAÇÃO DO PRODUTO<text:span text:style-name="T9"><text:tab/>6</text:span></text:a><text:span text:style-name="T12"/></text:p>
            </text:list-item>
            <text:list-item>
              <text:p text:style-name="P11" loext:marker-style-name="T11"><text:a xlink:type="simple" xlink:href="#_Toc221199207" text:style-name="Index_20_Link" text:visited-style-name="Index_20_Link">2 DESCRIÇÃO GERAL DO PRODUTO<text:span text:style-name="T9"><text:tab/>7</text:span></text:a><text:span text:style-name="T12"/></text:p>
            </text:list-item>
            <text:list-item>
              <text:p text:style-name="P12" loext:marker-style-name="T13"><text:a xlink:type="simple" xlink:href="#_Toc221199208" text:style-name="Index_20_Link" text:visited-style-name="Index_20_Link">2.1 Resumo do Negócio<text:span text:style-name="T9"><text:tab/>7</text:span></text:a><text:span text:style-name="T14"/></text:p>
            </text:list-item>
            <text:list-item>
              <text:p text:style-name="P12" loext:marker-style-name="T13"><text:a xlink:type="simple" xlink:href="#_Toc221199209" text:style-name="Index_20_Link" text:visited-style-name="Index_20_Link">2.2 Problemas Identificados<text:span text:style-name="T9"><text:tab/>8</text:span></text:a><text:span text:style-name="T14"/></text:p>
            </text:list-item>
            <text:list-item>
              <text:p text:style-name="P11" loext:marker-style-name="T11"><text:a xlink:type="simple" xlink:href="#_Toc221199210" text:style-name="Index_20_Link" text:visited-style-name="Index_20_Link">3 EQUIPE DO PROJETO<text:span text:style-name="T9"><text:tab/>9</text:span></text:a><text:span text:style-name="T12"/></text:p>
            </text:list-item>
            <text:list-item>
              <text:p text:style-name="P11" loext:marker-style-name="T11"><text:a xlink:type="simple" xlink:href="#_Toc221199211" text:style-name="Index_20_Link" text:visited-style-name="Index_20_Link">4 RESPOSITÓRIOS E ARTEFATOS DO PROJETO<text:span text:style-name="T9"><text:tab/>10</text:span></text:a><text:span text:style-name="T12"/></text:p>
            </text:list-item>
            <text:list-item>
              <text:p text:style-name="P10" loext:marker-style-name="T8"><text:a xlink:type="simple" xlink:href="#_Toc221199212" text:style-name="Index_20_Link" text:visited-style-name="Index_20_Link">PARTE 02 – PLANEJAMENTO DO SEMESTRE<text:span text:style-name="T9"><text:tab/>12</text:span></text:a><text:span text:style-name="T10"/></text:p>
            </text:list-item>
            <text:list-item>
              <text:p text:style-name="P11" loext:marker-style-name="T11"><text:a xlink:type="simple" xlink:href="#_Toc221199213" text:style-name="Index_20_Link" text:visited-style-name="Index_20_Link">5 SITUAÇÃO ATUAL DO PROJETO<text:span text:style-name="T9"><text:tab/>12</text:span></text:a><text:span text:style-name="T12"/></text:p>
            </text:list-item>
            <text:list-item>
              <text:p text:style-name="P11" loext:marker-style-name="T11"><text:a xlink:type="simple" xlink:href="#_Toc221199214" text:style-name="Index_20_Link" text:visited-style-name="Index_20_Link">6 OBJETIVOS DO SEMESTRE<text:span text:style-name="T9"><text:tab/>13</text:span></text:a><text:span text:style-name="T12"/></text:p>
            </text:list-item>
            <text:list-item>
              <text:p text:style-name="P11" loext:marker-style-name="T11"><text:a xlink:type="simple" xlink:href="#_Toc221199215" text:style-name="Index_20_Link" text:visited-style-name="Index_20_Link">7 CRONOGRAMA DO SEMESTRE<text:span text:style-name="T9"><text:tab/>13</text:span></text:a><text:span text:style-name="T12"/></text:p>
            </text:list-item>
            <text:list-item>
              <text:p text:style-name="P10" loext:marker-style-name="T8"><text:a xlink:type="simple" xlink:href="#_Toc221199216" text:style-name="Index_20_Link" text:visited-style-name="Index_20_Link">PARTE 03 – ENTENDIMENTO DO PÚBLICO, DO NEGÓCIO E LEVANTAMENTO INICIAL DE REQUISITOS<text:span text:style-name="T9"><text:tab/>15</text:span></text:a><text:span text:style-name="T10"/></text:p>
            </text:list-item>
            <text:list-item>
              <text:p text:style-name="P11" loext:marker-style-name="T11"><text:a xlink:type="simple" xlink:href="#_Toc221199217" text:style-name="Index_20_Link" text:visited-style-name="Index_20_Link">8 PÚBLICO-ALVO DO PRODUTO<text:span text:style-name="T9"><text:tab/>15</text:span></text:a><text:span text:style-name="T12"/></text:p>
            </text:list-item>
            <text:list-item>
              <text:p text:style-name="P11" loext:marker-style-name="T11"><text:a xlink:type="simple" xlink:href="#_Toc221199218" text:style-name="Index_20_Link" text:visited-style-name="Index_20_Link">9 CONTEXTO DE NEGÓCIO<text:span text:style-name="T9"><text:tab/>16</text:span></text:a><text:span text:style-name="T12"/></text:p>
            </text:list-item>
            <text:list-item>
              <text:p text:style-name="P11" loext:marker-style-name="T11"><text:a xlink:type="simple" xlink:href="#_Toc221199219" text:style-name="Index_20_Link" text:visited-style-name="Index_20_Link">10 SOLUÇÕES EXISTENTES<text:span text:style-name="T9"><text:tab/>16</text:span></text:a><text:span text:style-name="T12"/></text:p>
            </text:list-item>
            <text:list-item>
              <text:p text:style-name="P11" loext:marker-style-name="T11"><text:a xlink:type="simple" xlink:href="#_Toc221199220" text:style-name="Index_20_Link" text:visited-style-name="Index_20_Link">11 PESQUISA COM USUÁRIOS<text:span text:style-name="T9"><text:tab/>17</text:span></text:a><text:span text:style-name="T12"/></text:p>
            </text:list-item>
            <text:list-item>
              <text:p text:style-name="P11" loext:marker-style-name="T11"><text:a xlink:type="simple" xlink:href="#_Toc221199221" text:style-name="Index_20_Link" text:visited-style-name="Index_20_Link">12 RESULTADOS DE PESQUISA COM USUÁRIO<text:span text:style-name="T9"><text:tab/>17</text:span></text:a><text:span text:style-name="T12"/></text:p>
            </text:list-item>
            <text:list-item>
              <text:p text:style-name="P11" loext:marker-style-name="T11"><text:a xlink:type="simple" xlink:href="#_Toc221199222" text:style-name="Index_20_Link" text:visited-style-name="Index_20_Link">13 REGRAS DE NEGÓCIO<text:span text:style-name="T9"><text:tab/>18</text:span></text:a><text:span text:style-name="T12"/></text:p>
            </text:list-item>
            <text:list-item>
              <text:p text:style-name="P11" loext:marker-style-name="T11"><text:a xlink:type="simple" xlink:href="#_Toc221199223" text:style-name="Index_20_Link" text:visited-style-name="Index_20_Link">14 REQUISITOS FUNCIONAIS<text:span text:style-name="T9"><text:tab/>18</text:span></text:a><text:span text:style-name="T12"/></text:p>
            </text:list-item>
            <text:list-item>
              <text:p text:style-name="P11" loext:marker-style-name="T11"><text:a xlink:type="simple" xlink:href="#_Toc221199224" text:style-name="Index_20_Link" text:visited-style-name="Index_20_Link">15 REQUISITOS NÃO FUNCIONAIS<text:span text:style-name="T9"><text:tab/>19</text:span></text:a><text:span text:style-name="T12"/></text:p>
            </text:list-item>
            <text:list-item>
              <text:p text:style-name="P10" loext:marker-style-name="T8"><text:a xlink:type="simple" xlink:href="#_Toc221199225" text:style-name="Index_20_Link" text:visited-style-name="Index_20_Link">PARTE 04 – DESIGN, MODELAGEM, DADOS E SOLUÇÃO TECNOLÓGICA<text:span text:style-name="T9"><text:tab/>21</text:span></text:a><text:span text:style-name="T10"/></text:p>
            </text:list-item>
            <text:list-item>
              <text:p text:style-name="P11" loext:marker-style-name="T11"><text:a xlink:type="simple" xlink:href="#_Toc221199226" text:style-name="Index_20_Link" text:visited-style-name="Index_20_Link">16 DESIGN DA SOLUÇÃO E EXPERIÊNCIA DO USUÁRIO<text:span text:style-name="T9"><text:tab/>21</text:span></text:a><text:span text:style-name="T12"/></text:p>
            </text:list-item>
            <text:list-item>
              <text:p text:style-name="P12" loext:marker-style-name="T13"><text:a xlink:type="simple" xlink:href="#_Toc221199227" text:style-name="Index_20_Link" text:visited-style-name="Index_20_Link"><text:soft-page-break/>16.1 Fluxo de Navegação<text:span text:style-name="T9"><text:tab/>21</text:span></text:a><text:span text:style-name="T14"/></text:p>
            </text:list-item>
            <text:list-item>
              <text:p text:style-name="P12" loext:marker-style-name="T13"><text:a xlink:type="simple" xlink:href="#_Toc221199228" text:style-name="Index_20_Link" text:visited-style-name="Index_20_Link">16.2 Protótipos do Sistema<text:span text:style-name="T9"><text:tab/>21</text:span></text:a><text:span text:style-name="T14"/></text:p>
            </text:list-item>
            <text:list-item>
              <text:p text:style-name="P11" loext:marker-style-name="T11"><text:a xlink:type="simple" xlink:href="#_Toc221199229" text:style-name="Index_20_Link" text:visited-style-name="Index_20_Link">17 GESTÃO DO PROJETO DE MODELAGEM DO SISTEMA<text:span text:style-name="T9"><text:tab/>21</text:span></text:a><text:span text:style-name="T12"/></text:p>
            </text:list-item>
            <text:list-item>
              <text:p text:style-name="P12" loext:marker-style-name="T13"><text:a xlink:type="simple" xlink:href="#_Toc221199230" text:style-name="Index_20_Link" text:visited-style-name="Index_20_Link">17.1 Organização do Projeto (Abordagem Ágil)<text:span text:style-name="T9"><text:tab/>22</text:span></text:a><text:span text:style-name="T14"/></text:p>
            </text:list-item>
            <text:list-item>
              <text:p text:style-name="P12" loext:marker-style-name="T13"><text:a xlink:type="simple" xlink:href="#_Toc221199231" text:style-name="Index_20_Link" text:visited-style-name="Index_20_Link">17.2 Modelagem e Diagramas do Sistema<text:span text:style-name="T9"><text:tab/>22</text:span></text:a><text:span text:style-name="T14"/></text:p>
            </text:list-item>
            <text:list-item>
              <text:p text:style-name="P11" loext:marker-style-name="T11"><text:a xlink:type="simple" xlink:href="#_Toc221199232" text:style-name="Index_20_Link" text:visited-style-name="Index_20_Link">18 DADOS E MODELAGEM DA INFORMAÇÃO<text:span text:style-name="T9"><text:tab/>22</text:span></text:a><text:span text:style-name="T12"/></text:p>
            </text:list-item>
            <text:list-item>
              <text:p text:style-name="P12" loext:marker-style-name="T13"><text:a xlink:type="simple" xlink:href="#_Toc221199233" text:style-name="Index_20_Link" text:visited-style-name="Index_20_Link">18.1 Modelo de Dados<text:span text:style-name="T9"><text:tab/>23</text:span></text:a><text:span text:style-name="T14"/></text:p>
            </text:list-item>
            <text:list-item>
              <text:p text:style-name="P12" loext:marker-style-name="T13"><text:a xlink:type="simple" xlink:href="#_Toc221199234" text:style-name="Index_20_Link" text:visited-style-name="Index_20_Link">18.2 Estrutura e Manipulação de Dados<text:span text:style-name="T9"><text:tab/>23</text:span></text:a><text:span text:style-name="T14"/></text:p>
            </text:list-item>
            <text:list-item>
              <text:p text:style-name="P11" loext:marker-style-name="T11"><text:a xlink:type="simple" xlink:href="#_Toc221199235" text:style-name="Index_20_Link" text:visited-style-name="Index_20_Link">19 SOLUÇÃO TECNOLÓGICA E EXPERIMENTAÇÃO TÉCNICA INICIAL<text:span text:style-name="T9"><text:tab/>23</text:span></text:a><text:span text:style-name="T12"/></text:p>
            </text:list-item>
            <text:list-item>
              <text:p text:style-name="P12" loext:marker-style-name="T13"><text:a xlink:type="simple" xlink:href="#_Toc221199236" text:style-name="Index_20_Link" text:visited-style-name="Index_20_Link">19.1 Escolhas Tecnológicas<text:span text:style-name="T9"><text:tab/>23</text:span></text:a><text:span text:style-name="T14"/></text:p>
            </text:list-item>
            <text:list-item>
              <text:p text:style-name="P12" loext:marker-style-name="T13"><text:a xlink:type="simple" xlink:href="#_Toc221199237" text:style-name="Index_20_Link" text:visited-style-name="Index_20_Link">19.2 Experimentação Técnica e Primeiros Testes<text:span text:style-name="T9"><text:tab/>24</text:span></text:a><text:span text:style-name="T14"/></text:p>
            </text:list-item>
            <text:list-item>
              <text:p text:style-name="P10" loext:marker-style-name="T8"><text:a xlink:type="simple" xlink:href="#_Toc221199238" text:style-name="Index_20_Link" text:visited-style-name="Index_20_Link">PARTE 05 – ARQUITETURA, TECNOLOGIA E IMPLEMENTAÇÃO EVOLUTIVA DO SISTEMA<text:span text:style-name="T9"><text:tab/>25</text:span></text:a><text:span text:style-name="T10"/></text:p>
            </text:list-item>
            <text:list-item>
              <text:p text:style-name="P11" loext:marker-style-name="T11"><text:a xlink:type="simple" xlink:href="#_Toc221199239" text:style-name="Index_20_Link" text:visited-style-name="Index_20_Link">20 ARQUITETURA GERAL DO SISTEMA<text:span text:style-name="T9"><text:tab/>25</text:span></text:a><text:span text:style-name="T12"/></text:p>
            </text:list-item>
            <text:list-item>
              <text:p text:style-name="P11" loext:marker-style-name="T11"><text:a xlink:type="simple" xlink:href="#_Toc221199240" text:style-name="Index_20_Link" text:visited-style-name="Index_20_Link">21 TECNOLOGIAS E FERRAMENTAS DO PROJETO<text:span text:style-name="T9"><text:tab/>26</text:span></text:a><text:span text:style-name="T12"/></text:p>
            </text:list-item>
            <text:list-item>
              <text:p text:style-name="P11" loext:marker-style-name="T11"><text:a xlink:type="simple" xlink:href="#_Toc221199241" text:style-name="Index_20_Link" text:visited-style-name="Index_20_Link">22 IMPLEMENTAÇÃO POR CAMADAS DO SISTEMA<text:span text:style-name="T9"><text:tab/>26</text:span></text:a><text:span text:style-name="T12"/></text:p>
            </text:list-item>
            <text:list-item>
              <text:p text:style-name="P12" loext:marker-style-name="T13"><text:a xlink:type="simple" xlink:href="#_Toc221199242" text:style-name="Index_20_Link" text:visited-style-name="Index_20_Link">22.1 Frontend<text:span text:style-name="T9"><text:tab/>27</text:span></text:a><text:span text:style-name="T14"/></text:p>
            </text:list-item>
            <text:list-item>
              <text:p text:style-name="P12" loext:marker-style-name="T13"><text:a xlink:type="simple" xlink:href="#_Toc221199243" text:style-name="Index_20_Link" text:visited-style-name="Index_20_Link">22.2 Backend<text:span text:style-name="T9"><text:tab/>27</text:span></text:a><text:span text:style-name="T14"/></text:p>
            </text:list-item>
            <text:list-item>
              <text:p text:style-name="P11" loext:marker-style-name="T11"><text:a xlink:type="simple" xlink:href="#_Toc221199244" text:style-name="Index_20_Link" text:visited-style-name="Index_20_Link">23 ORGANIZAÇÃO DO CÓDIGO E REPOSITÓRIO<text:span text:style-name="T9"><text:tab/>28</text:span></text:a><text:span text:style-name="T12"/></text:p>
            </text:list-item>
            <text:list-item>
              <text:p text:style-name="P10" loext:marker-style-name="T8"><text:a xlink:type="simple" xlink:href="#_Toc221199245" text:style-name="Index_20_Link" text:visited-style-name="Index_20_Link">PARTE 06 – QUALIDADE, SEGURANÇA, AVALIAÇÃO E EXTENSÕES DO PROJETO<text:span text:style-name="T9"><text:tab/>29</text:span></text:a><text:span text:style-name="T10"/></text:p>
            </text:list-item>
            <text:list-item>
              <text:p text:style-name="P11" loext:marker-style-name="T11"><text:a xlink:type="simple" xlink:href="#_Toc221199246" text:style-name="Index_20_Link" text:visited-style-name="Index_20_Link">24 QUALIDADE DO SOFTWARE E TESTES<text:span text:style-name="T9"><text:tab/>29</text:span></text:a><text:span text:style-name="T12"/></text:p>
            </text:list-item>
            <text:list-item>
              <text:p text:style-name="P11" loext:marker-style-name="T11"><text:a xlink:type="simple" xlink:href="#_Toc221199247" text:style-name="Index_20_Link" text:visited-style-name="Index_20_Link">25 SEGURANÇA DA INFORMAÇÃO<text:span text:style-name="T9"><text:tab/>29</text:span></text:a><text:span text:style-name="T12"/></text:p>
            </text:list-item>
            <text:list-item>
              <text:p text:style-name="P11" loext:marker-style-name="T11"><text:a xlink:type="simple" xlink:href="#_Toc221199248" text:style-name="Index_20_Link" text:visited-style-name="Index_20_Link">26 EXTENSÕES E TECNOLOGIAS COMPLEMENTARES<text:span text:style-name="T9"><text:tab/>30</text:span></text:a><text:span text:style-name="T12"/></text:p>
            </text:list-item>
            <text:list-item>
              <text:p text:style-name="P11" loext:marker-style-name="T11"><text:a xlink:type="simple" xlink:href="#_Toc221199249" text:style-name="Index_20_Link" text:visited-style-name="Index_20_Link">27 AVALIAÇÃO GERAL DO PROJETO INTEGRADOR<text:span text:style-name="T9"><text:tab/>30</text:span></text:a><text:span text:style-name="T12"/></text:p>
            </text:list-item>
          </text:list>
          <text:p text:style-name="P13"/>
        </text:index-body>
      </text:table-of-content>
      <text:h text:style-name="P14" text:outline-level="1"/>
      <text:p text:style-name="P15" loext:marker-style-name="T15"/>
      <text:p text:style-name="P15" loext:marker-style-name="T15"/>
      <text:p text:style-name="P15" loext:marker-style-name="T15"/>
      <text:h text:style-name="P14" text:outline-level="1"/>
      <text:h text:style-name="P14" text:outline-level="1"><text:bookmark-start text:name="_Toc221199204"/><text:soft-page-break/>PARTE 00 - HISTÓRICO DE VERSÃO DO PROJETO<text:bookmark-end text:name="_Toc221199204"/></text:h>
      <text:h text:style-name="P16" text:outline-level="1"/>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7" loext:marker-style-name="T16"><text:span text:style-name="T16">Versão</text:span><text:span text:style-name="T16"/></text:p>
          </table:table-cell>
          <table:table-cell table:style-name="Tabela1.A1" office:value-type="string">
            <text:p text:style-name="P17" loext:marker-style-name="T16"><text:span text:style-name="T16">Período</text:span><text:span text:style-name="T16"/></text:p>
          </table:table-cell>
          <table:table-cell table:style-name="Tabela1.A1" office:value-type="string">
            <text:p text:style-name="P17" loext:marker-style-name="T16"><text:span text:style-name="T16">Fase</text:span><text:span text:style-name="T16"/></text:p>
          </table:table-cell>
          <table:table-cell table:style-name="Tabela1.D1" office:value-type="string">
            <text:p text:style-name="P17" loext:marker-style-name="T16"><text:span text:style-name="T16">Data</text:span><text:span text:style-name="T16"/></text:p>
          </table:table-cell>
          <table:table-cell table:style-name="Tabela1.A1" office:value-type="string">
            <text:p text:style-name="P17" loext:marker-style-name="T16"><text:span text:style-name="T16">Descrição</text:span><text:span text:style-name="T16"/></text:p>
          </table:table-cell>
        </table:table-row>
        <table:table-row table:style-name="Tabela1.2">
          <table:table-cell table:style-name="Tabela1.A2" office:value-type="string">
            <text:p text:style-name="P18">1.0</text:p>
          </table:table-cell>
          <table:table-cell table:style-name="Tabela1.B2" office:value-type="string">
            <text:p text:style-name="P18">1º</text:p>
          </table:table-cell>
          <table:table-cell table:style-name="Tabela1.C2" office:value-type="string">
            <text:p text:style-name="P19">01</text:p>
          </table:table-cell>
          <table:table-cell table:style-name="Tabela1.D2" office:value-type="string">
            <text:p text:style-name="P20"><text:span text:style-name="T17">13</text:span><text:span text:style-name="T18">/03/2026</text:span></text:p>
          </table:table-cell>
          <table:table-cell table:style-name="Tabela1.E2" office:value-type="string">
            <text:p text:style-name="P21">Criação inicial do documento do projeto, definição do nome do produto, descrição geral, identificação da equipe e planejamento do semestre.</text:p>
          </table:table-cell>
        </table:table-row>
        <table:table-row table:style-name="Tabela1.3">
          <table:table-cell table:style-name="Tabela1.A3" office:value-type="string">
            <text:p text:style-name="P22"><text:span text:style-name="T18">1.</text:span><text:span text:style-name="T17">0</text:span></text:p>
          </table:table-cell>
          <table:table-cell table:style-name="Tabela1.B3" office:value-type="string">
            <text:p text:style-name="P18">1º</text:p>
          </table:table-cell>
          <table:table-cell table:style-name="Tabela1.C3" office:value-type="string">
            <text:p text:style-name="P19">02</text:p>
          </table:table-cell>
          <table:table-cell table:style-name="Tabela1.D3" office:value-type="string">
            <text:p text:style-name="P20"><text:span text:style-name="T17">28</text:span><text:span text:style-name="T18">/0</text:span><text:span text:style-name="T17">3/</text:span><text:span text:style-name="T18">2026</text:span></text:p>
          </table:table-cell>
          <table:table-cell table:style-name="Tabela1.E3" office:value-type="string">
            <text:p text:style-name="P21">Ajustes na descrição do produto, inclusão dos objetivos do semestre, revisão do planejamento e primeiros refinamentos a partir do feedback recebido.</text:p>
          </table:table-cell>
        </table:table-row>
        <table:table-row table:style-name="Tabela1.3">
          <table:table-cell table:style-name="Tabela1.A4" office:value-type="string">
            <text:p text:style-name="P23">1.0</text:p>
          </table:table-cell>
          <table:table-cell table:style-name="Tabela1.B4" office:value-type="string">
            <text:p text:style-name="P23">2º</text:p>
          </table:table-cell>
          <table:table-cell table:style-name="Tabela1.C4" office:value-type="string">
            <text:p text:style-name="P24">01</text:p>
          </table:table-cell>
          <table:table-cell table:style-name="Tabela1.D4" office:value-type="string">
            <text:p text:style-name="P23">28/03/2026</text:p>
          </table:table-cell>
          <table:table-cell table:style-name="Tabela1.E4" office:value-type="string">
            <text:p text:style-name="P25"/>
          </table:table-cell>
        </table:table-row>
      </table:table>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
      <text:p text:style-name="P26" loext:marker-style-name="T19"><text:soft-page-break/></text:p>
      <text:h text:style-name="P16" text:outline-level="1"><text:bookmark-start text:name="_Toc221199205"/>PARTE 01 – IDENTIFICAÇÃO DO PRODUTO, EQUIPE E REPOSITÓRIO<text:bookmark-end text:name="_Toc221199205"/></text:h>
      <text:h text:style-name="P27" text:outline-level="2"><text:bookmark-start text:name="_Toc221199206"/>1 IDENTIFICAÇÃO DO PRODUTO<text:bookmark-end text:name="_Toc221199206"/></text:h>
      <text:p text:style-name="P28" loext:marker-style-name="T20"><text:span text:style-name="T15"><text:line-break/></text:span><text:span text:style-name="T20">Criação obrigatória: 1º Período – Fase 01 </text:span></text:p>
      <text:p text:style-name="P28" loext:marker-style-name="T20"><text:span text:style-name="T20">Atualização: sempre que necessário</text:span><text:span text:style-name="T20"/></text:p>
      <text:p text:style-name="P15" loext:marker-style-name="T15"/>
      <text:p text:style-name="P29">Nome do Produto: </text:p>
      <text:p text:style-name="P30">AgroConnect – Projeto Pilot</text:p>
      <text:p text:style-name="P31"/>
      <text:p text:style-name="P31">Descrição do Produto:</text:p>
      <text:p text:style-name="P32">O <text:span text:style-name="T21">Projeto </text:span>PILOT é um <text:span text:style-name="T21">bloco</text:span><text:span text:style-name="T22"> </text:span><text:span text:style-name="T21">independente </text:span><text:span text:style-name="T22">do aplicativo AgroConnect,</text:span><text:span text:style-name="T23"> </text:span><text:span text:style-name="T21">voltado para a</text:span> logística inteligente e garantia operacional desenvolvido para conectar caminhoneiros e transportadoras a produtores e empresas do agronegócio. Ele serve para gerenciar o transporte de grandes cargas e a distribuição final, garantindo que a mercadoria seja entregue com segurança e dentro dos prazos através de monitoramento em tempo real e seguro obrigatório. O foco principal é resolver a desorganização e a falta de confiança no frete rural, utilizando um sistema de pagamento protegido onde o transportador só recebe o valor após a entrega ser confirmada conforme o contrato. Assim, o software assegura a execução física da logística e protege todas as partes contra prejuízos financeiros e falhas operacionais no campo. </text:p>
      <text:p text:style-name="P33"/>
      <text:p text:style-name="P34"><text:span text:style-name="T24"/></text:p>
      <text:p text:style-name="P35"/>
      <text:p text:style-name="P36"><text:span text:style-name="T24"/></text:p>
      <text:p text:style-name="P35"/>
      <text:p text:style-name="P36"><text:span text:style-name="T24"/></text:p>
      <text:p text:style-name="P35"/>
      <text:p text:style-name="P37" loext:marker-style-name="T15"/>
      <text:p text:style-name="P37" loext:marker-style-name="T15"><text:soft-page-break/></text:p>
      <text:h text:style-name="P38" text:outline-level="2"><text:bookmark-start text:name="_Toc221199207"/>2 DESCRIÇÃO GERAL DO PRODUTO<text:bookmark-end text:name="_Toc221199207"/></text:h>
      <text:p text:style-name="P28" loext:marker-style-name="T20"><text:span text:style-name="T15"><text:line-break/></text:span><text:span text:style-name="T20">Criação obrigatória: 1º Período – Fase 01 </text:span></text:p>
      <text:p text:style-name="P28" loext:marker-style-name="T20"><text:span text:style-name="T20">Atualização: refinada e aprofundada nos períodos seguintes</text:span><text:span text:style-name="T20"/></text:p>
      <text:p text:style-name="P39">O AgroConnect - Bloco P<text:span text:style-name="T21">ilot</text:span> atua<text:span text:style-name="T21">rá</text:span> no setor logístico do agronegócio brasileiro, um cenário marcado por processos manuais e alta dependência de intermediários para o escoamento da produção. A atividade principal deste contexto é o transporte de grandes cargas das fazendas para centros de distribuição ou indústrias, além da entrega de insumos e produtos na modalidade de última milha. Este cenário é extremamente relevante pois a desorganização e o alto custo do frete, somados à falta de integração e segurança nas entregas, geram prejuízos diretos e riscos operacionais constantes para produtores e transportadores. O foco do serviço é profissionalizar essa movimentação física, garantindo previsibilidade e proteção financeira para quem contrata e para quem executa o serviço de transporte. </text:p>
      <text:h text:style-name="P40" text:outline-level="3"><text:bookmark-start text:name="_Toc221199209"/>2.2 Problemas Identificados<text:bookmark-end text:name="_Toc221199209"/></text:h>
      <table:table table:name="Tabela2" table:style-name="Tabela2">
        <table:table-column table:style-name="Tabela2.A"/>
        <table:table-column table:style-name="Tabela2.B"/>
        <table:table-row table:style-name="Tabela2.1">
          <table:table-cell table:style-name="Tabela2.A1" office:value-type="string">
            <text:p text:style-name="P41" loext:marker-style-name="T25"><text:span text:style-name="T25">Item</text:span><text:span text:style-name="T25"/></text:p>
          </table:table-cell>
          <table:table-cell table:style-name="Tabela2.A1" office:value-type="string">
            <text:p text:style-name="P41" loext:marker-style-name="T25"><text:span text:style-name="T25">Descrição</text:span><text:span text:style-name="T25"/></text:p>
          </table:table-cell>
        </table:table-row>
        <table:table-row table:style-name="Tabela2.2">
          <table:table-cell table:style-name="Tabela2.A2" office:value-type="string">
            <text:p text:style-name="P42" loext:marker-style-name="T26"><text:span text:style-name="T26">O problema de</text:span><text:span text:style-name="T26"/></text:p>
          </table:table-cell>
          <table:table-cell table:style-name="Tabela2.B2" office:value-type="string">
            <text:p text:style-name="P43"><text:span text:style-name="T27">Desorganização e falta de confiança na contratação de fretes. </text:span>Atualmente, a contratação de transporte no campo é feita de forma informal e desconectada, sem um processo de verificação rigoroso de quem está transportando a carga. </text:p>
          </table:table-cell>
        </table:table-row>
        <table:table-row table:style-name="Tabela2.3">
          <table:table-cell table:style-name="Tabela2.A3" office:value-type="string">
            <text:p text:style-name="P42" loext:marker-style-name="T26"><text:span text:style-name="T26">Afeta</text:span><text:span text:style-name="T26"/></text:p>
          </table:table-cell>
          <table:table-cell table:style-name="Tabela2.B3" office:value-type="string">
            <text:p text:style-name="P44">Produtores rurais e empresas compradoras que dependem do escoamento da produção.</text:p>
          </table:table-cell>
        </table:table-row>
        <table:table-row table:style-name="Tabela2.4">
          <table:table-cell table:style-name="Tabela2.A2" office:value-type="string">
            <text:p text:style-name="P42" loext:marker-style-name="T26"><text:span text:style-name="T26">Cujo impacto é</text:span><text:span text:style-name="T26"/></text:p>
          </table:table-cell>
          <table:table-cell table:style-name="Tabela2.B4" office:value-type="string">
            <text:p text:style-name="P45">Incerteza sobre a chegada da mercadoria, riscos de desvios, atrasos constantes e falta de padronização nos preços e prazos. </text:p>
          </table:table-cell>
        </table:table-row>
        <table:table-row table:style-name="Tabela2.5">
          <table:table-cell table:style-name="Tabela2.A3" office:value-type="string">
            <text:p text:style-name="P42" loext:marker-style-name="T26"><text:span text:style-name="T26">Benefícios de uma solução seriam</text:span><text:span text:style-name="T26"/></text:p>
          </table:table-cell>
          <table:table-cell table:style-name="Tabela2.B5" office:value-type="string">
            <text:p text:style-name="P45">Maior segurança jurídica e operacional, garantia de que apenas transportadores verificados manuseiem a carga e centralização da gestão logística em um único local. </text:p>
          </table:table-cell>
        </table:table-row>
      </table:table>
      <text:h text:style-name="P46" text:outline-level="2"><text:soft-page-break/></text:h>
      <table:table table:name="Tabela8" table:style-name="Tabela8">
        <table:table-column table:style-name="Tabela8.A"/>
        <table:table-column table:style-name="Tabela8.B"/>
        <table:table-row table:style-name="Tabela8.1">
          <table:table-cell table:style-name="Tabela8.A1" office:value-type="string">
            <text:list text:continue-numbering="true" text:style-name="WWNum1">
              <text:list-header>
                <text:p text:style-name="P47">Item</text:p>
              </text:list-header>
            </text:list>
          </table:table-cell>
          <table:table-cell table:style-name="Tabela8.B1" office:value-type="string">
            <text:list text:continue-numbering="true" text:style-name="WWNum1">
              <text:list-header>
                <text:p text:style-name="P48">Descrição</text:p>
              </text:list-header>
            </text:list>
          </table:table-cell>
        </table:table-row>
        <table:table-row>
          <table:table-cell table:style-name="Tabela8.A2" office:value-type="string">
            <text:list text:continue-numbering="true" text:style-name="WWNum1">
              <text:list-header>
                <text:p text:style-name="P49" loext:marker-style-name="T26"><text:span text:style-name="T26">O problema de</text:span></text:p>
              </text:list-header>
            </text:list>
          </table:table-cell>
          <table:table-cell table:style-name="Tabela8.B2" office:value-type="string">
            <text:list text:continue-numbering="true" text:style-name="WWNum1">
              <text:list-header>
                <text:p text:style-name="P50">Não existe um mecanismo eficiente que condicione o pagamento do frete à conclusão bem-sucedida da entrega, gerando riscos de prejuízo caso ocorram avarias ou descumprimento de contrato. </text:p>
              </text:list-header>
            </text:list>
          </table:table-cell>
        </table:table-row>
        <table:table-row>
          <table:table-cell table:style-name="Tabela8.A2" office:value-type="string">
            <text:list text:continue-numbering="true" text:style-name="WWNum1">
              <text:list-header>
                <text:p text:style-name="P49" loext:marker-style-name="T26"><text:span text:style-name="T26">Afeta</text:span></text:p>
              </text:list-header>
            </text:list>
          </table:table-cell>
          <table:table-cell table:style-name="Tabela8.B3" office:value-type="string">
            <text:list text:continue-numbering="true" text:style-name="WWNum1">
              <text:list-header>
                <text:p text:style-name="P51">Transportadores que temem não receber e contratantes <text:span text:style-name="T28">q</text:span>ue temem pagar por um serviço mal executado. </text:p>
              </text:list-header>
            </text:list>
          </table:table-cell>
        </table:table-row>
        <table:table-row table:style-name="Tabela8.4">
          <table:table-cell table:style-name="Tabela8.A2" office:value-type="string">
            <text:list text:continue-numbering="true" text:style-name="WWNum1">
              <text:list-header>
                <text:p text:style-name="P49" loext:marker-style-name="T26"><text:span text:style-name="T26">Cujo impacto é</text:span></text:p>
              </text:list-header>
            </text:list>
          </table:table-cell>
          <table:table-cell table:style-name="Tabela8.B4" office:value-type="string">
            <text:list text:continue-numbering="true" text:style-name="WWNum1">
              <text:list-header>
                <text:p text:style-name="P51">Conflitos contratuais frequentes, prejuízos financeiros por cargas danificadas sem cobertura imediata e dificuldade em aplicar multas por atrasos. </text:p>
              </text:list-header>
            </text:list>
          </table:table-cell>
        </table:table-row>
        <table:table-row>
          <table:table-cell table:style-name="Tabela8.A5" office:value-type="string">
            <text:list text:continue-numbering="true" text:style-name="WWNum1">
              <text:list-header>
                <text:p text:style-name="P49" loext:marker-style-name="T26"><text:span text:style-name="T26">Benefícios de uma solução seriam</text:span></text:p>
              </text:list-header>
            </text:list>
          </table:table-cell>
          <table:table-cell table:style-name="Tabela8.B5" office:value-type="string">
            <text:list text:continue-numbering="true" text:style-name="WWNum1">
              <text:list-header>
                <text:p text:style-name="P51">Proteção financeira para ambas as partes através de um sistema de pagamento retido (escrow), liberação de valores apenas após a entrega confirmada e inclusão automática de seguro de carga. </text:p>
              </text:list-header>
            </text:list>
          </table:table-cell>
        </table:table-row>
      </table:table>
      <text:h text:style-name="P46" text:outline-level="2"/>
      <text:h text:style-name="P46"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text:soft-page-break/></text:h>
      <text:h text:style-name="P52" text:outline-level="2"><text:bookmark-start text:name="_Toc221199210"/>3 EQUIPE DO PROJETO<text:bookmark-end text:name="_Toc221199210"/></text:h>
      <text:p text:style-name="P28" loext:marker-style-name="T20"><text:span text:style-name="T15"><text:line-break/></text:span><text:span text:style-name="T20">Criação obrigatória: 1º Período – Fase 01 </text:span></text:p>
      <text:p text:style-name="P53" loext:marker-style-name="T20">Atualização: sempre que houver mudanças na equipe</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54">Matrícula</text:p>
          </table:table-cell>
          <table:table-cell table:style-name="Tabela3.B1" office:value-type="string">
            <text:p text:style-name="P54">Nome Completo</text:p>
          </table:table-cell>
          <table:table-cell table:style-name="Tabela3.C1" office:value-type="string">
            <text:p text:style-name="P54">Função no Projeto</text:p>
          </table:table-cell>
        </table:table-row>
        <table:table-row table:style-name="Tabela3.1">
          <table:table-cell table:style-name="Tabela3.A2" office:value-type="string">
            <text:p text:style-name="P55">2520616</text:p>
          </table:table-cell>
          <table:table-cell table:style-name="Tabela3.B2" office:value-type="string">
            <text:p text:style-name="P56"><text:span text:style-name="T29">Pedro Henrique </text:span><text:span text:style-name="T30">Silva</text:span></text:p>
          </table:table-cell>
          <table:table-cell table:style-name="Tabela3.C2" office:value-type="string">
            <text:p text:style-name="P55">Lider</text:p>
          </table:table-cell>
        </table:table-row>
        <table:table-row table:style-name="Tabela3.3">
          <table:table-cell table:style-name="Tabela3.A2" office:value-type="string">
            <text:p text:style-name="P55">2520781</text:p>
          </table:table-cell>
          <table:table-cell table:style-name="Tabela3.B3" office:value-type="string">
            <text:p text:style-name="P56"><text:span text:style-name="T29">Kauã Ferreira </text:span><text:span text:style-name="T30">Grande</text:span></text:p>
          </table:table-cell>
          <table:table-cell table:style-name="Tabela3.C3" office:value-type="string">
            <text:p text:style-name="P57">Função designada</text:p>
          </table:table-cell>
        </table:table-row>
        <table:table-row table:style-name="Tabela3.4">
          <table:table-cell table:style-name="Tabela3.A4" office:value-type="string">
            <text:p text:style-name="P58">2520018</text:p>
          </table:table-cell>
          <table:table-cell table:style-name="Tabela3.A4" office:value-type="string">
            <text:p text:style-name="P58">Lucas Pereira Macedo</text:p>
          </table:table-cell>
          <table:table-cell table:style-name="Tabela3.C4" office:value-type="string">
            <text:p text:style-name="P56"><text:span text:style-name="T29">F</text:span><text:span text:style-name="T31">ormatador acadêmico, </text:span></text:p>
          </table:table-cell>
        </table:table-row>
        <table:table-row table:style-name="Tabela3.5">
          <table:table-cell table:style-name="Tabela3.A2" office:value-type="string">
            <text:p text:style-name="P59">11195</text:p>
          </table:table-cell>
          <table:table-cell table:style-name="Tabela3.B5" office:value-type="string">
            <text:p text:style-name="P56"><text:span text:style-name="T29">Jeferson </text:span><text:span text:style-name="T30">Silva Araújo</text:span></text:p>
          </table:table-cell>
          <table:table-cell table:style-name="Tabela3.C5" office:value-type="string">
            <text:p text:style-name="P57">Orientador Principal</text:p>
          </table:table-cell>
        </table:table-row>
        <table:table-row table:style-name="Tabela3.5">
          <table:table-cell table:style-name="Tabela3.A2" office:value-type="string">
            <text:p text:style-name="P57">Informe Matrícula Docente 02</text:p>
          </table:table-cell>
          <table:table-cell table:style-name="Tabela3.B6" office:value-type="string">
            <text:p text:style-name="P58">Igor</text:p>
          </table:table-cell>
          <table:table-cell table:style-name="Tabela3.C6" office:value-type="string">
            <text:p text:style-name="P57">Orientador Secundário</text:p>
          </table:table-cell>
        </table:table-row>
      </table:table>
      <text:p text:style-name="P60" loext:marker-style-name="T20"/>
      <text:p text:style-name="P60" loext:marker-style-name="T20"/>
      <text:p text:style-name="P60" loext:marker-style-name="T20"/>
      <text:p text:style-name="P60" loext:marker-style-name="T20"/>
      <text:p text:style-name="P60"/>
      <text:p text:style-name="P60" loext:marker-style-name="T20"/>
      <text:p text:style-name="P60" loext:marker-style-name="T20"/>
      <text:p text:style-name="P60" loext:marker-style-name="T20"/>
      <text:p text:style-name="P60" loext:marker-style-name="T20"/>
      <text:p text:style-name="P60" loext:marker-style-name="T20"/>
      <text:p text:style-name="P60" loext:marker-style-name="T20"/>
      <text:h text:style-name="P27" text:outline-level="2"><text:bookmark-start text:name="_Toc221199211"/><text:soft-page-break/>4 REPOSITÓRIOS E ARTEFATOS DO PROJETO<text:bookmark-end text:name="_Toc221199211"/></text:h>
      <text:p text:style-name="P28" loext:marker-style-name="T20"><text:span text:style-name="T15"><text:line-break/></text:span><text:span text:style-name="T20">Criação obrigatória: </text:span></text:p>
      <text:p text:style-name="P28" loext:marker-style-name="T20"><text:span text:style-name="T20">Repositório de Código: a partir do 2º Período – Fase 02</text:span><text:span text:style-name="T20"/></text:p>
      <text:p text:style-name="P28" loext:marker-style-name="T20"><text:span text:style-name="T20">Repositório de Protótipo: a partir do 2º Período – Fase 01</text:span><text:span text:style-name="T20"/></text:p>
      <text:p text:style-name="P28" loext:marker-style-name="T20"><text:span text:style-name="T20">Repositório de Aplicações Executáveis: a partir do 5º Período – Fase 02</text:span><text:span text:style-name="T20"/></text:p>
      <text:p text:style-name="P61" loext:marker-style-name="T20"><text:span text:style-name="T20">Atualização: contínua</text:span><text:span text:style-name="T20"/></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1" loext:marker-style-name="T25"><text:span text:style-name="T25">Tipo de Artefato</text:span><text:span text:style-name="T25"/></text:p>
          </table:table-cell>
          <table:table-cell table:style-name="Tabela4.B1" office:value-type="string">
            <text:p text:style-name="P41" loext:marker-style-name="T25"><text:span text:style-name="T25">Link</text:span><text:span text:style-name="T25"/></text:p>
          </table:table-cell>
          <table:table-cell table:style-name="Tabela4.C1" office:value-type="string">
            <text:p text:style-name="P41" loext:marker-style-name="T25"><text:span text:style-name="T25">Descrição</text:span><text:span text:style-name="T25"/></text:p>
          </table:table-cell>
        </table:table-row>
        <table:table-row table:style-name="Tabela4.1">
          <table:table-cell table:style-name="Tabela4.A2" office:value-type="string">
            <text:list xml:id="list174137605394864" text:continue-numbering="true" text:style-name="WWNum1">
              <text:list-header>
                <text:p text:style-name="P62">Repositório de Protótipo</text:p>
              </text:list-header>
            </text:list>
          </table:table-cell>
          <table:table-cell table:style-name="Tabela4.B2" office:value-type="string">
            <text:p text:style-name="P63" loext:marker-style-name="T32"><text:span text:style-name="T32">Informe o link público para esse artefato</text:span></text:p>
          </table:table-cell>
          <table:table-cell table:style-name="Tabela4.C2" office:value-type="string">
            <text:p text:style-name="P64">Este artefato carrega o protótipo de baixa fidelidade do Projeto Pilot.</text:p>
          </table:table-cell>
        </table:table-row>
        <table:table-row table:style-name="Tabela4.1">
          <table:table-cell table:style-name="Tabela4.A2" office:value-type="string">
            <text:p text:style-name="P42" loext:marker-style-name="T33"><text:span text:style-name="T33"/></text:p>
          </table:table-cell>
          <table:table-cell table:style-name="Tabela4.B3" office:value-type="string">
            <text:p text:style-name="P63" loext:marker-style-name="T32"><text:span text:style-name="T32"/></text:p>
          </table:table-cell>
          <table:table-cell table:style-name="Tabela4.C3" office:value-type="string">
            <text:p text:style-name="P63" loext:marker-style-name="T32"><text:span text:style-name="T32"/></text:p>
          </table:table-cell>
        </table:table-row>
        <table:table-row table:style-name="Tabela4.1">
          <table:table-cell table:style-name="Tabela4.A2" office:value-type="string">
            <text:p text:style-name="P42" loext:marker-style-name="T33"><text:span text:style-name="T33"/></text:p>
          </table:table-cell>
          <table:table-cell table:style-name="Tabela4.B4" office:value-type="string">
            <text:p text:style-name="P63" loext:marker-style-name="T32"><text:span text:style-name="T32"/></text:p>
          </table:table-cell>
          <table:table-cell table:style-name="Tabela4.C4" office:value-type="string">
            <text:p text:style-name="P63" loext:marker-style-name="T32"><text:span text:style-name="T32"/></text:p>
          </table:table-cell>
        </table:table-row>
        <table:table-row table:style-name="Tabela4.5">
          <table:table-cell table:style-name="Tabela4.A2" office:value-type="string">
            <text:p text:style-name="P42" loext:marker-style-name="T34"><text:span text:style-name="T35"/></text:p>
          </table:table-cell>
          <table:table-cell table:style-name="Tabela4.B5" office:value-type="string">
            <text:p text:style-name="P63" loext:marker-style-name="T32"><text:span text:style-name="T32"/></text:p>
          </table:table-cell>
          <table:table-cell table:style-name="Tabela4.C5" office:value-type="string">
            <text:p text:style-name="P63" loext:marker-style-name="T32"><text:span text:style-name="T32"/></text:p>
          </table:table-cell>
        </table:table-row>
        <table:table-row table:style-name="Tabela4.5">
          <table:table-cell table:style-name="Tabela4.A2" office:value-type="string">
            <text:p text:style-name="P42" loext:marker-style-name="T33"><text:span text:style-name="T33"/></text:p>
          </table:table-cell>
          <table:table-cell table:style-name="Tabela4.B6" office:value-type="string">
            <text:p text:style-name="P63" loext:marker-style-name="T32"><text:span text:style-name="T32"/></text:p>
          </table:table-cell>
          <table:table-cell table:style-name="Tabela4.C6" office:value-type="string">
            <text:p text:style-name="P63" loext:marker-style-name="T32"><text:span text:style-name="T32"/></text:p>
          </table:table-cell>
        </table:table-row>
        <table:table-row table:style-name="Tabela4.5">
          <table:table-cell table:style-name="Tabela4.A2" office:value-type="string">
            <text:p text:style-name="P42" loext:marker-style-name="T33"><text:span text:style-name="T33"/></text:p>
          </table:table-cell>
          <table:table-cell table:style-name="Tabela4.B7" office:value-type="string">
            <text:p text:style-name="P63" loext:marker-style-name="T32"><text:span text:style-name="T32"/></text:p>
          </table:table-cell>
          <table:table-cell table:style-name="Tabela4.C7" office:value-type="string">
            <text:p text:style-name="P63" loext:marker-style-name="T32"><text:span text:style-name="T32"/></text:p>
          </table:table-cell>
        </table:table-row>
      </table:table>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65" text:outline-level="1"><text:bookmark-start text:name="_Toc221199212"/><text:soft-page-break/>PARTE 02 – PLANEJAMENTO DO SEMESTRE<text:bookmark-end text:name="_Toc221199212"/></text:h>
      <text:h text:style-name="P66" text:outline-level="1"><text:bookmark-start text:name="_Toc221199213"/>5 SITUAÇÃO ATUAL DO PROJETO<text:bookmark-end text:name="_Toc221199213"/><text:span text:style-name="T36"> </text:span></text:h>
      <text:p text:style-name="P28" loext:marker-style-name="T20"><text:span text:style-name="T20">Criação obrigatória: 1º ao 8º Período – Fase 01 </text:span><text:span text:style-name="T20"/></text:p>
      <text:p text:style-name="P67" loext:marker-style-name="T37"><text:span text:style-name="T37">Nesta seção, eu quero que vocês descrevam, com clareza, como o projeto está neste momento. Aqui vocês devem explicar o que já foi desenvolvido até agora, quais partes do sistema já existem e o que ainda não foi iniciado. Não é para “vender” o projeto nem para dizer que está tudo pronto, mas para mostrar que vocês sabem exatamente em que ponto o trabalho se encontra.</text:span><text:span text:style-name="T37"/></text:p>
      <text:p text:style-name="P68" loext:marker-style-name="T37"/>
      <text:p text:style-name="P67" loext:marker-style-name="T37"><text:span text:style-name="T37">O texto deve ser escrito de forma objetiva, em linguagem clara, sem termos técnicos desnecessários. Pensem que estão explicando o estado atual do projeto para alguém que está conhecendo o trabalho agora. A extensão esperada é de aproximadamente 10 a 15 linhas, ou cerca de meia página.</text:span><text:span text:style-name="T37"/></text:p>
      <text:p text:style-name="P68" loext:marker-style-name="T37"/>
      <text:p text:style-name="P67" loext:marker-style-name="T37"><text:span text:style-name="T37">Na avaliação desta seção, vou considerar principalmente a clareza da descrição, a coerência com o que já foi entregue anteriormente e a capacidade do grupo de demonstrar consciência sobre o estágio atual do projeto.</text:span></text:p>
      <text:h text:style-name="P27" text:outline-level="2"><text:bookmark-start text:name="_Toc221199214"/>6 OBJETIVOS DO SEMESTRE<text:bookmark-end text:name="_Toc221199214"/></text:h>
      <text:p text:style-name="P28" loext:marker-style-name="T20"><text:span text:style-name="T20">Criação obrigatória: 1º ao 8º Período – Fase 01 </text:span><text:span text:style-name="T20"/></text:p>
      <text:p text:style-name="P67" loext:marker-style-name="T37"><text:span text:style-name="T37">Aqui vocês devem apresentar o que pretendem desenvolver ao longo deste semestre. Quero entender quais funcionalidades, melhorias ou evoluções do sistema estão sendo planejadas agora e por que essas escolhas fazem sentido para o período em que vocês estão cursando.</text:span><text:span text:style-name="T37"/></text:p>
      <text:p text:style-name="P68" loext:marker-style-name="T37"/>
      <text:p text:style-name="P67" loext:marker-style-name="T37"><text:span text:style-name="T37">É importante que os objetivos estejam alinhados com o nível de conhecimento do grupo. Não adianta prometer algo muito além do que é viável neste momento. Justificar as escolhas é fundamental: expliquem por que esses objetivos foram definidos e como eles contribuem para a evolução do projeto.</text:span><text:span text:style-name="T37"/></text:p>
      <text:p text:style-name="P68" loext:marker-style-name="T37"/>
      <text:p text:style-name="P67" loext:marker-style-name="T37"><text:soft-page-break/><text:span text:style-name="T37">O texto deve ter, em média, 10 a 15 linhas, podendo chegar a meia página. Na avaliação, serão observados a coerência dos objetivos, a justificativa apresentada, a viabilidade do que foi proposto e a adequação ao período cursado.</text:span><text:span text:style-name="T37"/></text:p>
      <text:p text:style-name="P69" loext:marker-style-name="T15"/>
      <text:h text:style-name="P27" text:outline-level="2"><text:bookmark-start text:name="_Toc221199215"/>7 CRONOGRAMA DO SEMESTRE<text:bookmark-end text:name="_Toc221199215"/></text:h>
      <text:p text:style-name="P28" loext:marker-style-name="T20"><text:span text:style-name="T20">Criação obrigatória: 1º ao 8º Período – Fase 01 </text:span><text:span text:style-name="T20"/></text:p>
      <text:p text:style-name="P67" loext:marker-style-name="T37"><text:span text:style-name="T37">Nesta parte, vocês vão organizar como o trabalho será conduzido ao longo do semestre. Eu não espero um cronograma engessado ou cheio de datas exatas, mas sim uma visão clara das etapas do projeto, da ordem das atividades e do que se espera alcançar em cada fase.</text:span><text:span text:style-name="T37"/></text:p>
      <text:p text:style-name="P68" loext:marker-style-name="T37"/>
      <text:p text:style-name="P67" loext:marker-style-name="T37"><text:span text:style-name="T37">O cronograma pode ser apresentado em formato de tabela, acompanhado de um breve texto explicativo. A ideia é mostrar que o grupo tem planejamento e sabe como pretende chegar aos objetivos definidos anteriormente. Uma boa prática é indicar atividades como análise, definição, desenvolvimento, ajustes e validação.</text:span><text:span text:style-name="T37"/></text:p>
      <text:p text:style-name="P68" loext:marker-style-name="T37"/>
      <text:p text:style-name="P67" loext:marker-style-name="T37"><text:span text:style-name="T37">A avaliação desta seção leva em conta a organização do cronograma, a coerência com os objetivos do semestre e a clareza na apresentação das etapas. O tamanho pode variar, mas normalmente uma tabela simples acompanhada de 5 a 8 linhas de explicação é suficiente.</text:span><text:span text:style-name="T37"/></text:p>
      <text:p text:style-name="P68" loext:marker-style-name="T37"/>
      <text:p text:style-name="P68" loext:marker-style-name="T37"/>
      <text:p text:style-name="P68" loext:marker-style-name="T37"/>
      <text:p text:style-name="P68" loext:marker-style-name="T37"/>
      <text:p text:style-name="P68" loext:marker-style-name="T37"/>
      <text:p text:style-name="P68" loext:marker-style-name="T37"/>
      <text:p text:style-name="P68" loext:marker-style-name="T37"/>
      <text:p text:style-name="P68" loext:marker-style-name="T37"/>
      <text:p text:style-name="P68" loext:marker-style-name="T37"/>
      <text:p text:style-name="P68" loext:marker-style-name="T37"/>
      <text:p text:style-name="P70"/>
      <text:h text:style-name="P16" text:outline-level="1" loext:marker-style-name="T38"><text:bookmark-start text:name="_Toc221199216"/><text:soft-page-break/>PARTE 03 – ENTENDIMENTO DO PÚBLICO, DO NEGÓCIO E LEVANTAMENTO INICIAL DE REQUISITOS<text:bookmark-end text:name="_Toc221199216"/><text:span text:style-name="T38"/></text:h>
      <text:p text:style-name="P71" loext:marker-style-name="T37"><text:span text:style-name="T37">Esta parte do documento tem como objetivo garantir que o projeto esteja sendo construído a partir de um entendimento real do público, do contexto de negócio e das necessidades envolvidas. Aqui o foco não é tecnologia, mas sim compreender para quem o produto está sendo desenvolvido, qual problema existe e quais necessidades o sistema deve atender. Essa parte é fundamental, pois serve de base para os requisitos, regras de negócio e decisões técnicas que virão nas próximas etapas do Projeto Integrador.</text:span><text:span text:style-name="T37"/></text:p>
      <text:h text:style-name="P27" text:outline-level="2"><text:bookmark-start text:name="_Toc221199217"/>8 PÚBLICO-ALVO DO PRODUTO<text:bookmark-end text:name="_Toc221199217"/></text:h>
      <text:p text:style-name="P72" loext:marker-style-name="T20"><text:span text:style-name="T20">Criação obrigatória: 1º Período – Fase 01 </text:span><text:span text:style-name="T20"/></text:p>
      <text:p text:style-name="P72" loext:marker-style-name="T20"><text:span text:style-name="T20">Atualização: Todos os períodos seguintes</text:span><text:span text:style-name="T20"/></text:p>
      <text:p text:style-name="P73">O público-alvo do <text:span text:style-name="T39">AgroConnect - Bloco PILOT é composto por dois perfis principais que atuam diretamente na movimentação física de produtos no campo. O primeiro perfil é o do Transportador, que inclui desde caminhoneiros autônomos de grande carga até pequenas empresas transportadoras que realizam a distribuição de "última milha". Para eles, o aplicativo serve como uma ferramenta de trabalho para encontrar fretes verificados, gerenciar rotas e garantir o recebimento seguro do pagamento após a entrega. O segundo perfil engloba os Contratantes de Frete, representados por produtores rurais de agricultura e pecuária, além de empresas com</text:span>pradoras como frigoríficos e agroindústrias. Estes usuários utilizam o sistema para buscar transporte confiável, monitorar o status das mercadorias em tempo real e mitigar riscos de perdas através do seguro obrigatório integrado. O contexto de uso ocorre no dia a dia da operação rural, onde a necessidade de escoar a produção com agilidade e segurança financeira é fundamental para a viabilidade do negócio. </text:p>
      <text:p text:style-name="P73"/>
      <text:p text:style-name="P73"/>
      <text:p text:style-name="P73"/>
      <text:h text:style-name="P27" text:outline-level="2"><text:bookmark-start text:name="_Toc221199218"/><text:soft-page-break/>9 CONTEXTO DE NEGÓCIO<text:bookmark-end text:name="_Toc221199218"/></text:h>
      <text:p text:style-name="P72" loext:marker-style-name="T20"><text:span text:style-name="T20">Criação obrigatória: 1º Período – Fase 01 </text:span><text:span text:style-name="T20"/></text:p>
      <text:p text:style-name="P72" loext:marker-style-name="T32"><text:span text:style-name="T20">Atualização: 2º e 3º Período</text:span><text:span text:style-name="T40"/></text:p>
      <text:p text:style-name="P71" loext:marker-style-name="T37"><text:span text:style-name="T37">Aqui vocês devem explicar em que contexto de negócio o produto está inserido. No primeiro período, o foco deve ser apresentar o tipo de serviço, organização ou atividade em que o problema ocorre, descrevendo o funcionamento geral desse cenário.</text:span><text:span text:style-name="T37"/></text:p>
      <text:p text:style-name="P71" loext:marker-style-name="T37"><text:span text:style-name="T37">Nos períodos seguintes, espera-se um aprofundamento maior, com uma descrição mais clara dos processos envolvidos, das dificuldades existentes e das oportunidades de melhoria que justificam o produto.</text:span><text:span text:style-name="T37"/></text:p>
      <text:p text:style-name="P71" loext:marker-style-name="T37"><text:span text:style-name="T37">Não é necessário citar empresas específicas. O importante é demonstrar entendimento do cenário e do problema.</text:span><text:span text:style-name="T37"/></text:p>
      <text:p text:style-name="P71" loext:marker-style-name="T37"><text:span text:style-name="T37">Na avaliação, serão observados a coerência do contexto apresentado, a relação com o público descrito e a clareza da explicação.</text:span><text:span text:style-name="T37"/></text:p>
      <text:p text:style-name="P71" loext:marker-style-name="T37"><text:span text:style-name="T37">Extensão sugerida:</text:span><text:span text:style-name="T37"/></text:p>
      <text:list text:style-name="WWNum14">
        <text:list-item>
          <text:p text:style-name="P74" loext:marker-style-name="T37"><text:span text:style-name="T37">1º período: 8 a 12 linhas</text:span><text:span text:style-name="T37"/></text:p>
        </text:list-item>
        <text:list-item>
          <text:p text:style-name="P75" loext:marker-style-name="T37"><text:span text:style-name="T37">períodos seguintes: 12 a 18 linhas</text:span><text:span text:style-name="T37"/></text:p>
        </text:list-item>
      </text:list>
      <text:p text:style-name="P76" loext:marker-style-name="T37"/>
      <text:h text:style-name="P27" text:outline-level="2"><text:bookmark-start text:name="_Toc221199219"/>10 SOLUÇÕES EXISTENTES<text:bookmark-end text:name="_Toc221199219"/></text:h>
      <text:p text:style-name="P72" loext:marker-style-name="T20"><text:span text:style-name="T20">Criação obrigatória: 2º Período – Fase 01 </text:span><text:span text:style-name="T20"/></text:p>
      <text:p text:style-name="P72" loext:marker-style-name="T32"><text:span text:style-name="T20">Atualização: contínua.</text:span><text:span text:style-name="T40"/></text:p>
      <text:p text:style-name="P77" loext:marker-style-name="T37"><text:span text:style-name="T37">Nesta seção, vocês devem demonstrar que pesquisaram </text:span><text:span text:style-name="T41">como o problema é tratado atualmente</text:span><text:span text:style-name="T37">. Podem ser sistemas já existentes, soluções conhecidas no mercado, processos manuais ou alternativas utilizadas pelos usuários.</text:span></text:p>
      <text:p text:style-name="P78" loext:marker-style-name="T37"><text:soft-page-break/><text:span text:style-name="T37">No início, a análise pode ser simples, destacando poucas soluções e suas limitações. Com o avanço do curso, espera-se comparações mais claras e análises mais críticas.</text:span><text:span text:style-name="T37"/></text:p>
      <text:p text:style-name="P78" loext:marker-style-name="T37"><text:span text:style-name="T37">A avaliação considera o esforço de pesquisa, a coerência das soluções citadas com o problema apresentado e a capacidade de identificar limitações ou oportunidades de melhoria.</text:span><text:span text:style-name="T37"/></text:p>
      <text:p text:style-name="P78" loext:marker-style-name="T41"><text:span text:style-name="T37"><text:line-break/></text:span><text:span text:style-name="T41">Extensão sugerida:</text:span><text:span text:style-name="T37"> </text:span><text:span text:style-name="T41">8 a 12 linhas</text:span></text:p>
      <text:h text:style-name="P27" text:outline-level="2"><text:bookmark-start text:name="_Toc221199220"/>11 PESQUISA COM USUÁRIOS<text:bookmark-end text:name="_Toc221199220"/></text:h>
      <text:p text:style-name="P72" loext:marker-style-name="T20"><text:span text:style-name="T20">Criação obrigatória: 2º Período – Fase 02 </text:span><text:span text:style-name="T20"/></text:p>
      <text:p text:style-name="P72" loext:marker-style-name="T32"><text:span text:style-name="T20">Atualização: contínua.</text:span><text:span text:style-name="T40"/></text:p>
      <text:p text:style-name="P77" loext:marker-style-name="T37"><text:span text:style-name="T37">Aqui vocês devem descrever </text:span><text:span text:style-name="T41">como buscaram entender o usuário na prática</text:span><text:span text:style-name="T37">. No início, podem ser utilizadas estratégias simples, como conversas informais, questionários básicos ou observações.</text:span></text:p>
      <text:p text:style-name="P77" loext:marker-style-name="T37"><text:span text:style-name="T37">Com o avanço dos períodos, espera-se que a pesquisa seja mais estruturada, com melhor definição do público pesquisado e maior clareza dos objetivos da pesquisa.</text:span><text:span text:style-name="T37"/></text:p>
      <text:p text:style-name="P77" loext:marker-style-name="T37"><text:span text:style-name="T37">A avaliação considera a coerência da pesquisa com o projeto, a clareza da descrição e o esforço real em ouvir o usuário.</text:span><text:span text:style-name="T37"/></text:p>
      <text:h text:style-name="P27" text:outline-level="2"><text:bookmark-start text:name="_Toc221199221"/>12 RESULTADOS DE PESQUISA COM USUÁRIO<text:bookmark-end text:name="_Toc221199221"/></text:h>
      <text:p text:style-name="P72" loext:marker-style-name="T20"><text:span text:style-name="T20">Criação obrigatória: 2º Período – Fase 02 </text:span><text:span text:style-name="T20"/></text:p>
      <text:p text:style-name="P72" loext:marker-style-name="T32"><text:span text:style-name="T20">Atualização: contínua.</text:span><text:span text:style-name="T40"/></text:p>
      <text:p text:style-name="P77" loext:marker-style-name="T37"><text:span text:style-name="T37">Nesta seção, vocês devem apresentar os </text:span><text:span text:style-name="T41">principais aprendizados obtidos com a pesquisa</text:span><text:span text:style-name="T37">. No início, os resultados podem ser apresentados de forma mais descritiva. Com o tempo, espera-se maior organização, uso de tabelas simples e melhor conexão com o problema e os requisitos do sistema.</text:span></text:p>
      <text:p text:style-name="P77" loext:marker-style-name="T37"><text:soft-page-break/><text:span text:style-name="T37">O importante é mostrar que a pesquisa gerou informações úteis e influenciou o projeto.</text:span><text:span text:style-name="T37"/></text:p>
      <text:p text:style-name="P77" loext:marker-style-name="T37"><text:span text:style-name="T37">A avaliação considera a clareza dos resultados, a relação com o problema descrito e a capacidade de transformar pesquisa em insumo para o sistema.</text:span><text:span text:style-name="T37"/></text:p>
      <text:h text:style-name="P27" text:outline-level="2"><text:bookmark-start text:name="_Toc221199222"/>13 REGRAS DE NEGÓCIO<text:bookmark-end text:name="_Toc221199222"/></text:h>
      <text:p text:style-name="P72" loext:marker-style-name="T20"><text:span text:style-name="T20">Criação obrigatória: 1º Período – Fase 02 </text:span><text:span text:style-name="T20"/></text:p>
      <text:p text:style-name="P79" loext:marker-style-name="T32">Atualização: contínua.</text:p>
      <text:p text:style-name="P80" loext:marker-style-name="T32"/>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17" loext:marker-style-name="T42"><text:span text:style-name="T42">ID</text:span><text:span text:style-name="T42"/></text:p>
          </table:table-cell>
          <table:table-cell table:style-name="Tabela5.A1" office:value-type="string">
            <text:p text:style-name="P17" loext:marker-style-name="T42"><text:span text:style-name="T42">Descrição</text:span><text:span text:style-name="T42"/></text:p>
          </table:table-cell>
          <table:table-cell table:style-name="Tabela5.A1" office:value-type="string">
            <text:p text:style-name="P17" loext:marker-style-name="T42"><text:span text:style-name="T42">Requisitos Relacionados</text:span><text:span text:style-name="T42"/></text:p>
          </table:table-cell>
        </table:table-row>
        <table:table-row table:style-name="Tabela5.2">
          <table:table-cell table:style-name="Tabela5.A2" office:value-type="string">
            <text:p text:style-name="P81">RNE-001 </text:p>
          </table:table-cell>
          <table:table-cell table:style-name="Tabela5.B2" office:value-type="string">
            <text:p text:style-name="P82">Pagamento Condicionado à Entrega (Escrow Logístico) </text:p>
          </table:table-cell>
          <table:table-cell table:style-name="Tabela5.C2" office:value-type="string">
            <text:p text:style-name="P83"><text:span text:style-name="T39">RF-005 </text:span><text:span text:style-name="T43">e </text:span><text:span text:style-name="T39">RNF-001</text:span> </text:p>
          </table:table-cell>
        </table:table-row>
        <table:table-row table:style-name="Tabela5.3">
          <table:table-cell table:style-name="Tabela5.A3" table:number-columns-spanned="3" office:value-type="string">
            <text:p text:style-name="P84"><text:span text:style-name="T44">Detalhamento: </text:span><text:span text:style-name="T45">O transportador só terá o valor do frete liberado após a confirmação de entrega no destino final, garantindo que o serviço foi executado conforme o contrato. </text:span></text:p>
          </table:table-cell>
          <table:covered-table-cell/>
          <table:covered-table-cell/>
        </table:table-row>
      </table:table>
      <text:list text:continue-list="list174137605394864" text:style-name="WWNum1">
        <text:list-header>
          <text:p text:style-name="Text_20_body"/>
        </text:list-header>
      </text:list>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85" loext:marker-style-name="T42"><text:span text:style-name="T42">ID</text:span></text:p>
          </table:table-cell>
          <table:table-cell table:style-name="Tabela9.A1" office:value-type="string">
            <text:p text:style-name="P85" loext:marker-style-name="T42"><text:span text:style-name="T42">Descrição</text:span></text:p>
          </table:table-cell>
          <table:table-cell table:style-name="Tabela9.A1" office:value-type="string">
            <text:p text:style-name="P85" loext:marker-style-name="T42"><text:span text:style-name="T42">Requisitos Relacionados</text:span></text:p>
          </table:table-cell>
        </table:table-row>
        <table:table-row table:style-name="Tabela9.2">
          <table:table-cell table:style-name="Tabela9.A2" office:value-type="string">
            <text:p text:style-name="P86">RNE-00<text:span text:style-name="T46">2</text:span></text:p>
          </table:table-cell>
          <table:table-cell table:style-name="Tabela9.B2" office:value-type="string">
            <text:p text:style-name="P87">Seguro de <text:span text:style-name="T47">c</text:span>arga <text:span text:style-name="T47">o</text:span>brigatóri<text:span text:style-name="T47">a</text:span> </text:p>
          </table:table-cell>
          <table:table-cell table:style-name="Tabela9.C2" office:value-type="string">
            <text:p text:style-name="P88"><text:span text:style-name="T48"><text:s/></text:span>RF-003 <text:span text:style-name="T47">e</text:span> RNF-002 </text:p>
          </table:table-cell>
        </table:table-row>
        <table:table-row table:style-name="Tabela9.3">
          <table:table-cell table:style-name="Tabela9.A3" table:number-columns-spanned="3" office:value-type="string">
            <text:p text:style-name="P89"><text:span text:style-name="T48">Detalhamento: </text:span>Nenhuma carga pode ser despachada sem a ativação de um seguro integrado que cubra roubo, perda ou avaria da mercadoria durante o transporte. </text:p>
          </table:table-cell>
          <table:covered-table-cell/>
          <table:covered-table-cell/>
        </table:table-row>
      </table:table>
      <text:list text:continue-numbering="true" text:style-name="WWNum1">
        <text:list-header>
          <text:p text:style-name="Text_20_body"/>
        </text:list-header>
      </text:list>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85" loext:marker-style-name="T42"><text:span text:style-name="T42">ID</text:span></text:p>
          </table:table-cell>
          <table:table-cell table:style-name="Tabela10.A1" office:value-type="string">
            <text:p text:style-name="P85" loext:marker-style-name="T42"><text:span text:style-name="T42">Descrição</text:span></text:p>
          </table:table-cell>
          <table:table-cell table:style-name="Tabela10.A1" office:value-type="string">
            <text:p text:style-name="P85" loext:marker-style-name="T42"><text:span text:style-name="T42">Requisitos Relacionados</text:span></text:p>
          </table:table-cell>
        </table:table-row>
        <table:table-row table:style-name="Tabela10.2">
          <table:table-cell table:style-name="Tabela10.A2" office:value-type="string">
            <text:p text:style-name="P90"><text:span text:style-name="T49">RNE-00</text:span><text:span text:style-name="T50">3</text:span></text:p>
          </table:table-cell>
          <table:table-cell table:style-name="Tabela10.B2" office:value-type="string">
            <text:p text:style-name="P87">Verificação de Credenciais do Transportador <text:s/></text:p>
          </table:table-cell>
          <table:table-cell table:style-name="Tabela10.C2" office:value-type="string">
            <text:p text:style-name="P91"><text:span text:style-name="T39">RF-001 </text:span><text:span text:style-name="T43">e </text:span><text:span text:style-name="T39">RNF-002</text:span> </text:p>
          </table:table-cell>
        </table:table-row>
        <table:table-row table:style-name="Tabela10.3">
          <table:table-cell table:style-name="Tabela10.A3" table:number-columns-spanned="3" office:value-type="string">
            <text:p text:style-name="P92"><text:span text:style-name="T44">Detalhamento: </text:span><text:span text:style-name="T45">Apenas caminhoneiros e transportadoras com cadastro verificado e documentação validada pelo sistema podem visualizar e aceitar ofertas de frete. </text:span></text:p>
          </table:table-cell>
          <table:covered-table-cell/>
          <table:covered-table-cell/>
        </table:table-row>
      </table:table>
      <text:list text:continue-numbering="true" text:style-name="WWNum1">
        <text:list-header>
          <text:p text:style-name="Text_20_body"/>
        </text:list-header>
      </text:list>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85" loext:marker-style-name="T42"><text:span text:style-name="T42">ID</text:span></text:p>
          </table:table-cell>
          <table:table-cell table:style-name="Tabela11.A1" office:value-type="string">
            <text:p text:style-name="P85" loext:marker-style-name="T42"><text:span text:style-name="T42">Descrição</text:span></text:p>
          </table:table-cell>
          <table:table-cell table:style-name="Tabela11.A1" office:value-type="string">
            <text:p text:style-name="P85" loext:marker-style-name="T42"><text:span text:style-name="T42">Requisitos Relacionados</text:span></text:p>
          </table:table-cell>
        </table:table-row>
        <table:table-row table:style-name="Tabela11.2">
          <table:table-cell table:style-name="Tabela11.A2" office:value-type="string">
            <text:p text:style-name="P90"><text:span text:style-name="T49">RNE-00</text:span><text:span text:style-name="T50">4</text:span></text:p>
          </table:table-cell>
          <table:table-cell table:style-name="Tabela11.B2" office:value-type="string">
            <text:p text:style-name="P87">Aplicação de Penalidades por Descumprimento </text:p>
          </table:table-cell>
          <table:table-cell table:style-name="Tabela11.C2" office:value-type="string">
            <text:p text:style-name="P91"><text:span text:style-name="T39">RF-005 </text:span><text:span text:style-name="T43">e</text:span><text:span text:style-name="T39"> RNF-001</text:span> </text:p>
          </table:table-cell>
        </table:table-row>
        <table:table-row table:style-name="Tabela11.3">
          <table:table-cell table:style-name="Tabela11.A3" table:number-columns-spanned="3" office:value-type="string">
            <text:p text:style-name="P93"><text:span text:style-name="T51">Detalhamento:</text:span><text:span text:style-name="T52"> </text:span><text:span text:style-name="T53">O sistema deve aplicar automaticamente multas ou retenções no pagamento final em casos de atrasos injustificados ou não conformidade na entrega. <text:s/></text:span></text:p>
          </table:table-cell>
          <table:covered-table-cell/>
          <table:covered-table-cell/>
        </table:table-row>
      </table:table>
      <text:p text:style-name="P94"/>
      <text:p text:style-name="P94"/>
      <text:h text:style-name="P38" text:outline-level="2"><text:bookmark-start text:name="_Toc221199223"/><text:soft-page-break/>14 REQUISITOS FUNCIONAIS<text:bookmark-end text:name="_Toc221199223"/></text:h>
      <text:p text:style-name="P72" loext:marker-style-name="T20"><text:span text:style-name="T20">Criação obrigatória: 1º Período – Fase 02 </text:span><text:span text:style-name="T20"/></text:p>
      <text:p text:style-name="P79" loext:marker-style-name="T32">Atualização: contínua.</text:p>
      <text:p text:style-name="P79" loext:marker-style-name="T32"/>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7" loext:marker-style-name="T42"><text:span text:style-name="T42">ID</text:span></text:p>
          </table:table-cell>
          <table:table-cell table:style-name="Tabela6.A1" office:value-type="string">
            <text:p text:style-name="P17" loext:marker-style-name="T42"><text:span text:style-name="T42">Descrição</text:span></text:p>
          </table:table-cell>
          <table:table-cell table:style-name="Tabela6.A1" office:value-type="string">
            <text:p text:style-name="P17" loext:marker-style-name="T42"><text:span text:style-name="T42">Status</text:span></text:p>
          </table:table-cell>
          <table:table-cell table:style-name="Tabela6.A1" office:value-type="string">
            <text:p text:style-name="P17" loext:marker-style-name="T42"><text:span text:style-name="T42">Prioridade</text:span></text:p>
          </table:table-cell>
        </table:table-row>
        <table:table-row table:style-name="Tabela6.2">
          <table:table-cell table:style-name="Tabela6.A2" office:value-type="string">
            <text:p text:style-name="P81">RF-001 </text:p>
          </table:table-cell>
          <table:table-cell table:style-name="Tabela6.B2" office:value-type="string">
            <text:p text:style-name="P95">Cadastro de Transportadores </text:p>
          </table:table-cell>
          <table:table-cell table:style-name="Tabela6.C2" office:value-type="string">
            <text:p text:style-name="P95"/>
            <text:p text:style-name="P95">Planejado </text:p>
            <text:p text:style-name="P95"/>
          </table:table-cell>
          <table:table-cell table:style-name="Tabela6.D2" office:value-type="string">
            <text:p text:style-name="P95">Alta </text:p>
          </table:table-cell>
        </table:table-row>
        <table:table-row table:style-name="Tabela6.3">
          <table:table-cell table:style-name="Tabela6.A3" table:number-columns-spanned="4" office:value-type="string">
            <text:p text:style-name="P96"><text:span text:style-name="T54">Detalhamento: </text:span><text:span text:style-name="T45">O sistema deve permitir que motoristas autônomos e transportadoras realizem o cadastro de seus perfis, incluindo o envio de documentos para verificação de antecedentes e segurança. </text:span></text:p>
          </table:table-cell>
          <table:covered-table-cell/>
          <table:covered-table-cell/>
          <table:covered-table-cell/>
        </table:table-row>
      </table:table>
      <text:list text:continue-numbering="true" text:style-name="WWNum1">
        <text:list-header>
          <text:p text:style-name="Text_20_body"/>
        </text:list-header>
      </text:list>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97" loext:marker-style-name="T42"><text:span text:style-name="T42">ID</text:span></text:p>
          </table:table-cell>
          <table:table-cell table:style-name="Tabela12.A1" office:value-type="string">
            <text:p text:style-name="P97" loext:marker-style-name="T42"><text:span text:style-name="T42">Descrição</text:span></text:p>
          </table:table-cell>
          <table:table-cell table:style-name="Tabela12.A1" office:value-type="string">
            <text:p text:style-name="P97" loext:marker-style-name="T42"><text:span text:style-name="T42">Status</text:span></text:p>
          </table:table-cell>
          <table:table-cell table:style-name="Tabela12.A1" office:value-type="string">
            <text:p text:style-name="P97" loext:marker-style-name="T42"><text:span text:style-name="T42">Prioridade</text:span></text:p>
          </table:table-cell>
        </table:table-row>
        <table:table-row table:style-name="Tabela12.2">
          <table:table-cell table:style-name="Tabela12.A2" office:value-type="string">
            <text:p text:style-name="P98"><text:span text:style-name="T53">RF-00</text:span><text:span text:style-name="T55">2</text:span><text:span text:style-name="T53"> </text:span></text:p>
          </table:table-cell>
          <table:table-cell table:style-name="Tabela12.B2" office:value-type="string">
            <text:p text:style-name="P99">Anúncio e Gestão de Cargas </text:p>
          </table:table-cell>
          <table:table-cell table:style-name="Tabela12.C2" office:value-type="string">
            <text:p text:style-name="P99">Planejado </text:p>
          </table:table-cell>
          <table:table-cell table:style-name="Tabela12.D2" office:value-type="string">
            <text:p text:style-name="P99">Alta </text:p>
          </table:table-cell>
        </table:table-row>
        <table:table-row table:style-name="Tabela12.3">
          <table:table-cell table:style-name="Tabela12.A3" table:number-columns-spanned="4" office:value-type="string">
            <text:p text:style-name="P100"><text:span text:style-name="T56">Detalhamento: </text:span><text:span text:style-name="T45">O sistema deve possibilitar que o contratante anuncie a necessidade de frete, especificando o tipo de produto, volume, local de origem, destino e o prazo esperado para a entrega. </text:span></text:p>
          </table:table-cell>
          <table:covered-table-cell/>
          <table:covered-table-cell/>
          <table:covered-table-cell/>
        </table:table-row>
      </table:table>
      <text:list text:continue-numbering="true" text:style-name="WWNum1">
        <text:list-header>
          <text:p text:style-name="Text_20_body"/>
        </text:list-header>
      </text:list>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101">ID</text:p>
          </table:table-cell>
          <table:table-cell table:style-name="Tabela13.A1" office:value-type="string">
            <text:p text:style-name="P101">Descrição</text:p>
          </table:table-cell>
          <table:table-cell table:style-name="Tabela13.A1" office:value-type="string">
            <text:p text:style-name="P101">Status</text:p>
          </table:table-cell>
          <table:table-cell table:style-name="Tabela13.A1" office:value-type="string">
            <text:p text:style-name="P101">Prioridade</text:p>
          </table:table-cell>
        </table:table-row>
        <table:table-row table:style-name="Tabela13.2">
          <table:table-cell table:style-name="Tabela13.A2" office:value-type="string">
            <text:p text:style-name="P102"><text:span text:style-name="T49">RF-00</text:span><text:span text:style-name="T57">3</text:span><text:span text:style-name="T49"> </text:span></text:p>
          </table:table-cell>
          <table:table-cell table:style-name="Tabela13.B2" office:value-type="string">
            <text:p text:style-name="P103">Monitoramento de Entrega em Tempo Real </text:p>
          </table:table-cell>
          <table:table-cell table:style-name="Tabela13.C2" office:value-type="string">
            <text:p text:style-name="P103">Planejado </text:p>
          </table:table-cell>
          <table:table-cell table:style-name="Tabela13.D2" office:value-type="string">
            <text:p text:style-name="P103">Alta </text:p>
          </table:table-cell>
        </table:table-row>
        <table:table-row table:style-name="Tabela13.3">
          <table:table-cell table:style-name="Tabela13.A3" table:number-columns-spanned="4" office:value-type="string">
            <text:p text:style-name="P100"><text:span text:style-name="T44">Detalhamento: <text:s/></text:span><text:span text:style-name="T45">O sistema deve permitir que todas as partes envolvidas acompanhem o status da mercadoria durante o trajeto, registrando a saída, o trânsito e a confirmação final da entrega </text:span></text:p>
          </table:table-cell>
          <table:covered-table-cell/>
          <table:covered-table-cell/>
          <table:covered-table-cell/>
        </table:table-row>
      </table:table>
      <text:list text:continue-numbering="true" text:style-name="WWNum1">
        <text:list-header>
          <text:p text:style-name="Text_20_body"/>
        </text:list-header>
      </text:list>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101">ID</text:p>
          </table:table-cell>
          <table:table-cell table:style-name="Tabela14.A1" office:value-type="string">
            <text:p text:style-name="P101">Descrição</text:p>
          </table:table-cell>
          <table:table-cell table:style-name="Tabela14.A1" office:value-type="string">
            <text:p text:style-name="P101">Status</text:p>
          </table:table-cell>
          <table:table-cell table:style-name="Tabela14.A1" office:value-type="string">
            <text:p text:style-name="P101">Prioridade</text:p>
          </table:table-cell>
        </table:table-row>
        <table:table-row table:style-name="Tabela14.2">
          <table:table-cell table:style-name="Tabela14.A2" office:value-type="string">
            <text:p text:style-name="P104">RF-00<text:span text:style-name="T58">4</text:span> </text:p>
          </table:table-cell>
          <table:table-cell table:style-name="Tabela14.B2" office:value-type="string">
            <text:p text:style-name="P105">Processamento de Pagamento (Escrow Logístico) </text:p>
          </table:table-cell>
          <table:table-cell table:style-name="Tabela14.C2" office:value-type="string">
            <text:p text:style-name="P105">Planejado </text:p>
          </table:table-cell>
          <table:table-cell table:style-name="Tabela14.D2" office:value-type="string">
            <text:p text:style-name="P105">Alta </text:p>
          </table:table-cell>
        </table:table-row>
        <table:table-row table:style-name="Tabela14.3">
          <table:table-cell table:style-name="Tabela14.A3" table:number-columns-spanned="4" office:value-type="string">
            <text:p text:style-name="P106"><text:span text:style-name="T48">Detalhamento: </text:span>O sistema deve reter o valor do frete e só liberar o pagamento final ao transportador após a confirmação no sistema de que a mercadoria foi entregue conforme o contrato. </text:p>
          </table:table-cell>
          <table:covered-table-cell/>
          <table:covered-table-cell/>
          <table:covered-table-cell/>
        </table:table-row>
      </table:table>
      <text:list text:continue-numbering="true" text:style-name="WWNum1">
        <text:list-header>
          <text:p text:style-name="Text_20_body"/>
        </text:list-header>
      </text:list>
      <table:table table:name="Tabela15" table:style-name="Tabela15">
        <table:table-column table:style-name="Tabela15.A"/>
        <table:table-column table:style-name="Tabela15.B"/>
        <table:table-column table:style-name="Tabela15.C"/>
        <table:table-column table:style-name="Tabela15.D"/>
        <table:table-row table:style-name="Tabela15.1">
          <table:table-cell table:style-name="Tabela15.A1" office:value-type="string">
            <text:p text:style-name="P101">ID</text:p>
          </table:table-cell>
          <table:table-cell table:style-name="Tabela15.A1" office:value-type="string">
            <text:p text:style-name="P101">Descrição</text:p>
          </table:table-cell>
          <table:table-cell table:style-name="Tabela15.A1" office:value-type="string">
            <text:p text:style-name="P101">Status</text:p>
          </table:table-cell>
          <table:table-cell table:style-name="Tabela15.A1" office:value-type="string">
            <text:p text:style-name="P101">Prioridade</text:p>
          </table:table-cell>
        </table:table-row>
        <table:table-row table:style-name="Tabela15.2">
          <table:table-cell table:style-name="Tabela15.A2" office:value-type="string">
            <text:p text:style-name="P104">RF-00<text:span text:style-name="T58">5</text:span> </text:p>
          </table:table-cell>
          <table:table-cell table:style-name="Tabela15.B2" office:value-type="string">
            <text:p text:style-name="P105">Registro de Ocorrências e Sinistros </text:p>
          </table:table-cell>
          <table:table-cell table:style-name="Tabela15.C2" office:value-type="string">
            <text:p text:style-name="P105">Planejado </text:p>
          </table:table-cell>
          <table:table-cell table:style-name="Tabela15.D2" office:value-type="string">
            <text:p text:style-name="P105">Média </text:p>
          </table:table-cell>
        </table:table-row>
        <table:table-row table:style-name="Tabela15.3">
          <table:table-cell table:style-name="Tabela15.A3" table:number-columns-spanned="4" office:value-type="string">
            <text:p text:style-name="P106"><text:span text:style-name="T48">Detalhamento: </text:span>O sistema deve oferecer uma funcionalidade para que o transportador ou o destinatário registre problemas durante o trajeto, como avarias, roubos ou perdas, para acionamento do seguro integrado. </text:p>
          </table:table-cell>
          <table:covered-table-cell/>
          <table:covered-table-cell/>
          <table:covered-table-cell/>
        </table:table-row>
      </table:table>
      <text:p text:style-name="P107"/>
      <text:h text:style-name="P27" text:outline-level="2"/>
      <text:h text:style-name="P27" text:outline-level="2"><text:bookmark-start text:name="_Toc221199224"/><text:soft-page-break/>15 REQUISITOS NÃO FUNCIONAIS<text:bookmark-end text:name="_Toc221199224"/></text:h>
      <text:p text:style-name="P72" loext:marker-style-name="T20"><text:span text:style-name="T20">Criação obrigatória: 1º Período – Fase 02 </text:span><text:span text:style-name="T20"/></text:p>
      <text:p text:style-name="P79" loext:marker-style-name="T32">Atualização: contínua.</text:p>
      <text:p text:style-name="P108" loext:marker-style-name="T32"/>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office:value-type="string">
            <text:p text:style-name="P109" loext:marker-style-name="T42"><text:span text:style-name="T42">ID</text:span></text:p>
          </table:table-cell>
          <table:table-cell table:style-name="Tabela16.A1" office:value-type="string">
            <text:p text:style-name="P109" loext:marker-style-name="T42"><text:span text:style-name="T42">Descrição</text:span></text:p>
          </table:table-cell>
          <table:table-cell table:style-name="Tabela16.A1" office:value-type="string">
            <text:p text:style-name="P109" loext:marker-style-name="T42"><text:span text:style-name="T42">Status</text:span></text:p>
          </table:table-cell>
          <table:table-cell table:style-name="Tabela16.A1" office:value-type="string">
            <text:p text:style-name="P109" loext:marker-style-name="T42"><text:span text:style-name="T42">Prioridade</text:span></text:p>
          </table:table-cell>
        </table:table-row>
        <table:table-row table:style-name="Tabela16.2">
          <table:table-cell table:style-name="Tabela16.A2" office:value-type="string">
            <text:p text:style-name="P110">RNF-<text:span text:style-name="T58">001</text:span></text:p>
          </table:table-cell>
          <table:table-cell table:style-name="Tabela16.B2" office:value-type="string">
            <text:p text:style-name="P111">Confiabilidade nos Dados de Rastreamento </text:p>
          </table:table-cell>
          <table:table-cell table:style-name="Tabela16.C2" office:value-type="string">
            <text:p text:style-name="P111">Planejado </text:p>
          </table:table-cell>
          <table:table-cell table:style-name="Tabela16.D2" office:value-type="string">
            <text:p text:style-name="P111">Alta </text:p>
          </table:table-cell>
        </table:table-row>
        <table:table-row table:style-name="Tabela16.3">
          <table:table-cell table:style-name="Tabela16.A3" table:number-columns-spanned="4" office:value-type="string">
            <text:p text:style-name="P112"><text:span text:style-name="T48">Detalhamento: </text:span>O sistema deve garantir que as atualizações de localização e status da carga sejam precisas e auditáveis, pois servem de base para o gatilho financeiro de liberação do pagamento. </text:p>
          </table:table-cell>
          <table:covered-table-cell/>
          <table:covered-table-cell/>
          <table:covered-table-cell/>
        </table:table-row>
      </table:table>
      <text:list text:continue-numbering="true" text:style-name="WWNum1">
        <text:list-header>
          <text:p text:style-name="Text_20_body"/>
        </text:list-header>
      </text:list>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109" loext:marker-style-name="T42"><text:span text:style-name="T42">ID</text:span></text:p>
          </table:table-cell>
          <table:table-cell table:style-name="Tabela7.A1" office:value-type="string">
            <text:p text:style-name="P109" loext:marker-style-name="T42"><text:span text:style-name="T42">Descrição</text:span></text:p>
          </table:table-cell>
          <table:table-cell table:style-name="Tabela7.A1" office:value-type="string">
            <text:p text:style-name="P109" loext:marker-style-name="T42"><text:span text:style-name="T42">Status</text:span></text:p>
          </table:table-cell>
          <table:table-cell table:style-name="Tabela7.A1" office:value-type="string">
            <text:p text:style-name="P109" loext:marker-style-name="T42"><text:span text:style-name="T42">Prioridade</text:span></text:p>
          </table:table-cell>
        </table:table-row>
        <table:table-row table:style-name="Tabela7.2">
          <table:table-cell table:style-name="Tabela7.A2" office:value-type="string">
            <text:p text:style-name="P110">RNF-<text:span text:style-name="T58">00</text:span><text:span text:style-name="T59">2</text:span></text:p>
          </table:table-cell>
          <table:table-cell table:style-name="Tabela7.B2" office:value-type="string">
            <text:p text:style-name="P111">Segurança e Proteção de Dados Sensíveis </text:p>
          </table:table-cell>
          <table:table-cell table:style-name="Tabela7.C2" office:value-type="string">
            <text:p text:style-name="P111">Planejado </text:p>
          </table:table-cell>
          <table:table-cell table:style-name="Tabela7.D2" office:value-type="string">
            <text:p text:style-name="P111">Alta </text:p>
          </table:table-cell>
        </table:table-row>
        <table:table-row table:style-name="Tabela7.3">
          <table:table-cell table:style-name="Tabela7.A3" table:number-columns-spanned="4" office:value-type="string">
            <text:p text:style-name="P112"><text:span text:style-name="T48">Detalhamento: </text:span>O software deve garantir o sigilo dos documentos enviados para cadastro e a segurança das transações financeiras em escrow, impedindo o acesso de terceiros não autorizados. </text:p>
          </table:table-cell>
          <table:covered-table-cell/>
          <table:covered-table-cell/>
          <table:covered-table-cell/>
        </table:table-row>
      </table:table>
      <text:p text:style-name="P113"/>
      <table:table table:name="Tabela17" table:style-name="Tabela17">
        <table:table-column table:style-name="Tabela17.A"/>
        <table:table-column table:style-name="Tabela17.B"/>
        <table:table-column table:style-name="Tabela17.C"/>
        <table:table-column table:style-name="Tabela17.D"/>
        <table:table-row table:style-name="Tabela17.1">
          <table:table-cell table:style-name="Tabela17.A1" office:value-type="string">
            <text:p text:style-name="P109" loext:marker-style-name="T42"><text:span text:style-name="T42">ID</text:span></text:p>
          </table:table-cell>
          <table:table-cell table:style-name="Tabela17.A1" office:value-type="string">
            <text:p text:style-name="P109" loext:marker-style-name="T42"><text:span text:style-name="T42">Descrição</text:span></text:p>
          </table:table-cell>
          <table:table-cell table:style-name="Tabela17.A1" office:value-type="string">
            <text:p text:style-name="P109" loext:marker-style-name="T42"><text:span text:style-name="T42">Status</text:span></text:p>
          </table:table-cell>
          <table:table-cell table:style-name="Tabela17.A1" office:value-type="string">
            <text:p text:style-name="P109" loext:marker-style-name="T42"><text:span text:style-name="T42">Prioridade</text:span></text:p>
          </table:table-cell>
        </table:table-row>
        <table:table-row table:style-name="Tabela17.2">
          <table:table-cell table:style-name="Tabela17.A2" office:value-type="string">
            <text:p text:style-name="P110">RNF-<text:span text:style-name="T58">00</text:span><text:span text:style-name="T59">3</text:span></text:p>
          </table:table-cell>
          <table:table-cell table:style-name="Tabela17.B2" office:value-type="string">
            <text:p text:style-name="P111">Usabilidade em Contexto de Mobilidade </text:p>
          </table:table-cell>
          <table:table-cell table:style-name="Tabela17.C2" office:value-type="string">
            <text:p text:style-name="P111">Planejado </text:p>
          </table:table-cell>
          <table:table-cell table:style-name="Tabela17.D2" office:value-type="string">
            <text:p text:style-name="P111">Alta </text:p>
          </table:table-cell>
        </table:table-row>
        <table:table-row table:style-name="Tabela17.3">
          <table:table-cell table:style-name="Tabela17.A3" table:number-columns-spanned="4" office:value-type="string">
            <text:p text:style-name="P112"><text:span text:style-name="T48">Detalhamento: </text:span>A interface para o transportador deve ser otimizada para uso em dispositivos móveis, com botões de fácil acionamento e leitura clara, considerando que o usuário estará em ambiente de trânsito. </text:p>
          </table:table-cell>
          <table:covered-table-cell/>
          <table:covered-table-cell/>
          <table:covered-table-cell/>
        </table:table-row>
      </table:table>
      <text:list xml:id="list174138474074021" text:continue-numbering="true" text:style-name="WWNum1">
        <text:list-header>
          <text:p text:style-name="Text_20_body"/>
        </text:list-header>
      </text:list>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109" loext:marker-style-name="T42"><text:span text:style-name="T42">ID</text:span></text:p>
          </table:table-cell>
          <table:table-cell table:style-name="Tabela18.A1" office:value-type="string">
            <text:p text:style-name="P109" loext:marker-style-name="T42"><text:span text:style-name="T42">Descrição</text:span></text:p>
          </table:table-cell>
          <table:table-cell table:style-name="Tabela18.A1" office:value-type="string">
            <text:p text:style-name="P109" loext:marker-style-name="T42"><text:span text:style-name="T42">Status</text:span></text:p>
          </table:table-cell>
          <table:table-cell table:style-name="Tabela18.A1" office:value-type="string">
            <text:p text:style-name="P109" loext:marker-style-name="T42"><text:span text:style-name="T42">Prioridade</text:span></text:p>
          </table:table-cell>
        </table:table-row>
        <table:table-row table:style-name="Tabela18.2">
          <table:table-cell table:style-name="Tabela18.A2" office:value-type="string">
            <text:p text:style-name="P110">RNF-<text:span text:style-name="T58">00</text:span><text:span text:style-name="T59">4</text:span></text:p>
          </table:table-cell>
          <table:table-cell table:style-name="Tabela18.B2" office:value-type="string">
            <text:p text:style-name="P111">Disponibilidade do Serviço de Monitoramento </text:p>
          </table:table-cell>
          <table:table-cell table:style-name="Tabela18.C2" office:value-type="string">
            <text:p text:style-name="P111">Planejado </text:p>
          </table:table-cell>
          <table:table-cell table:style-name="Tabela18.D2" office:value-type="string">
            <text:p text:style-name="P111">Média </text:p>
          </table:table-cell>
        </table:table-row>
        <table:table-row table:style-name="Tabela18.3">
          <table:table-cell table:style-name="Tabela18.A3" table:number-columns-spanned="4" office:value-type="string">
            <text:p text:style-name="P112"><text:span text:style-name="T48">Detalhamento: </text:span>O serviço deve manter uma alta taxa de disponibilidade (24/7) para que o registro de entregas e ocorrências possa ser feito em qualquer horário, sem interrupções que atrasem a liberação financeira. </text:p>
          </table:table-cell>
          <table:covered-table-cell/>
          <table:covered-table-cell/>
          <table:covered-table-cell/>
        </table:table-row>
      </table:table>
      <text:p text:style-name="P114" loext:marker-style-name="T37"/>
      <text:p text:style-name="P115" loext:marker-style-name="T37"/>
      <text:p text:style-name="P115" loext:marker-style-name="T37"/>
      <text:p text:style-name="P115" loext:marker-style-name="T37"/>
      <text:p text:style-name="P115" loext:marker-style-name="T37"/>
      <text:h text:style-name="P16" text:outline-level="1"><text:bookmark-start text:name="_Toc221199225"/><text:soft-page-break/>PARTE 04 – DESIGN, MODELAGEM, DADOS E SOLUÇÃO TECNOLÓGICA<text:bookmark-end text:name="_Toc221199225"/></text:h>
      <text:h text:style-name="P27" text:outline-level="2"><text:bookmark-start text:name="_Toc221199226"/>16 DESIGN DA SOLUÇÃO E EXPERIÊNCIA DO USUÁRIO<text:bookmark-end text:name="_Toc221199226"/></text:h>
      <text:p text:style-name="P72" loext:marker-style-name="T20"><text:span text:style-name="T20">Criação obrigatória: 2º Período – Fase 01 </text:span><text:span text:style-name="T20"/></text:p>
      <text:p text:style-name="P72" loext:marker-style-name="T32"><text:span text:style-name="T20">Atualização: 3º e 4º Período.</text:span><text:span text:style-name="T40"/></text:p>
      <text:p text:style-name="P78" loext:marker-style-name="T37"><text:span text:style-name="T37">Nesta seção, vocês devem apresentar como o sistema foi pensado do ponto de vista do usuário. No segundo período, espera-se a definição do fluxo básico de telas e das principais interações. Nos períodos seguintes, esse design deve ser refinado, considerando usabilidade, clareza e coerência com os requisitos levantados.</text:span><text:span text:style-name="T37"/></text:p>
      <text:p text:style-name="P78" loext:marker-style-name="T37"><text:span text:style-name="T37">Aqui não avalio estética, mas sim organização, coerência e justificativa das escolhas de design.</text:span><text:span text:style-name="T37"/></text:p>
      <text:h text:style-name="P116" text:outline-level="3"><text:bookmark-start text:name="_Toc221199227"/>16.1 Fluxo de Navegação<text:bookmark-end text:name="_Toc221199227"/></text:h>
      <text:p text:style-name="P78" loext:marker-style-name="T37"><text:span text:style-name="T37">Descrevam o caminho principal que o usuário percorre no sistema, desde a entrada até as principais funcionalidades.</text:span><text:span text:style-name="T37"/></text:p>
      <text:h text:style-name="P116" text:outline-level="3"><text:bookmark-start text:name="_Toc221199228"/>16.2 Protótipos do Sistema<text:bookmark-end text:name="_Toc221199228"/></text:h>
      <text:p text:style-name="P78" loext:marker-style-name="T37"><text:span text:style-name="T37">Apresentem os protótipos utilizados no projeto, iniciando com wireframes simples no 2º período e evoluindo para protótipos navegáveis nos períodos seguintes. Os protótipos devem estar alinhados com os requisitos funcionais definidos anteriormente.</text:span><text:span text:style-name="T37"/></text:p>
      <text:p text:style-name="P115" loext:marker-style-name="T37"/>
      <text:h text:style-name="P27" text:outline-level="2"><text:bookmark-start text:name="_Toc221199229"/>17 GESTÃO DO PROJETO DE MODELAGEM DO SISTEMA<text:bookmark-end text:name="_Toc221199229"/></text:h>
      <text:p text:style-name="P72" loext:marker-style-name="T20"><text:span text:style-name="T20">Criação obrigatória: 2º Período – Fase 02 </text:span><text:span text:style-name="T20"/></text:p>
      <text:p text:style-name="P72" loext:marker-style-name="T32"><text:span text:style-name="T20">Atualização: contínua.</text:span><text:span text:style-name="T40"/></text:p>
      <text:p text:style-name="P78" loext:marker-style-name="T37"><text:span text:style-name="T37">Nesta seção, vocês devem explicar como o projeto está sendo organizado e modelado, tanto do ponto de vista da gestão quanto da compreensão do sistema.</text:span><text:span text:style-name="T37"/></text:p>
      <text:p text:style-name="P78" loext:marker-style-name="T37"><text:soft-page-break/><text:span text:style-name="T37">No segundo período, a organização pode ser simples, como divisão de tarefas, listas de atividades ou pequenos ciclos de trabalho. Nos períodos seguintes, espera-se maior clareza na organização das entregas e no acompanhamento da evolução do projeto.</text:span><text:span text:style-name="T37"/></text:p>
      <text:h text:style-name="P116" text:outline-level="3"><text:bookmark-start text:name="_Toc221199230"/>17.1 Organização do Projeto (Abordagem Ágil)<text:bookmark-end text:name="_Toc221199230"/></text:h>
      <text:p text:style-name="P78" loext:marker-style-name="T37"><text:span text:style-name="T37">Descrevam como o grupo organiza o trabalho, distribui tarefas e acompanha o progresso. Não é necessário aplicar frameworks ágeis completos, mas sim demonstrar organização e planejamento.</text:span><text:span text:style-name="T37"/></text:p>
      <text:h text:style-name="P116" text:outline-level="3"><text:bookmark-start text:name="_Toc221199231"/>17.2 Modelagem e Diagramas do Sistema<text:bookmark-end text:name="_Toc221199231"/></text:h>
      <text:p text:style-name="P78" loext:marker-style-name="T37"><text:span text:style-name="T37">Apresentem diagramas que ajudem a entender o funcionamento do sistema, como diagramas de casos de uso, fluxos ou diagramas simples de classes. No 2º período, os diagramas devem ser mais conceituais; nos períodos seguintes, podem ser refinados.</text:span><text:span text:style-name="T37"/></text:p>
      <text:p text:style-name="P78" loext:marker-style-name="T37"><text:span text:style-name="T37">Os diagramas devem sempre ser explicados no texto.</text:span><text:span text:style-name="T37"/></text:p>
      <text:h text:style-name="P27" text:outline-level="2"><text:bookmark-start text:name="_Toc221199232"/>18 DADOS E MODELAGEM DA INFORMAÇÃO<text:bookmark-end text:name="_Toc221199232"/></text:h>
      <text:p text:style-name="P72" loext:marker-style-name="T20"><text:span text:style-name="T20">Criação obrigatória: 3º Período – Fase 01 </text:span><text:span text:style-name="T20"/></text:p>
      <text:p text:style-name="P72" loext:marker-style-name="T32"><text:span text:style-name="T20">Atualização: 4º Período.</text:span><text:span text:style-name="T40"/></text:p>
      <text:p text:style-name="P78" loext:marker-style-name="T37"><text:span text:style-name="T37">Aqui vocês devem tratar especificamente dos dados do sistema. Esta seção marca a entrada mais forte em banco de dados e organização da informação.</text:span><text:span text:style-name="T37"/></text:p>
      <text:p text:style-name="P115" loext:marker-style-name="T37"/>
      <text:p text:style-name="P78" loext:marker-style-name="T37"><text:span text:style-name="T37">No 3º período, espera-se a identificação das principais entidades, atributos e relacionamentos. No 4º período, essa modelagem deve estar mais consistente, refletindo melhor o funcionamento do sistema.</text:span><text:span text:style-name="T37"/></text:p>
      <text:h text:style-name="P116" text:outline-level="3"><text:bookmark-start text:name="_Toc221199233"/>18.1 Modelo de Dados<text:bookmark-end text:name="_Toc221199233"/></text:h>
      <text:p text:style-name="P78" loext:marker-style-name="T37"><text:soft-page-break/><text:span text:style-name="T37">Apresentem o modelo de dados do sistema, utilizando diagramas quando possível, e expliquem as principais decisões tomadas.</text:span><text:span text:style-name="T37"/></text:p>
      <text:h text:style-name="P116" text:outline-level="3"><text:bookmark-start text:name="_Toc221199234"/>18.2 Estrutura e Manipulação de Dados<text:bookmark-end text:name="_Toc221199234"/></text:h>
      <text:p text:style-name="P78" loext:marker-style-name="T37"><text:span text:style-name="T37">Descrevam como os dados são armazenados, organizados e utilizados pelo sistema, relacionando essa estrutura com os requisitos e com a lógica do projeto.</text:span><text:span text:style-name="T37"/></text:p>
      <text:h text:style-name="P27" text:outline-level="2"><text:bookmark-start text:name="_Toc221199235"/>19 SOLUÇÃO TECNOLÓGICA E EXPERIMENTAÇÃO TÉCNICA INICIAL<text:bookmark-end text:name="_Toc221199235"/></text:h>
      <text:p text:style-name="P72" loext:marker-style-name="T20"><text:span text:style-name="T20">Criação obrigatória: 4º Período – Fase 02 </text:span><text:span text:style-name="T20"/></text:p>
      <text:p text:style-name="P72" loext:marker-style-name="T32"><text:span text:style-name="T20">Atualização: contínua.</text:span><text:span text:style-name="T40"/></text:p>
      <text:p text:style-name="P78" loext:marker-style-name="T37"><text:span text:style-name="T37">Nesta seção, o objetivo não é cobrar um sistema completo ou funcional, mas sim registrar os primeiros contatos práticos do grupo com a tecnologia escolhida para o projeto. Aqui o foco está na experimentação, no aprendizado e na validação inicial de ideias técnicas, de forma compatível com o momento do curso.</text:span><text:span text:style-name="T37"/></text:p>
      <text:p text:style-name="P78" loext:marker-style-name="T37"><text:span text:style-name="T37">Essa parte existe para mostrar que o grupo começou a transformar o projeto em algo concreto, ainda que de forma simples, exploratória e parcial. Não se espera maturidade técnica nem soluções definitivas neste momento.</text:span><text:span text:style-name="T37"/></text:p>
      <text:h text:style-name="P116" text:outline-level="3"><text:bookmark-start text:name="_Toc221199236"/>19.1 Escolhas Tecnológicas<text:bookmark-end text:name="_Toc221199236"/></text:h>
      <text:p text:style-name="P78" loext:marker-style-name="T37"><text:span text:style-name="T37">Nesta subseção, vocês devem apresentar as principais tecnologias que pretendem utilizar no projeto, como linguagem de programação, ferramentas de desenvolvimento, banco de dados ou bibliotecas básicas. As escolhas devem ser justificadas de forma simples, considerando o que o grupo já conhece, o que está aprendendo no curso e o que faz sentido para o problema proposto.</text:span><text:span text:style-name="T37"/></text:p>
      <text:p text:style-name="P115" loext:marker-style-name="T37"/>
      <text:p text:style-name="P115" loext:marker-style-name="T37">Não é esperado domínio avançado das tecnologias, mas sim consciência da escolha. Evitem justificativas baseadas apenas em preferência pessoal.</text:p>
      <text:p text:style-name="P115" loext:marker-style-name="T37"/>
      <text:h text:style-name="P116" text:outline-level="3"><text:bookmark-start text:name="_Toc221199237"/><text:soft-page-break/>19.2 Experimentação Técnica e Primeiros Testes<text:bookmark-end text:name="_Toc221199237"/></text:h>
      <text:p text:style-name="P78" loext:marker-style-name="T37"><text:span text:style-name="T37">Aqui vocês devem descrever quais experimentações técnicas já foram realizadas, como pequenos testes de código, protótipos funcionais simples, exercícios de conexão com banco de dados, manipulação inicial de dados ou testes de lógica relacionados ao projeto.</text:span><text:span text:style-name="T37"/></text:p>
      <text:p text:style-name="P78" loext:marker-style-name="T37"><text:span text:style-name="T37">Essas experimentações podem ser:</text:span><text:span text:style-name="T37"/></text:p>
      <text:list text:style-name="WWNum15">
        <text:list-item>
          <text:p text:style-name="P117" loext:marker-style-name="T37"><text:span text:style-name="T37">trechos simples de código;</text:span><text:span text:style-name="T37"/></text:p>
        </text:list-item>
        <text:list-item>
          <text:p text:style-name="P118" loext:marker-style-name="T37"><text:span text:style-name="T37">pequenos testes isolados;</text:span><text:span text:style-name="T37"/></text:p>
        </text:list-item>
        <text:list-item>
          <text:p text:style-name="P118" loext:marker-style-name="T37"><text:span text:style-name="T37">provas de conceito;</text:span><text:span text:style-name="T37"/></text:p>
        </text:list-item>
        <text:list-item>
          <text:p text:style-name="P119" loext:marker-style-name="T37"><text:span text:style-name="T37">exercícios que ajudem o grupo a entender como a tecnologia funciona no contexto do projeto.</text:span><text:span text:style-name="T37"/></text:p>
        </text:list-item>
      </text:list>
      <text:p text:style-name="P78" loext:marker-style-name="T37"><text:span text:style-name="T37">Não é obrigatório que tudo esteja integrado ou funcionando como um sistema. O que se espera é evidência de aprendizado prático e evolução técnica inicial.</text:span><text:span text:style-name="T37"/></text:p>
      <text:p text:style-name="P115" loext:marker-style-name="T37"/>
      <text:p text:style-name="P115" loext:marker-style-name="T37"/>
      <text:p text:style-name="P115" loext:marker-style-name="T37"/>
      <text:p text:style-name="P115" loext:marker-style-name="T37"/>
      <text:p text:style-name="P115" loext:marker-style-name="T37"/>
      <text:p text:style-name="P115" loext:marker-style-name="T37"/>
      <text:p text:style-name="P115" loext:marker-style-name="T37"/>
      <text:p text:style-name="P115" loext:marker-style-name="T37"/>
      <text:h text:style-name="P16" text:outline-level="1"><text:bookmark-start text:name="_Toc221199238"/>PARTE 05 – ARQUITETURA, TECNOLOGIA E IMPLEMENTAÇÃO EVOLUTIVA DO SISTEMA<text:bookmark-end text:name="_Toc221199238"/></text:h>
      <text:p text:style-name="P78" loext:marker-style-name="T37"><text:soft-page-break/><text:span text:style-name="T37">Nesta parte do documento, o Projeto Integrador entra em uma etapa mais técnica. Aqui o foco passa a ser a definição consciente da arquitetura do sistema, o uso real de tecnologias e a implementação progressiva do projeto, acompanhando o avanço do curso.</text:span><text:span text:style-name="T37"/></text:p>
      <text:p text:style-name="P78" loext:marker-style-name="T37"><text:span text:style-name="T37">É importante deixar claro que o nível de profundidade esperado evolui de um período para o outro. Todos preenchem esta parte, mas não no mesmo nível de complexidade.</text:span><text:span text:style-name="T37"/></text:p>
      <text:h text:style-name="P27" text:outline-level="2"><text:bookmark-start text:name="_Toc221199239"/>20 ARQUITETURA GERAL DO SISTEMA<text:bookmark-end text:name="_Toc221199239"/></text:h>
      <text:p text:style-name="P72" loext:marker-style-name="T20"><text:span text:style-name="T20">Criação obrigatória: 5º Período – Fase 01 </text:span><text:span text:style-name="T20"/></text:p>
      <text:p text:style-name="P72" loext:marker-style-name="T32"><text:span text:style-name="T20">Atualização: 6 º e 7º Período.</text:span><text:span text:style-name="T40"/></text:p>
      <text:p text:style-name="P78" loext:marker-style-name="T37"><text:span text:style-name="T37">Nesta seção, eu quero que vocês expliquem como o sistema foi estruturado, olhando para ele como um todo. Aqui vocês devem apresentar a arquitetura geral da solução, mostrando como o sistema foi dividido em partes, camadas ou módulos.</text:span><text:span text:style-name="T37"/></text:p>
      <text:p text:style-name="P78" loext:marker-style-name="T37"><text:span text:style-name="T37">No 5º período, espera-se uma visão mais geral e conceitual da arquitetura, acompanhada de diagramas simples que ajudem a entender a organização do sistema. Nos períodos seguintes, essa arquitetura deve ser refinada, incorporando mais detalhes conforme o projeto evolui.</text:span><text:span text:style-name="T37"/></text:p>
      <text:p text:style-name="P78" loext:marker-style-name="T37"><text:span text:style-name="T37">Os diagramas utilizados devem ser sempre explicados no texto. Não basta inserir a imagem: é fundamental que vocês expliquem o que cada parte representa e por que essa estrutura foi escolhida.</text:span><text:span text:style-name="T37"/></text:p>
      <text:p text:style-name="P78" loext:marker-style-name="T37"><text:span text:style-name="T37">Na avaliação desta seção, serão considerados a clareza da explicação, a coerência da arquitetura com o projeto e a compatibilidade do nível de detalhamento com o período cursado.</text:span><text:span text:style-name="T37"/></text:p>
      <text:p text:style-name="P115" loext:marker-style-name="T37"/>
      <text:h text:style-name="P27" text:outline-level="2"><text:bookmark-start text:name="_Toc221199240"/>21 TECNOLOGIAS E FERRAMENTAS DO PROJETO<text:bookmark-end text:name="_Toc221199240"/></text:h>
      <text:p text:style-name="P72" loext:marker-style-name="T20"><text:span text:style-name="T20">Criação obrigatória: 5º Período – Fase 01 </text:span><text:span text:style-name="T20"/></text:p>
      <text:p text:style-name="P72" loext:marker-style-name="T32"><text:soft-page-break/><text:span text:style-name="T20">Atualização: contínuo.</text:span><text:span text:style-name="T40"/></text:p>
      <text:p text:style-name="P78" loext:marker-style-name="T37"><text:span text:style-name="T37">Aqui vocês devem apresentar as tecnologias e ferramentas utilizadas no projeto, como linguagens de programação, frameworks, bibliotecas, banco de dados e ferramentas de apoio ao desenvolvimento.</text:span><text:span text:style-name="T37"/></text:p>
      <text:p text:style-name="P78" loext:marker-style-name="T37"><text:span text:style-name="T37">No 5º período, o foco deve estar principalmente nas tecnologias relacionadas ao frontend. No 6º período, espera-se um detalhamento maior das tecnologias de backend e de dados. No 7º período, as escolhas devem estar bem consolidadas e integradas.</text:span><text:span text:style-name="T37"/></text:p>
      <text:p text:style-name="P78" loext:marker-style-name="T37"><text:span text:style-name="T37">As tecnologias escolhidas devem ser justificadas, sempre considerando o contexto do projeto, o que está sendo aprendido no curso e as necessidades do sistema. Evitem justificativas baseadas apenas em preferência pessoal.</text:span><text:span text:style-name="T37"/></text:p>
      <text:p text:style-name="P78" loext:marker-style-name="T37"><text:span text:style-name="T37">A avaliação leva em conta a coerência das escolhas, a clareza das justificativas e a adequação ao período cursado.</text:span><text:span text:style-name="T37"/></text:p>
      <text:h text:style-name="P27" text:outline-level="2"><text:bookmark-start text:name="_Toc221199241"/>22 IMPLEMENTAÇÃO POR CAMADAS DO SISTEMA<text:bookmark-end text:name="_Toc221199241"/></text:h>
      <text:p text:style-name="P72" loext:marker-style-name="T20"><text:span text:style-name="T20">Criação obrigatória: 5º Período – Fase 02</text:span><text:span text:style-name="T20"/></text:p>
      <text:p text:style-name="P72" loext:marker-style-name="T32"><text:span text:style-name="T20">Atualização: 6º e 7º Período.</text:span><text:span text:style-name="T40"/></text:p>
      <text:p text:style-name="P78" loext:marker-style-name="T37"><text:span text:style-name="T37">Nesta seção, vocês devem descrever como o sistema está sendo implementado, considerando suas principais camadas. O objetivo aqui é mostrar que o código não está sendo escrito de forma aleatória, mas seguindo uma organização lógica.</text:span><text:span text:style-name="T37"/></text:p>
      <text:p text:style-name="P78" loext:marker-style-name="T37"><text:span text:style-name="T37">No 5º período, o foco principal deve estar na implementação do frontend. No 6º período, o destaque passa para o backend e a lógica de negócio. No 7º período, espera-se que as camadas estejam integradas.</text:span><text:span text:style-name="T37"/></text:p>
      <text:p text:style-name="P78" loext:marker-style-name="T37"><text:span text:style-name="T37">Não se espera um sistema completo logo no início, mas sim evolução progressiva e organizada.</text:span><text:span text:style-name="T37"/></text:p>
      <text:h text:style-name="P116" text:outline-level="3"><text:bookmark-start text:name="_Toc221199242"/>22.1 Frontend<text:bookmark-end text:name="_Toc221199242"/></text:h>
      <text:p text:style-name="P78" loext:marker-style-name="T37"><text:soft-page-break/><text:span text:style-name="T37">Aqui vocês devem explicar como o frontend foi desenvolvido, abordando a organização das telas, a estrutura do código, os principais componentes e a relação com os requisitos funcionais. O foco é mostrar entendimento da construção da interface e da experiência do usuário.</text:span><text:span text:style-name="T37"/></text:p>
      <text:p text:style-name="P78" loext:marker-style-name="T37"><text:span text:style-name="T37">A avaliação considera a organização do código, a clareza da explicação e a coerência com os requisitos definidos anteriormente.</text:span><text:span text:style-name="T37"/></text:p>
      <text:h text:style-name="P116" text:outline-level="3"><text:bookmark-start text:name="_Toc221199243"/>22.2 Backend<text:bookmark-end text:name="_Toc221199243"/></text:h>
      <text:p text:style-name="P78" loext:marker-style-name="T37"><text:span text:style-name="T37">Aqui vocês devem explicar como o frontend foi desenvolvido, abordando a organização das telas, a estrutura do código, os principais componentes e a relação com os requisitos funcionais. O foco é mostrar entendimento da construção da interface e da experiência do usuário.</text:span><text:span text:style-name="T37"/></text:p>
      <text:p text:style-name="P78" loext:marker-style-name="T15"><text:span text:style-name="T37">A avaliação considera a organização do código, a clareza da explicação e a coerência com os requisitos definidos anteriormente.<text:line-break/><text:line-break/></text:span><text:span text:style-name="PI_20_SEÇÃO_20_2_20_Char">22.3 Integração</text:span></text:p>
      <text:p text:style-name="P78" loext:marker-style-name="T37"><text:span text:style-name="T37">Aqui vocês devem explicar como ocorre a comunicação entre as camadas do sistema. Esta subseção ganha maior peso no 7º período, quando o sistema já deve apresentar funcionamento integrado.</text:span><text:span text:style-name="T37"/></text:p>
      <text:p text:style-name="P78" loext:marker-style-name="T37"><text:span text:style-name="T37">Descrevam os fluxos principais do sistema, desde a interação do usuário até o processamento no backend e o acesso aos dados.</text:span><text:span text:style-name="T37"/></text:p>
      <text:p text:style-name="P78" loext:marker-style-name="T37"><text:span text:style-name="T37">A avaliação considera a clareza da explicação, a coerência dos fluxos e o funcionamento integrado do sistema, respeitando o nível do período.</text:span><text:span text:style-name="T37"/></text:p>
      <text:p text:style-name="P115" loext:marker-style-name="T37"/>
      <text:p text:style-name="P115" loext:marker-style-name="T37"/>
      <text:h text:style-name="P27" text:outline-level="2"><text:bookmark-start text:name="_Toc221199244"/>23 ORGANIZAÇÃO DO CÓDIGO E REPOSITÓRIO<text:bookmark-end text:name="_Toc221199244"/></text:h>
      <text:p text:style-name="P72" loext:marker-style-name="T20"><text:soft-page-break/><text:span text:style-name="T20">Criação obrigatória: 5º Período – Fase 02</text:span><text:span text:style-name="T20"/></text:p>
      <text:p text:style-name="P72" loext:marker-style-name="T32"><text:span text:style-name="T20">Atualização: contínuo.</text:span><text:span text:style-name="T40"/></text:p>
      <text:p text:style-name="P78" loext:marker-style-name="T37"><text:span text:style-name="T37">Nesta seção, vocês devem apresentar como o código do projeto está organizado no repositório. Explique a estrutura de pastas, a separação de responsabilidades e os padrões adotados pelo grupo.</text:span><text:span text:style-name="T37"/></text:p>
      <text:p text:style-name="P78" loext:marker-style-name="T37"><text:span text:style-name="T37">Não é necessário utilizar padrões avançados, mas é fundamental mostrar que existe organização e cuidado com a manutenção do código.</text:span><text:span text:style-name="T37"/></text:p>
      <text:p text:style-name="P78" loext:marker-style-name="T37"><text:span text:style-name="T37">Na avaliação, serão observados a clareza da organização, a coerência com a arquitetura proposta e a evolução do repositório ao longo dos períodos.</text:span><text:span text:style-name="T37"/></text:p>
      <text:p text:style-name="P115" loext:marker-style-name="T37"/>
      <text:p text:style-name="P115" loext:marker-style-name="T37"/>
      <text:p text:style-name="P115" loext:marker-style-name="T37"/>
      <text:p text:style-name="P115" loext:marker-style-name="T37"/>
      <text:p text:style-name="P115" loext:marker-style-name="T37"/>
      <text:p text:style-name="P115" loext:marker-style-name="T37"/>
      <text:p text:style-name="P115" loext:marker-style-name="T37"/>
      <text:p text:style-name="P115" loext:marker-style-name="T37"/>
      <text:p text:style-name="P115" loext:marker-style-name="T37"/>
      <text:p text:style-name="P115" loext:marker-style-name="T37"/>
      <text:p text:style-name="P115" loext:marker-style-name="T37"/>
      <text:h text:style-name="P16" text:outline-level="1"><text:bookmark-start text:name="_Toc221199245"/>PARTE 06 – QUALIDADE, SEGURANÇA, AVALIAÇÃO E EXTENSÕES DO PROJETO<text:bookmark-end text:name="_Toc221199245"/></text:h>
      <text:p text:style-name="P78" loext:marker-style-name="T37"><text:soft-page-break/><text:span text:style-name="T37">Esta parte do documento representa a etapa final de amadurecimento do Projeto Integrador. Ela é dividida em dois momentos distintos: no </text:span><text:span text:style-name="T41">7º período</text:span><text:span text:style-name="T37">, o foco está na </text:span><text:span text:style-name="T41">qualidade técnica do sistema em funcionamento</text:span><text:span text:style-name="T37">; no </text:span><text:span text:style-name="T41">8º período</text:span><text:span text:style-name="T37">, o foco passa a ser a </text:span><text:span text:style-name="T41">avaliação global do projeto</text:span><text:span text:style-name="T37"> e a apresentação de </text:span><text:span text:style-name="T41">extensões ou complementos</text:span><text:span text:style-name="T37">, quando existirem.</text:span></text:p>
      <text:h text:style-name="P27" text:outline-level="2"><text:bookmark-start text:name="_Toc221199246"/>24 QUALIDADE DO SOFTWARE E TESTES<text:bookmark-end text:name="_Toc221199246"/></text:h>
      <text:p text:style-name="P72" loext:marker-style-name="T20"><text:span text:style-name="T20">Criação obrigatória: 7º Período – Fase 02</text:span><text:span text:style-name="T20"/></text:p>
      <text:p text:style-name="P72" loext:marker-style-name="T32"><text:span text:style-name="T20">Atualização: 8º Período.</text:span><text:span text:style-name="T40"/></text:p>
      <text:p text:style-name="P78" loext:marker-style-name="T37"><text:span text:style-name="T37">Nesta seção, vocês devem apresentar como a qualidade do software foi tratada após a integração do sistema. Aqui o objetivo é demonstrar que o projeto foi testado de forma consciente, considerando seus principais fluxos e funcionalidades.</text:span><text:span text:style-name="T37"/></text:p>
      <text:p text:style-name="P78" loext:marker-style-name="T37"><text:span text:style-name="T37">Descrevam os testes realizados, mesmo que simples, como testes manuais, validação de fluxos principais, verificação de regras de negócio e testes de integração entre frontend, backend e dados. Testes automatizados podem ser apresentados quando existirem, mas não são obrigatórios.</text:span><text:span text:style-name="T37"/></text:p>
      <text:p text:style-name="P78" loext:marker-style-name="T37"><text:span text:style-name="T37">Na avaliação desta seção, serão considerados a coerência dos testes com o sistema desenvolvido, a clareza da explicação e a maturidade técnica compatível com o 7º período.</text:span><text:span text:style-name="T37"/></text:p>
      <text:h text:style-name="P27" text:outline-level="2"><text:bookmark-start text:name="_Toc221199247"/>25 SEGURANÇA DA INFORMAÇÃO<text:bookmark-end text:name="_Toc221199247"/></text:h>
      <text:p text:style-name="P72" loext:marker-style-name="T20"><text:span text:style-name="T20">Criação obrigatória: 7º Período – Fase 02</text:span><text:span text:style-name="T20"/></text:p>
      <text:p text:style-name="P72" loext:marker-style-name="T32"><text:span text:style-name="T20">Atualização: 8º Período.</text:span><text:span text:style-name="T40"/></text:p>
      <text:p text:style-name="P78" loext:marker-style-name="T37"><text:span text:style-name="T37">Aqui vocês devem apresentar os cuidados básicos com segurança da informação adotados no projeto. O foco não está em soluções avançadas, mas na consciência sobre riscos e boas práticas aplicáveis ao sistema desenvolvido.</text:span><text:span text:style-name="T37"/></text:p>
      <text:p text:style-name="P78" loext:marker-style-name="T37"><text:span text:style-name="T37">Podem ser abordados aspectos como autenticação, controle de acesso, proteção de dados, cuidados com informações sensíveis e prevenção de usos indevidos do sistema.</text:span><text:span text:style-name="T37"/></text:p>
      <text:p text:style-name="P78" loext:marker-style-name="T37"><text:soft-page-break/><text:span text:style-name="T37">A avaliação considera a coerência das medidas adotadas com o tipo de sistema desenvolvido, a clareza da explicação e a adequação ao nível do curso.</text:span><text:span text:style-name="T37"/></text:p>
      <text:h text:style-name="P27" text:outline-level="2"><text:bookmark-start text:name="_Toc221199248"/>26 EXTENSÕES E TECNOLOGIAS COMPLEMENTARES<text:bookmark-end text:name="_Toc221199248"/></text:h>
      <text:p text:style-name="P72" loext:marker-style-name="T20"><text:span text:style-name="T20">Criação obrigatória: 8º Período – Fase 01</text:span><text:span text:style-name="T20"/></text:p>
      <text:p text:style-name="P78" loext:marker-style-name="T37"><text:span text:style-name="T37">Esta seção deve ser preenchida apenas se o projeto utilizar ou explorar tecnologias complementares previstas na matriz curricular, como aplicações móveis, inteligência artificial, internet das coisas, processamento de imagens, análise de dados ou outras tecnologias específicas.</text:span><text:span text:style-name="T37"/></text:p>
      <text:p text:style-name="P78" loext:marker-style-name="T37"><text:span text:style-name="T37">Caso o projeto não utilize nenhuma dessas tecnologias, a seção pode ser mantida com a indicação de “Não aplicável ao projeto”, sem prejuízo na avaliação.</text:span><text:span text:style-name="T37"/></text:p>
      <text:p text:style-name="P78" loext:marker-style-name="T37"><text:span text:style-name="T37">Quando aplicável, descrevam qual tecnologia foi utilizada, por que ela faz sentido para o projeto, como ela se integra ao sistema desenvolvido e quais desafios foram enfrentados.</text:span><text:span text:style-name="T37"/></text:p>
      <text:p text:style-name="P78" loext:marker-style-name="T37"><text:span text:style-name="T37">Projetos que utilizarem extensões serão avaliados pela coerência da aplicação, clareza da explicação e alinhamento com os objetivos do projeto, e não pela complexidade técnica.</text:span><text:span text:style-name="T37"/></text:p>
      <text:h text:style-name="P27" text:outline-level="2"><text:bookmark-start text:name="_Toc221199249"/>27 AVALIAÇÃO GERAL DO PROJETO INTEGRADOR<text:bookmark-end text:name="_Toc221199249"/></text:h>
      <text:p text:style-name="P72" loext:marker-style-name="T20"><text:span text:style-name="T20">Criação obrigatória: 8º Período – Fase 02</text:span><text:span text:style-name="T20"/></text:p>
      <text:p text:style-name="P78" loext:marker-style-name="T37"><text:span text:style-name="T37">Nesta seção, vocês devem apresentar uma avaliação geral do Projeto Integrador, considerando todo o percurso desenvolvido ao longo do curso. O objetivo aqui é refletir sobre o processo, não apenas sobre o resultado final.</text:span><text:span text:style-name="T37"/></text:p>
      <text:p text:style-name="P115" loext:marker-style-name="T37"/>
      <text:p text:style-name="P78" loext:marker-style-name="T37"><text:span text:style-name="T37">Descrevam os principais aprendizados, as dificuldades enfrentadas, as decisões mais relevantes e como o projeto evoluiu ao longo dos períodos. Também devem ser apresentadas as principais limitações do sistema e as possibilidades de evolução futura.</text:span><text:span text:style-name="T37"/></text:p>
      <text:p text:style-name="P78" loext:marker-style-name="T37"><text:soft-page-break/><text:span text:style-name="T37">Esta seção tem peso importante na avaliação final, pois demonstra maturidade, capacidade de análise crítica e visão profissional. Projetos que utilizarem extensões serão avaliados pela coerência da aplicação, clareza da explicação e alinhamento com os objetivos do projeto, e não pela complexidade técnica.</text:span><text:span text:style-name="T3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draw:gradient draw:name="Gradient_20_1" draw:display-name="Gradient 1" draw:style="linear" draw:start-color="#002060" draw:end-color="#487dbf" draw:start-intensity="100%" draw:end-intensity="100%" draw:angle="0deg" draw:border="24%">
      <loext:gradient-stop svg:offset="0" loext:color-type="rgb" loext:color-value="#002060"/>
      <loext:gradient-stop svg:offset="0.68421052631579" loext:color-type="rgb" loext:color-value="#1f497d"/>
      <loext:gradient-stop svg:offset="0.868421052631579" loext:color-type="rgb" loext:color-value="#2d5b93"/>
      <loext:gradient-stop svg:offset="0.986842105263158" loext:color-type="rgb" loext:color-value="#487dbf"/>
    </draw:gradient>
    <draw:fill-image draw:name="IMAGEM" xlink:href="Pictures/10000000000002EE000000D202A2374F.jpg" xlink:type="simple" xlink:show="embed" xlink:actuate="onLoad"/>
    <draw:fill-image draw:name="msFillBitmap_20_1_20_-1" draw:display-name="msFillBitmap 1 -1" xlink:href="Pictures/10000000000006400000015E16828E3F.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pt" fo:country="BR" style:letter-kerning="false" style:font-name-asian="SimSu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 fo:font-size="10pt" fo:language="pt" fo:country="BR" style:letter-kerning="false" style:font-name-asian="SimSun1"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paragraph-properties fo:margin-top="0cm" fo:margin-bottom="0.353cm" style:contextual-spacing="false" fo:line-height="115%" fo:text-align="left" style:justify-single-word="false" fo:orphans="2" fo:widows="2" style:writing-mode="lr-tb"/>
      <style:text-properties style:font-name="Calibri" fo:font-family="Calibri" style:font-family-generic="roman" style:font-pitch="variable" fo:font-size="11pt" style:font-name-asian="宋体" style:font-family-asian="宋体"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chapter">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宋体" style:font-family-asian="宋体"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class="chapter">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宋体" style:font-family-asian="宋体" style:font-family-generic-asian="system" style:font-pitch-asian="variable" style:font-size-asian="13pt"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har" style:default-outline-level="3" style:class="chapter">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宋体" style:font-family-asian="宋体"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ítulo_20_4_20_Char" style:default-outline-level="4" style:class="chapter">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Contents_20_2" style:display-name="Contents 2" style:family="paragraph" style:parent-style-name="Standard" style:next-style-name="Standard" style:class="index">
      <style:paragraph-properties fo:margin-left="0.388cm" fo:margin-top="0.212cm" fo:margin-bottom="0cm" style:contextual-spacing="false">
        <style:tab-stops/>
      </style:paragraph-properties>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9" style:display-name="Contents 9" style:family="paragraph" style:parent-style-name="Standard" style:next-style-name="Standard" style:class="index">
      <style:paragraph-properties fo:margin-left="3.104cm" fo:margin-top="0cm" fo:margin-bottom="0cm" style:contextual-spacing="false">
        <style:tab-stops/>
      </style:paragraph-properties>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class="index">
      <style:paragraph-properties fo:margin-left="1.94cm" fo:margin-top="0cm" fo:margin-bottom="0cm" style:contextual-spacing="false">
        <style:tab-stops/>
      </style:paragraph-properties>
      <style:text-properties fo:font-size="10pt" style:font-size-asian="10pt" style:font-name-complex="Calibri1" style:font-family-complex="Calibri" style:font-family-generic-complex="system" style:font-pitch-complex="variable" style:font-size-complex="10pt"/>
    </style:style>
    <style:style style:name="Marginalia" style:family="paragraph" style:parent-style-name="Standard" style:class="text"/>
    <style:style style:name="Contents_20_5" style:display-name="Contents 5" style:family="paragraph" style:parent-style-name="Standard" style:next-style-name="Standard" style:class="index">
      <style:paragraph-properties fo:margin-left="1.552cm" fo:margin-top="0cm" fo:margin-bottom="0cm" style:contextual-spacing="false">
        <style:tab-stops/>
      </style:paragraph-properties>
      <style:text-properties fo:font-size="10pt" style:font-size-asian="10pt" style:font-name-complex="Calibri1" style:font-family-complex="Calibri" style:font-family-generic-complex="system" style:font-pitch-complex="variable" style:font-size-complex="10pt"/>
    </style:style>
    <style:style style:name="Normal_20__28_Web_29_" style:display-name="Normal (Web)" style:family="paragraph">
      <style:paragraph-properties fo:margin-top="0.494cm" fo:margin-bottom="0.494cm" style:contextual-spacing="false" fo:line-height="115%" fo:text-align="left" style:justify-single-word="false" fo:orphans="2" fo:widows="2" style:writing-mode="lr-tb"/>
      <style:text-properties fo:language="en" fo:country="US" style:language-asian="zh" style:country-asian="CN" style:font-size-complex="12pt"/>
    </style:style>
    <style:style style:name="Contents_20_4" style:display-name="Contents 4" style:family="paragraph" style:parent-style-name="Standard" style:next-style-name="Standard" style:class="index">
      <style:paragraph-properties fo:margin-left="1.164cm" fo:margin-top="0cm" fo:margin-bottom="0cm" style:contextual-spacing="false">
        <style:tab-stops/>
      </style:paragraph-properties>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class="index">
      <style:paragraph-properties fo:margin-left="2.716cm" fo:margin-top="0cm" fo:margin-bottom="0cm" style:contextual-spacing="false">
        <style:tab-stops/>
      </style:paragraph-properties>
      <style:text-properties fo:font-size="10pt" style:font-size-asian="10pt"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7" style:display-name="Contents 7" style:family="paragraph" style:parent-style-name="Standard" style:next-style-name="Standard" style:class="index">
      <style:paragraph-properties fo:margin-left="2.328cm" fo:margin-top="0cm" fo:margin-bottom="0cm" style:contextual-spacing="false">
        <style:tab-stops/>
      </style:paragraph-properties>
      <style:text-properties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class="index">
      <style:paragraph-properties fo:margin-left="0.776cm" fo:margin-top="0cm" fo:margin-bottom="0cm" style:contextual-spacing="false">
        <style:tab-stops/>
      </style:paragraph-properties>
      <style:text-properties fo:font-size="10pt" style:font-size-asian="10pt" style:font-name-complex="Calibri1" style:font-family-complex="Calibri" style:font-family-generic-complex="system" style:font-pitch-complex="variable" style:font-size-complex="10pt"/>
    </style:style>
    <style:style style:name="Balloon_20_Text" style:display-name="Balloon Text" style:family="paragraph" style:parent-style-name="Standard" loext:linked-style-name="Texto_20_de_20_balão_20_Char">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class="index">
      <style:paragraph-properties fo:margin-left="0cm" fo:margin-top="0.423cm" fo:margin-bottom="0.212cm" style:contextual-spacing="false">
        <style:tab-stops/>
      </style:paragraph-properties>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margin-top="0cm" fo:margin-bottom="0cm" style:contextual-spacing="false" fo:line-height="100%" fo:hyphenation-ladder-count="no-limit" fo:hyphenation-keep="auto" loext:hyphenation-keep-type="column" loext:hyphenation-keep-line="false" text:number-lines="false" text:line-number="0" style:vertical-align="baseline"/>
      <style:text-properties style:font-name="Times New Roman" fo:font-family="'Times New Roman'" style:font-family-generic="roman" style:font-pitch="variable" fo:font-size="12pt" style:letter-kerning="true" style:font-name-asian="Calibri1" style:font-family-asian="Calibri"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abela_20_1" style:display-name="Tabela 1" style:family="paragraph" style:parent-style-name="Standard">
      <style:paragraph-properties fo:margin-top="0.106cm" fo:margin-bottom="0.106cm" style:contextual-spacing="false" style:line-height-at-least="0.423cm" fo:text-align="center" style:justify-single-word="false" fo:orphans="0" fo:widows="0" fo:hyphenation-ladder-count="no-limit" fo:hyphenation-keep="auto" loext:hyphenation-keep-type="column" loext:hyphenation-keep-line="false" style:vertical-align="baseline" style:snap-to-layout-grid="false"/>
      <style:text-properties style:font-name="Arial" fo:font-family="Arial" style:font-family-generic="swiss" style:font-pitch="variable" fo:font-size="9pt" fo:font-weight="bold" style:letter-kerning="true" style:font-name-asian="Calibri1" style:font-family-asian="Calibri"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fo:hyphenate="false" fo:hyphenation-remain-char-count="2" fo:hyphenation-push-char-count="2" loext:hyphenation-no-caps="false" loext:hyphenation-no-last-word="false" loext:hyphenation-word-char-count="5" loext:hyphenation-zone="no-limit"/>
    </style:style>
    <style:style style:name="Cabeçalho_20_do_20_Sumário1" style:display-name="Cabeçalho do Sumário1" style:family="paragraph" style:parent-style-name="Heading_20_1" style:next-style-name="Standard" style:default-outline-level="">
      <style:text-properties style:language-asian="pt" style:country-asian="BR"/>
    </style:style>
    <style:style style:name="Parágrafo_20_da_20_Lista1" style:display-name="Parágrafo da Lista1" style:family="paragraph" style:parent-style-name="Standard">
      <style:paragraph-properties fo:margin-left="1.27cm" fo:margin-top="0cm" fo:margin-bottom="0.353cm" style:contextual-spacing="true"/>
    </style:style>
    <style:style style:name="Table_20_Paragraph" style:display-name="Table Paragraph" style:family="paragraph" style:parent-style-name="Standard">
      <style:text-properties style:font-name="Arial" fo:font-family="Arial" style:font-family-generic="swiss"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language-complex="en" style:country-complex="US"/>
    </style:style>
    <style:style style:name="List_20_Paragraph" style:display-name="List Paragraph" style:family="paragraph" style:parent-style-name="Standard">
      <style:paragraph-properties fo:margin-left="1.27cm" fo:margin-top="0cm" fo:margin-bottom="0.353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style:tab-stops/>
      </style:paragraph-properties>
      <style:text-properties style:language-asian="pt" style:country-asian="BR"/>
    </style:style>
    <style:style style:name="PI_20_TÍTULO_20_01" style:display-name="PI TÍTULO 01" style:family="paragraph" style:parent-style-name="Standard" loext:linked-style-name="PI_20_TÍTULO_20_01_20_Char" style:default-outline-level="1" style:list-style-name="">
      <style:paragraph-properties fo:margin-top="0.088cm" fo:margin-bottom="0.088cm" style:contextual-spacing="false" fo:line-height="100%" fo:text-align="justify" style:justify-single-word="false" loext:margin-left="0.5ic" loext:margin-right="0.5ic" loext:word-spacing-minimum="75%" loext:word-spacing-maximum="133%">
        <style:tab-stops/>
      </style:paragraph-properties>
      <style:text-properties style:font-name="Arial" fo:font-family="Arial" style:font-family-generic="swiss"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PI_20_SEÇÃO_20_01" style:display-name="PI SEÇÃO 01" style:family="paragraph" style:parent-style-name="Standard" loext:linked-style-name="PI_20_SEÇÃO_20_01_20_Char" style:default-outline-level="2" style:list-style-name="">
      <style:paragraph-properties fo:margin-top="0.494cm" fo:margin-bottom="0.494cm" style:contextual-spacing="false" fo:line-height="100%" fo:text-align="justify" style:justify-single-word="false" loext:margin-left="0.5ic" loext:margin-right="0.5ic" loext:word-spacing-minimum="75%" loext:word-spacing-maximum="133%">
        <style:tab-stops/>
      </style:paragraph-properties>
      <style:text-properties style:font-name="Arial" fo:font-family="Arial" style:font-family-generic="swiss"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PI_20_SEÇÃO_20_2" style:display-name="PI SEÇÃO 2" style:family="paragraph" style:parent-style-name="Standard" loext:linked-style-name="PI_20_SEÇÃO_20_2_20_Char" style:default-outline-level="3" style:list-style-name="">
      <style:paragraph-properties fo:margin-top="0.494cm" fo:margin-bottom="0.494cm" style:contextual-spacing="false" fo:line-height="150%" fo:text-align="justify" style:justify-single-word="false" loext:margin-left="0.5ic" loext:margin-right="0.5ic" loext:word-spacing-minimum="75%" loext:word-spacing-maximum="133%">
        <style:tab-stops/>
      </style:paragraph-properties>
      <style:text-properties style:font-name="Arial" fo:font-family="Arial" style:font-family-generic="swiss"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balão_20_Char" style:display-name="Texto de balão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3_20_Char" style:display-name="Título 3 Char" style:family="text" style:parent-style-name="Default_20_Paragraph_20_Font">
      <style:text-properties fo:color="#243f60" loext:opacity="100%" style:font-name="Cambria" fo:font-family="Cambria" style:font-family-generic="roman" style:font-pitch="variable" fo:font-size="12pt" style:font-name-asian="宋体" style:font-family-asian="宋体"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ítulo_20_4_20_Char" style:display-name="Título 4 Char" style:family="text" style:parent-style-name="Default_20_Paragraph_20_Font">
      <style:text-properties fo:color="#365f91" loext:opacity="100%" style:font-name="Cambria" fo:font-family="Cambria" style:font-family-generic="roman" style:font-pitch="variable" fo:font-size="11pt" fo:font-style="italic" style:font-name-asian="宋体" style:font-family-asian="宋体"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loext:char-complex-color loext:theme-type="accent1" loext:color-type="theme">
          <loext:transformation loext:type="shade" loext:value="2509"/>
        </loext:char-complex-color>
      </style:text-properties>
    </style:style>
    <style:style style:name="PI_20_TÍTULO_20_01_20_Char" style:display-name="PI TÍTULO 01 Char" style:family="text" style:parent-style-name="Default_20_Paragraph_20_Font" loext:linked-style-name="PI_20_TÍTULO_20_01">
      <style:text-properties style:font-name="Arial" fo:font-family="Arial" style:font-family-generic="swiss" style:font-pitch="variable" fo:font-size="12pt" fo:font-weight="bold" style:font-name-asian="宋体" style:font-family-asian="宋体"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PI_20_SEÇÃO_20_01_20_Char" style:display-name="PI SEÇÃO 01 Char" style:family="text" style:parent-style-name="Default_20_Paragraph_20_Font" loext:linked-style-name="PI_20_SEÇÃO_20_01">
      <style:text-properties style:font-name="Arial" fo:font-family="Arial" style:font-family-generic="swiss" style:font-pitch="variable" fo:font-size="12pt" fo:font-weight="bold" style:font-name-asian="宋体" style:font-family-asian="宋体"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PI_20_SEÇÃO_20_2_20_Char" style:display-name="PI SEÇÃO 2 Char" style:family="text" style:parent-style-name="Default_20_Paragraph_20_Font" loext:linked-style-name="PI_20_SEÇÃO_20_2">
      <style:text-properties style:font-name="Arial" fo:font-family="Arial" style:font-family-generic="swiss" style:font-pitch="variable" fo:font-size="12pt" fo:font-weight="bold" style:font-name-asian="宋体" style:font-family-asian="宋体"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ListLabel_20_1" style:display-name="ListLabel 1"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font-size-complex="12pt"/>
    </style:style>
    <style:style style:name="ListLabel_20_2" style:display-name="ListLabel 2"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6pt" style:font-size-asian="6pt"/>
    </style:style>
    <style:style style:name="ListLabel_20_20" style:display-name="ListLabel 20" style:family="text">
      <style:text-properties style:font-name="Times New Roman" fo:font-family="'Times New Roman'"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3" style:display-name="ListLabel 23" style:family="text">
      <style:text-properties style:font-name="Times New Roman" fo:font-family="'Times New Roman'" style:font-family-generic="roman" style:font-pitch="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6" style:display-name="ListLabel 26" style:family="text">
      <style:text-properties style:font-name="Times New Roman" fo:font-family="'Times New Roman'" style:font-family-generic="roman" style:font-pitch="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style style:name="ListLabel_20_29" style:display-name="ListLabel 29"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font-size-complex="12pt"/>
    </style:style>
    <style:style style:name="ListLabel_20_30" style:display-name="ListLabel 3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font-size-complex="12pt"/>
    </style:style>
    <style:style style:name="ListLabel_20_39" style:display-name="ListLabel 39"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font-size-complex="12pt"/>
    </style:style>
    <style:style style:name="ListLabel_20_48" style:display-name="ListLabel 48"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font-size-complex="12pt"/>
    </style:style>
    <style:style style:name="ListLabel_20_66" style:display-name="ListLabel 66"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font-size-complex="12pt"/>
    </style:style>
    <style:style style:name="ListLabel_20_75" style:display-name="ListLabel 75"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Times New Roman" fo:font-family="'Times New Roman'" style:font-family-generic="roman" style:font-pitch="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style style:name="ListLabel_20_86" style:display-name="ListLabel 86" style:family="text">
      <style:text-properties style:font-name="Times New Roman" fo:font-family="'Times New Roman'" style:font-family-generic="roman" style:font-pitch="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text-properties style:font-name="Times New Roman" fo:font-family="'Times New Roman'" style:font-family-generic="roman" style:font-pitch="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style style:name="ListLabel_20_101" style:display-name="ListLabel 101" style:family="text">
      <style:text-properties style:font-name="Times New Roman" fo:font-family="'Times New Roman'" style:font-family-generic="roman" style:font-pitch="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style style:name="ListLabel_20_104" style:display-name="ListLabel 104" style:family="text">
      <style:text-properties style:font-name="Times New Roman" fo:font-family="'Times New Roman'" style:font-family-generic="roman" style:font-pitch="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style style:name="ListLabel_20_107" style:display-name="ListLabel 107" style:family="text">
      <style:text-properties style:font-name="Times New Roman" fo:font-family="'Times New Roman'" style:font-family-generic="roman" style:font-pitch="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style style:name="ListLabel_20_110" style:display-name="ListLabel 110" style:family="text">
      <style:text-properties style:font-name="Times New Roman" fo:font-family="'Times New Roman'" style:font-family-generic="roman" style:font-pitch="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text-properties style:font-name="Times New Roman" fo:font-family="'Times New Roman'" style:font-family-generic="roman" style:font-pitch="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text-properties style:font-name="Times New Roman" fo:font-family="'Times New Roman'" style:font-family-generic="roman" style:font-pitch="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text-properties style:font-name="Times New Roman" fo:font-family="'Times New Roman'" style:font-family-generic="roman" style:font-pitch="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text-properties style:font-name="Times New Roman" fo:font-family="'Times New Roman'" style:font-family-generic="roman" style:font-pitch="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text-properties style:font-name="Times New Roman" fo:font-family="'Times New Roman'" style:font-family-generic="roman" style:font-pitch="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text-properties style:font-name="Times New Roman" fo:font-family="'Times New Roman'" style:font-family-generic="roman" style:font-pitch="variable"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style:font-name="Times New Roman" fo:font-family="'Times New Roman'" style:font-family-generic="roman" style:font-pitch="variable"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style:font-name="Times New Roman" fo:font-family="'Times New Roman'" style:font-family-generic="roman" style:font-pitch="variable"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style:font-name="Times New Roman" fo:font-family="'Times New Roman'" style:font-family-generic="roman" style:font-pitch="variable"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style:font-name="Times New Roman" fo:font-family="'Times New Roman'" style:font-family-generic="roman" style:font-pitch="variable"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style:font-name="Times New Roman" fo:font-family="'Times New Roman'" style:font-family-generic="roman" style:font-pitch="variable"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style:font-name="Times New Roman" fo:font-family="'Times New Roman'" style:font-family-generic="roman" style:font-pitch="variable"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style:font-name="Times New Roman" fo:font-family="'Times New Roman'" style:font-family-generic="roman" style:font-pitch="variable"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style:font-name="Times New Roman" fo:font-family="'Times New Roman'" style:font-family-generic="roman" style:font-pitch="variable"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style:font-name="Times New Roman" fo:font-family="'Times New Roman'" style:font-family-generic="roman" style:font-pitch="variable"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style:font-name="Times New Roman" fo:font-family="'Times New Roman'" style:font-family-generic="roman" style:font-pitch="variable"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style:font-name="Times New Roman" fo:font-family="'Times New Roman'" style:font-family-generic="roman" style:font-pitch="variable"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style:font-name="Times New Roman" fo:font-family="'Times New Roman'" style:font-family-generic="roman" style:font-pitch="variable"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style:font-name="Times New Roman" fo:font-family="'Times New Roman'" style:font-family-generic="roman" style:font-pitch="variable"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style:font-name="Times New Roman" fo:font-family="'Times New Roman'" style:font-family-generic="roman" style:font-pitch="variable"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style:font-name="Times New Roman" fo:font-family="'Times New Roman'" style:font-family-generic="roman" style:font-pitch="variable"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style:font-name="Times New Roman" fo:font-family="'Times New Roman'" style:font-family-generic="roman" style:font-pitch="variable"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style:font-name="Times New Roman" fo:font-family="'Times New Roman'" style:font-family-generic="roman" style:font-pitch="variable"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style:font-name="Times New Roman" fo:font-family="'Times New Roman'" style:font-family-generic="roman" style:font-pitch="variable"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style:font-name="Times New Roman" fo:font-family="'Times New Roman'" style:font-family-generic="roman" style:font-pitch="variable"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style:font-name="Times New Roman" fo:font-family="'Times New Roman'" style:font-family-generic="roman" style:font-pitch="variable"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style:font-name="Times New Roman" fo:font-family="'Times New Roman'" style:font-family-generic="roman" style:font-pitch="variable"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style:font-name="Times New Roman" fo:font-family="'Times New Roman'" style:font-family-generic="roman" style:font-pitch="variable"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style:font-name="Times New Roman" fo:font-family="'Times New Roman'" style:font-family-generic="roman" style:font-pitch="variable"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style:font-name="Times New Roman" fo:font-family="'Times New Roman'" style:font-family-generic="roman" style:font-pitch="variable"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style:font-name="Times New Roman" fo:font-family="'Times New Roman'" style:font-family-generic="roman" style:font-pitch="variable"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style:font-name="Times New Roman" fo:font-family="'Times New Roman'" style:font-family-generic="roman" style:font-pitch="variable"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style:font-name="Times New Roman" fo:font-family="'Times New Roman'" style:font-family-generic="roman" style:font-pitch="variable"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style:font-name="Times New Roman" fo:font-family="'Times New Roman'" style:font-family-generic="roman" style:font-pitch="variable"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style:font-name="Times New Roman" fo:font-family="'Times New Roman'" style:font-family-generic="roman" style:font-pitch="variable"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style:font-name="Times New Roman" fo:font-family="'Times New Roman'" style:font-family-generic="roman" style:font-pitch="variable"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style:font-name="Times New Roman" fo:font-family="'Times New Roman'" style:font-family-generic="roman" style:font-pitch="variable"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style:font-name="Times New Roman" fo:font-family="'Times New Roman'" style:font-family-generic="roman" style:font-pitch="variable"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style:font-name="Times New Roman" fo:font-family="'Times New Roman'" style:font-family-generic="roman" style:font-pitch="variable"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style:font-name="Times New Roman" fo:font-family="'Times New Roman'" style:font-family-generic="roman" style:font-pitch="variable"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style:font-name="Times New Roman" fo:font-family="'Times New Roman'" style:font-family-generic="roman" style:font-pitch="variable"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style:font-name="Times New Roman" fo:font-family="'Times New Roman'" style:font-family-generic="roman" style:font-pitch="variable"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style:font-name="Times New Roman" fo:font-family="'Times New Roman'" style:font-family-generic="roman" style:font-pitch="variable"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style:font-name="Times New Roman" fo:font-family="'Times New Roman'" style:font-family-generic="roman" style:font-pitch="variable"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style:font-name="Times New Roman" fo:font-family="'Times New Roman'" style:font-family-generic="roman" style:font-pitch="variable"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style:font-name="Times New Roman" fo:font-family="'Times New Roman'" style:font-family-generic="roman" style:font-pitch="variable"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style:font-name="Times New Roman" fo:font-family="'Times New Roman'" style:font-family-generic="roman" style:font-pitch="variable"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style:font-name="Times New Roman" fo:font-family="'Times New Roman'" style:font-family-generic="roman" style:font-pitch="variable"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style:font-name="Times New Roman" fo:font-family="'Times New Roman'" style:font-family-generic="roman" style:font-pitch="variable"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style:font-name="Times New Roman" fo:font-family="'Times New Roman'" style:font-family-generic="roman" style:font-pitch="variable"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704cm" fo:text-indent="-0.7cm" fo:margin-left="0.7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style-name="Normal"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1.136cm"/>
        </style:list-level-properties>
        <style:text-properties fo:font-family="Symbol" style:font-style-name="Normal" style:font-family-generic="roman" style:font-pitch="variable" style:font-charset="x-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406cm"/>
        </style:list-level-properties>
        <style:text-properties fo:font-family="'Courier New'" style:font-style-name="Normal" style:font-family-generic="modern" style:font-pitch="fixed"/>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676cm"/>
        </style:list-level-properties>
        <style:text-properties fo:font-family="Wingdings" style:font-style-name="Normal" style:font-pitch="variable" style:font-charset="x-symbol"/>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4.946cm"/>
        </style:list-level-properties>
        <style:text-properties fo:font-family="Symbol" style:font-style-name="Normal" style:font-family-generic="roman" style:font-pitch="variable" style:font-charset="x-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216cm"/>
        </style:list-level-properties>
        <style:text-properties fo:font-family="'Courier New'" style:font-style-name="Normal" style:font-family-generic="modern" style:font-pitch="fixed"/>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486cm"/>
        </style:list-level-properties>
        <style:text-properties fo:font-family="Wingdings" style:font-style-name="Normal" style:font-pitch="variable" style:font-charset="x-symbol"/>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756cm"/>
        </style:list-level-properties>
        <style:text-properties fo:font-family="Symbol" style:font-style-name="Normal" style:font-family-generic="roman" style:font-pitch="variable"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026cm"/>
        </style:list-level-properties>
        <style:text-properties fo:font-family="'Courier New'" style:font-style-name="Normal" style:font-family-generic="modern" style:font-pitch="fixed"/>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296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suffix="." style:num-format="1">
        <style:list-level-properties text:list-level-position-and-space-mode="label-alignment">
          <style:list-level-label-alignment text:label-followed-by="listtab" text:list-tab-stop-position="0.704cm" fo:text-indent="-0.7cm" fo:margin-left="0.7cm"/>
        </style:list-level-properties>
      </text:list-level-style-number>
      <text:list-level-style-number text:level="2" text:style-name="ListLabel_20_30" loext:num-list-format="%2%"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31" loext:num-list-format="%3%." style:num-suffix="." style:num-format="i">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34" loext:num-list-format="%6%." style:num-suffix="." style:num-format="i">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37" loext:num-list-format="%9%." style:num-suffix="." style:num-format="i">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suffix="." style:num-format="1">
        <style:list-level-properties text:list-level-position-and-space-mode="label-alignment">
          <style:list-level-label-alignment text:label-followed-by="listtab" text:list-tab-stop-position="0.704cm" fo:text-indent="-0.7cm" fo:margin-left="0.7cm"/>
        </style:list-level-properties>
      </text:list-level-style-number>
      <text:list-level-style-number text:level="2" text:style-name="ListLabel_20_39" loext:num-list-format="%2%"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0" loext:num-list-format="%3%." style:num-suffix="." style:num-format="i">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3" loext:num-list-format="%6%." style:num-suffix="." style:num-format="i">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6" loext:num-list-format="%9%." style:num-suffix="." style:num-format="i">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7" loext:num-list-format="%1%." style:num-suffix="." style:num-format="1">
        <style:list-level-properties text:list-level-position-and-space-mode="label-alignment">
          <style:list-level-label-alignment text:label-followed-by="listtab" text:list-tab-stop-position="0.704cm" fo:text-indent="-0.7cm" fo:margin-left="0.7cm"/>
        </style:list-level-properties>
      </text:list-level-style-number>
      <text:list-level-style-number text:level="2" text:style-name="ListLabel_20_48" loext:num-list-format="%2%"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 loext:num-list-format="%3%." style:num-suffix="." style:num-format="i">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2" loext:num-list-format="%6%." style:num-suffix="." style:num-format="i">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55" loext:num-list-format="%9%." style:num-suffix="." style:num-format="i">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635cm" fo:margin-left="2.605cm"/>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318cm" fo:margin-left="3.875cm"/>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635cm" fo:margin-left="5.145cm"/>
        </style:list-level-properties>
      </text:list-level-style-number>
      <text:list-level-style-number text:level="5" text:style-name="ListLabel_20_60" loext:num-list-format="%5%." style:num-suffix="." style:num-format="a" style:num-letter-sync="true">
        <style:list-level-properties text:list-level-position-and-space-mode="label-alignment">
          <style:list-level-label-alignment text:label-followed-by="listtab" fo:text-indent="-0.635cm" fo:margin-left="6.415cm"/>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318cm" fo:margin-left="7.685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635cm" fo:margin-left="8.955cm"/>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635cm" fo:margin-left="10.225cm"/>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suffix="." style:num-format="1">
        <style:list-level-properties text:list-level-position-and-space-mode="label-alignment">
          <style:list-level-label-alignment text:label-followed-by="listtab" text:list-tab-stop-position="0.704cm" fo:text-indent="-0.7cm" fo:margin-left="0.7cm"/>
        </style:list-level-properties>
      </text:list-level-style-number>
      <text:list-level-style-number text:level="2" text:style-name="ListLabel_20_66" loext:num-list-format="%2%"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7" loext:num-list-format="%3%." style:num-suffix="." style:num-format="i">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70" loext:num-list-format="%6%." style:num-suffix="." style:num-format="i">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3" loext:num-list-format="%9%." style:num-suffix="." style:num-format="i">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text:list-tab-stop-position="0.704cm" fo:text-indent="-0.7cm" fo:margin-left="0.7cm"/>
        </style:list-level-properties>
      </text:list-level-style-number>
      <text:list-level-style-number text:level="2" text:style-name="ListLabel_20_75" loext:num-list-format="%2%"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76" loext:num-list-format="%3%." style:num-suffix="." style:num-format="i">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79" loext:num-list-format="%6%." style:num-suffix="." style:num-format="i">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82" loext:num-list-format="%9%." style:num-suffix="." style:num-format="i">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fo:text-indent="-0.635cm" fo:margin-left="1.464cm"/>
        </style:list-level-properties>
        <style:text-properties fo:font-family="Symbol" style:font-style-name="Normal" style:font-family-generic="roman" style:font-pitch="variable" style:font-charset="x-symbol"/>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635cm" fo:margin-left="2.734cm"/>
        </style:list-level-properties>
        <style:text-properties fo:font-family="'Courier New'" style:font-style-name="Normal" style:font-family-generic="modern" style:font-pitch="fixed"/>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635cm" fo:margin-left="4.004cm"/>
        </style:list-level-properties>
        <style:text-properties fo:font-family="Wingdings" style:font-style-name="Normal" style:font-pitch="variable" style:font-charset="x-symbol"/>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635cm" fo:margin-left="5.274cm"/>
        </style:list-level-properties>
        <style:text-properties fo:font-family="Symbol" style:font-style-name="Normal" style:font-family-generic="roman" style:font-pitch="variable" style:font-charset="x-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544cm"/>
        </style:list-level-properties>
        <style:text-properties fo:font-family="'Courier New'" style:font-style-name="Normal" style:font-family-generic="modern" style:font-pitch="fixed"/>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635cm" fo:margin-left="7.814cm"/>
        </style:list-level-properties>
        <style:text-properties fo:font-family="Wingdings" style:font-style-name="Normal" style:font-pitch="variable" style:font-charset="x-symbol"/>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635cm" fo:margin-left="9.084cm"/>
        </style:list-level-properties>
        <style:text-properties fo:font-family="Symbol" style:font-style-name="Normal" style:font-family-generic="roman" style:font-pitch="variable" style:font-charset="x-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354cm"/>
        </style:list-level-properties>
        <style:text-properties fo:font-family="'Courier New'" style:font-style-name="Normal" style:font-family-generic="modern" style:font-pitch="fixed"/>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635cm" fo:margin-left="11.62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2" loext:num-list-format="" style:num-suffix="" text:bullet-char="">
        <style:list-level-properties text:list-level-position-and-space-mode="label-alignment">
          <style:list-level-label-alignment text:label-followed-by="listtab" fo:text-indent="-0.635cm" fo:margin-left="1.464cm"/>
        </style:list-level-properties>
        <style:text-properties fo:font-family="Symbol" style:font-style-name="Normal" style:font-family-generic="roman" style:font-pitch="variable" style:font-charset="x-symbol"/>
      </text:list-level-style-bullet>
      <text:list-level-style-bullet text:level="2" text:style-name="ListLabel_20_93" loext:num-list-format="o" style:num-suffix="o" text:bullet-char="o">
        <style:list-level-properties text:list-level-position-and-space-mode="label-alignment">
          <style:list-level-label-alignment text:label-followed-by="listtab" fo:text-indent="-0.635cm" fo:margin-left="2.734cm"/>
        </style:list-level-properties>
        <style:text-properties fo:font-family="'Courier New'" style:font-style-name="Normal" style:font-family-generic="modern" style:font-pitch="fixed"/>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635cm" fo:margin-left="4.004cm"/>
        </style:list-level-properties>
        <style:text-properties fo:font-family="Wingdings" style:font-style-name="Normal" style:font-pitch="variable" style:font-charset="x-symbol"/>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635cm" fo:margin-left="5.274cm"/>
        </style:list-level-properties>
        <style:text-properties fo:font-family="Symbol" style:font-style-name="Normal" style:font-family-generic="roman" style:font-pitch="variable" style:font-charset="x-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635cm" fo:margin-left="6.544cm"/>
        </style:list-level-properties>
        <style:text-properties fo:font-family="'Courier New'" style:font-style-name="Normal" style:font-family-generic="modern" style:font-pitch="fixed"/>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635cm" fo:margin-left="7.814cm"/>
        </style:list-level-properties>
        <style:text-properties fo:font-family="Wingdings" style:font-style-name="Normal" style:font-pitch="variable" style:font-charset="x-symbol"/>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635cm" fo:margin-left="9.084cm"/>
        </style:list-level-properties>
        <style:text-properties fo:font-family="Symbol" style:font-style-name="Normal" style:font-family-generic="roman" style:font-pitch="variable" style:font-charset="x-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635cm" fo:margin-left="10.354cm"/>
        </style:list-level-properties>
        <style:text-properties fo:font-family="'Courier New'" style:font-style-name="Normal" style:font-family-generic="modern" style:font-pitch="fixed"/>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635cm" fo:margin-left="11.62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fo:text-indent="-0.635cm" fo:margin-left="1.464cm"/>
        </style:list-level-properties>
        <style:text-properties fo:font-family="Symbol" style:font-style-name="Normal" style:font-family-generic="roman" style:font-pitch="variable" style:font-charset="x-symbol"/>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635cm" fo:margin-left="2.734cm"/>
        </style:list-level-properties>
        <style:text-properties fo:font-family="'Courier New'" style:font-style-name="Normal" style:font-family-generic="modern" style:font-pitch="fixed"/>
      </text:list-level-style-bullet>
      <text:list-level-style-bullet text:level="3" text:style-name="ListLabel_20_103" loext:num-list-format="" style:num-suffix="" text:bullet-char="">
        <style:list-level-properties text:list-level-position-and-space-mode="label-alignment">
          <style:list-level-label-alignment text:label-followed-by="listtab" fo:text-indent="-0.635cm" fo:margin-left="4.004cm"/>
        </style:list-level-properties>
        <style:text-properties fo:font-family="Wingdings" style:font-style-name="Normal" style:font-pitch="variable" style:font-charset="x-symbol"/>
      </text:list-level-style-bullet>
      <text:list-level-style-bullet text:level="4" text:style-name="ListLabel_20_104" loext:num-list-format="" style:num-suffix="" text:bullet-char="">
        <style:list-level-properties text:list-level-position-and-space-mode="label-alignment">
          <style:list-level-label-alignment text:label-followed-by="listtab" fo:text-indent="-0.635cm" fo:margin-left="5.274cm"/>
        </style:list-level-properties>
        <style:text-properties fo:font-family="Symbol" style:font-style-name="Normal" style:font-family-generic="roman" style:font-pitch="variable" style:font-charset="x-symbol"/>
      </text:list-level-style-bullet>
      <text:list-level-style-bullet text:level="5" text:style-name="ListLabel_20_105" loext:num-list-format="o" style:num-suffix="o" text:bullet-char="o">
        <style:list-level-properties text:list-level-position-and-space-mode="label-alignment">
          <style:list-level-label-alignment text:label-followed-by="listtab" fo:text-indent="-0.635cm" fo:margin-left="6.544cm"/>
        </style:list-level-properties>
        <style:text-properties fo:font-family="'Courier New'" style:font-style-name="Normal" style:font-family-generic="modern" style:font-pitch="fixed"/>
      </text:list-level-style-bullet>
      <text:list-level-style-bullet text:level="6" text:style-name="ListLabel_20_106" loext:num-list-format="" style:num-suffix="" text:bullet-char="">
        <style:list-level-properties text:list-level-position-and-space-mode="label-alignment">
          <style:list-level-label-alignment text:label-followed-by="listtab" fo:text-indent="-0.635cm" fo:margin-left="7.814cm"/>
        </style:list-level-properties>
        <style:text-properties fo:font-family="Wingdings" style:font-style-name="Normal" style:font-pitch="variable" style:font-charset="x-symbol"/>
      </text:list-level-style-bullet>
      <text:list-level-style-bullet text:level="7" text:style-name="ListLabel_20_107" loext:num-list-format="" style:num-suffix="" text:bullet-char="">
        <style:list-level-properties text:list-level-position-and-space-mode="label-alignment">
          <style:list-level-label-alignment text:label-followed-by="listtab" fo:text-indent="-0.635cm" fo:margin-left="9.084cm"/>
        </style:list-level-properties>
        <style:text-properties fo:font-family="Symbol" style:font-style-name="Normal" style:font-family-generic="roman" style:font-pitch="variable" style:font-charset="x-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635cm" fo:margin-left="10.354cm"/>
        </style:list-level-properties>
        <style:text-properties fo:font-family="'Courier New'" style:font-style-name="Normal" style:font-family-generic="modern" style:font-pitch="fixed"/>
      </text:list-level-style-bullet>
      <text:list-level-style-bullet text:level="9" text:style-name="ListLabel_20_109" loext:num-list-format="" style:num-suffix="" text:bullet-char="">
        <style:list-level-properties text:list-level-position-and-space-mode="label-alignment">
          <style:list-level-label-alignment text:label-followed-by="listtab" fo:text-indent="-0.635cm" fo:margin-left="11.62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0" loext:num-list-format="" style:num-suffix="" text:bullet-char="">
        <style:list-level-properties text:list-level-position-and-space-mode="label-alignment">
          <style:list-level-label-alignment text:label-followed-by="listtab" fo:text-indent="-0.635cm" fo:margin-left="1.464cm"/>
        </style:list-level-properties>
        <style:text-properties fo:font-family="Symbol" style:font-style-name="Normal" style:font-family-generic="roman" style:font-pitch="variable" style:font-charset="x-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635cm" fo:margin-left="2.734cm"/>
        </style:list-level-properties>
        <style:text-properties fo:font-family="'Courier New'" style:font-style-name="Normal" style:font-family-generic="modern" style:font-pitch="fixed"/>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635cm" fo:margin-left="4.004cm"/>
        </style:list-level-properties>
        <style:text-properties fo:font-family="Wingdings" style:font-style-name="Normal" style:font-pitch="variable" style:font-charset="x-symbol"/>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635cm" fo:margin-left="5.274cm"/>
        </style:list-level-properties>
        <style:text-properties fo:font-family="Symbol" style:font-style-name="Normal" style:font-family-generic="roman" style:font-pitch="variable" style:font-charset="x-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635cm" fo:margin-left="6.544cm"/>
        </style:list-level-properties>
        <style:text-properties fo:font-family="'Courier New'" style:font-style-name="Normal" style:font-family-generic="modern" style:font-pitch="fixed"/>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635cm" fo:margin-left="7.814cm"/>
        </style:list-level-properties>
        <style:text-properties fo:font-family="Wingdings" style:font-style-name="Normal" style:font-pitch="variable" style:font-charset="x-symbol"/>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635cm" fo:margin-left="9.084cm"/>
        </style:list-level-properties>
        <style:text-properties fo:font-family="Symbol" style:font-style-name="Normal" style:font-family-generic="roman" style:font-pitch="variable" style:font-charset="x-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635cm" fo:margin-left="10.354cm"/>
        </style:list-level-properties>
        <style:text-properties fo:font-family="'Courier New'" style:font-style-name="Normal" style:font-family-generic="modern" style:font-pitch="fixed"/>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635cm" fo:margin-left="11.62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635cm" fo:margin-left="1.464cm"/>
        </style:list-level-properties>
        <style:text-properties fo:font-family="Symbol" style:font-style-name="Normal" style:font-family-generic="roman" style:font-pitch="variable" style:font-charset="x-symbol"/>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635cm" fo:margin-left="2.734cm"/>
        </style:list-level-properties>
        <style:text-properties fo:font-family="'Courier New'" style:font-style-name="Normal" style:font-family-generic="modern" style:font-pitch="fixed"/>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635cm" fo:margin-left="4.004cm"/>
        </style:list-level-properties>
        <style:text-properties fo:font-family="Wingdings" style:font-style-name="Normal" style:font-pitch="variable" style:font-charset="x-symbol"/>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635cm" fo:margin-left="5.274cm"/>
        </style:list-level-properties>
        <style:text-properties fo:font-family="Symbol" style:font-style-name="Normal" style:font-family-generic="roman" style:font-pitch="variable" style:font-charset="x-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635cm" fo:margin-left="6.544cm"/>
        </style:list-level-properties>
        <style:text-properties fo:font-family="'Courier New'" style:font-style-name="Normal" style:font-family-generic="modern" style:font-pitch="fixed"/>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635cm" fo:margin-left="7.814cm"/>
        </style:list-level-properties>
        <style:text-properties fo:font-family="Wingdings" style:font-style-name="Normal" style:font-pitch="variable" style:font-charset="x-symbol"/>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635cm" fo:margin-left="9.084cm"/>
        </style:list-level-properties>
        <style:text-properties fo:font-family="Symbol" style:font-style-name="Normal" style:font-family-generic="roman" style:font-pitch="variable" style:font-charset="x-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635cm" fo:margin-left="10.354cm"/>
        </style:list-level-properties>
        <style:text-properties fo:font-family="'Courier New'" style:font-style-name="Normal" style:font-family-generic="modern" style:font-pitch="fixed"/>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635cm" fo:margin-left="11.62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4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0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0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0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0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1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1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1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1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Escritório">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list-style-name="WWNum1" style:master-page-name="">
      <loext:graphic-properties draw:fill="none"/>
      <style:paragraph-properties fo:margin-left="-1.101cm" fo:margin-right="-0.801cm" fo:margin-top="0cm" fo:margin-bottom="0cm" style:contextual-spacing="false" fo:line-height="100%" fo:text-align="left" style:justify-single-word="false" fo:orphans="2" fo:widows="2" fo:text-indent="0cm" style:auto-text-indent="false" style:page-number="auto" fo:background-color="transparent" style:writing-mode="lr-tb">
        <style:tab-stops>
          <style:tab-stop style:position="7.5cm" style:type="center"/>
          <style:tab-stop style:position="14.901cm" style:type="right"/>
        </style:tab-stops>
      </style:paragraph-properties>
    </style:style>
    <style:style style:name="MP2" style:family="paragraph">
      <loext:graphic-properties draw:fill="solid" draw:fill-color="#ffffff" draw:opacity="88%"/>
      <style:paragraph-properties fo:text-align="left" style:writing-mode="lr-tb"/>
      <style:text-properties fo:font-size="18pt"/>
    </style:style>
    <style:style style:name="MP3" style:family="paragraph">
      <loext:graphic-properties draw:fill="gradient" draw:fill-gradient-name="Gradient_20_1"/>
      <style:paragraph-properties fo:text-align="left"/>
      <style:text-properties fo:font-size="18pt"/>
    </style:style>
    <style:style style:name="MP4" style:family="paragraph" style:parent-style-name="Frame_20_contents" style:list-style-name="WWNum1">
      <style:paragraph-properties fo:margin-left="0cm" fo:margin-top="0cm" fo:margin-bottom="0cm" style:contextual-spacing="false" fo:line-height="100%" fo:text-indent="0cm" style:auto-text-indent="false">
        <style:tab-stops/>
      </style:paragraph-properties>
    </style:style>
    <style:style style:name="MP5" style:family="paragraph">
      <loext:graphic-properties draw:fill="none"/>
      <style:paragraph-properties fo:text-align="left"/>
      <style:text-properties fo:color="#000000" loext:opacity="100%" fo:font-size="18pt"/>
    </style:style>
    <style:style style:name="MP6" style:family="paragraph" style:parent-style-name="Footer" style:list-style-name="WWNum1">
      <style:paragraph-properties fo:margin-left="0cm" fo:text-indent="0cm" style:auto-text-indent="false">
        <style:tab-stops>
          <style:tab-stop style:position="7.5cm" style:type="center"/>
          <style:tab-stop style:position="15cm" style:type="right"/>
        </style:tab-stops>
      </style:paragraph-properties>
    </style:style>
    <style:style style:name="MP7" style:family="paragraph">
      <loext:graphic-properties draw:fill="bitmap" draw:fill-image-name="msFillBitmap_20_1_20_-1" draw:fill-image-width="16.935cm" draw:fill-image-height="3.704cm" style:repeat="repeat" draw:fill-image-ref-point-x="0%" draw:fill-image-ref-point-y="76%" draw:fill-image-ref-point="top-left"/>
      <style:paragraph-properties fo:text-align="left"/>
      <style:text-properties fo:font-size="18pt"/>
    </style:style>
    <style:style style:name="MT1" style:family="text">
      <style:text-properties fo:color="#ffffff" loext:opacity="100%" fo:font-size="7pt" style:font-size-asian="7pt">
        <loext:char-complex-color loext:theme-type="light1" loext:color-type="theme"/>
      </style:text-properties>
    </style:style>
    <style:style style:name="MT2" style:family="text">
      <style:text-properties fo:font-size="48pt" style:font-size-asian="48pt" style:language-asian="pt" style:country-asian="BR"/>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width="0.071cm" svg:stroke-linecap="butt" draw:fill="solid" draw:fill-color="#ffffff" draw:opacity="88%" draw:textarea-vertical-align="top" draw:auto-grow-height="false" fo:min-height="15.335cm" fo:min-width="21.258cm" fo:padding-top="0.125cm" fo:padding-bottom="0.125cm" fo:padding-left="0.25cm" fo:padding-right="0.25cm" fo:wrap-option="wrap" style:writing-mode="lr-tb" loext:decorative="false" fo:margin-left="0cm" fo:margin-right="0.032cm" fo:margin-top="0cm" fo:margin-bottom="0.014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paragraph-properties style:writing-mode="lr-tb"/>
    </style:style>
    <style:style style:name="Mgr2" style:family="graphic">
      <style:graphic-properties draw:stroke="none" svg:stroke-width="0.071cm" svg:stroke-linecap="butt" draw:fill="gradient" draw:fill-gradient-name="Gradient_20_1" draw:textarea-vertical-align="top" draw:auto-grow-height="false" fo:min-height="0.633cm" fo:min-width="21.971cm" fo:padding-top="0.125cm" fo:padding-bottom="0.125cm" fo:padding-left="0.25cm" fo:padding-right="0.25cm" fo:wrap-option="wrap" draw:shadow="visible" draw:shadow-offset-x="-0.245cm" draw:shadow-offset-y="0.018cm" draw:shadow-color="#0070c0" draw:shadow-opacity="20%" loext:shadow-blur="0.706cm" loext:glow-radius="0.247cm" loext:glow-color="#558ed5" loext:glow-transparency="0%" loext:softedge-radius="0.035cm" loext:decorative="false" fo:margin-left="0.788cm" fo:margin-right="0.289cm" fo:margin-top="0.404cm" fo:margin-bottom="0.40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no-wrap" loext:decorative="false"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071cm" svg:stroke-linecap="butt" draw:fill="bitmap" draw:fill-image-name="msFillBitmap_20_1_20_-1" draw:fill-image-width="16.935cm" draw:fill-image-height="3.704cm" style:repeat="repeat" draw:fill-image-ref-point-x="0%" draw:fill-image-ref-point-y="76%" draw:fill-image-ref-point="top-left" draw:textarea-vertical-align="top" draw:auto-grow-height="false" fo:min-height="1.965cm" fo:min-width="29.228cm" fo:padding-top="0.125cm" fo:padding-bottom="0.125cm" fo:padding-left="0.25cm" fo:padding-right="0.25cm" fo:wrap-option="wrap" draw:shadow="visible" draw:shadow-offset-x="0cm" draw:shadow-offset-y="0cm" draw:shadow-color="#000000" draw:shadow-opacity="100%" loext:shadow-blur="0cm" loext:decorative="false" fo:margin-left="0cm" fo:margin-right="0.012cm" fo:margin-top="0cm" fo:margin-bottom="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02cm" fo:page-height="29.603cm" style:num-format="1" style:print-orientation="portrait" fo:margin-top="1.249cm" fo:margin-bottom="0.409cm" fo:margin-left="3cm" fo:margin-right="2.148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bitmap" draw:fill-image-name="IMAGEM" draw:opacity="60%" draw:fill-image-width="21.481cm" draw:fill-image-height="10.239cm" style:repeat="no-repeat" draw:fill-image-ref-point-x="0%" draw:fill-image-ref-point-y="0%" draw:fill-image-ref-point="center" draw:tile-repeat-offset="0% vertical" style:footnote-max-height="0cm" loext:margin-gutter="0cm">
        <style:background-image xlink:href="Pictures/10000000000002EE000000D202A2374F.jp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2.09cm" fo:margin-left="0cm" fo:margin-right="0cm" fo:margin-top="1.99cm" style:dynamic-spacing="true"/>
      </style:footer-style>
    </style:page-layout>
    <style:style style:name="Mdp1" style:family="drawing-page">
      <style:drawing-page-properties draw:fill="bitmap" draw:background-size="full" draw:fill-image-name="IMAGEM" draw:opacity="60%" draw:fill-image-width="21.481cm" draw:fill-image-height="10.239cm" style:repeat="no-repeat" draw:fill-image-ref-point-x="0%" draw:fill-image-ref-point-y="0%" draw:fill-image-ref-point="center" draw:tile-repeat-offset="0% vertical"/>
    </style:style>
  </office:automatic-styles>
  <office:master-styles>
    <style:master-page style:name="Standard" style:page-layout-name="Mpm1" draw:style-name="Mdp1">
      <style:header>
        <text:list xml:id="list2409515410" text:style-name="WWNum1">
          <text:list-header>
            <text:p text:style-name="MP1"><draw:custom-shape text:anchor-type="char" draw:z-index="27" draw:name="Retângulo 2" draw:style-name="Mgr1" draw:text-style-name="MP2" svg:width="21.758cm" svg:height="15.585cm" draw:transform="rotate (0.00523598775598299) translate (-3.93876388888889cm 7.1172916666666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5" draw:name="Retângulo 1" draw:style-name="Mgr2" draw:text-style-name="MP3" svg:width="22.471cm" svg:height="0.883cm" svg:x="-3.156cm" svg:y="-1.439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29" text:anchor-type="as-char" svg:width="5.636cm" svg:height="1.027cm" draw:z-index="167"><draw:image xlink:href="Pictures/10000001000003BC000000AEF7B52936.png" xlink:type="simple" xlink:show="embed" xlink:actuate="onLoad" draw:mime-type="image/png"/></draw:frame><text:s text:c="13"/><draw:custom-shape text:anchor-type="char" draw:z-index="111" draw:name="Caixa de Texto 6" draw:style-name="Mgr3" draw:text-style-name="MP5" svg:width="18.259cm" svg:height="1.347cm" svg:x="8.281cm" svg:y="26.674cm"><text:list text:style-name="WWNum1"><text:list-item><text:p text:style-name="MP4" loext:marker-style-name="MT1"><text:span text:style-name="MT1">Av. Universitária Km 3,5 - Cidade Universitária – Anápolis/GO, CEP 75083-515</text:span><text:span text:style-name="MT1"/></text:p></text:list-item><text:list-item><text:p text:style-name="MP4" loext:marker-style-name="MT1"><text:span text:style-name="MT1">Secretaria Setorial – Bloco I</text:span><text:span text:style-name="MT1"/></text:p></text:list-item><text:list-item><text:p text:style-name="MP4" loext:marker-style-name="MT1"><text:span text:style-name="MT1">Fone: (62) 3310 6658 | FAX: (62) 3310 6607</text:span></text:p></text:list-item></text:list><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text:s text:c="18"/></text:span><draw:frame draw:style-name="Mfr1" draw:name="Imagem 31" text:anchor-type="as-char" svg:width="3.676cm" svg:height="1.365cm" draw:z-index="195"><draw:image xlink:href="Pictures/1000000100000E160000053BB8C48621.png" xlink:type="simple" xlink:show="embed" xlink:actuate="onLoad" draw:mime-type="image/png"/></draw:frame></text:p>
          </text:list-header>
        </text:list>
      </style:header>
      <style:footer>
        <text:list text:style-name="WWNum1">
          <text:list-item>
            <text:p text:style-name="MP6"><draw:custom-shape text:anchor-type="char" draw:z-index="83" draw:name="Retângulo 9" draw:style-name="Mgr4" draw:text-style-name="MP7" svg:width="29.728cm" svg:height="2.214cm" svg:x="-11.827cm" svg:y="-1.332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item>
        </text:list>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RUNO DLUCCA SILVA CARVALHO</meta:initial-creator>
    <meta:editing-cycles>50</meta:editing-cycles>
    <meta:print-date>2018-08-06T17:16:00</meta:print-date>
    <meta:creation-date>2026-01-29T18:44:00</meta:creation-date>
    <dc:date>2026-03-03T17:41:35.742931000</dc:date>
    <meta:editing-duration>PT1H33M15S</meta:editing-duration>
    <meta:generator>LibreOffice/26.2.0.3$Windows_X86_64 LibreOffice_project/620$Build-3</meta:generator>
    <meta:document-statistic meta:table-count="18" meta:image-count="2" meta:object-count="0" meta:page-count="28" meta:paragraph-count="417" meta:word-count="4712" meta:character-count="30774" meta:non-whitespace-character-count="26360"/>
    <meta:user-defined meta:name="AppVersion">16.0000</meta:user-defined>
    <meta:user-defined meta:name="KSOProductBuildVer">1046-10.1.0.5656</meta:user-defined>
    <meta:template xlink:type="simple" xlink:actuate="onRequest" xlink:title="Normal.dotm" xlink:href=""/>
  </office:meta>
</office:document-meta>
</file>